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 style:data-style-name="N121">
      <style:table-cell-properties fo:background-color="#ff0000"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/>
          <table:table-cell table:style-name="Default" table:number-columns-repeated="49"/>
        </table:table-row>
        <table:table-row table:style-name="ro1">
          <table:table-cell/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.352171" calcext:value-type="float">
            <text:p>0.352171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.299016" calcext:value-type="float">
            <text:p>0.299016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 office:value-type="string" calcext:value-type="string">
            <text:p>cuckoo</text:p>
          </table:table-cell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.323428" calcext:value-type="float">
            <text:p>0.323428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.29674" calcext:value-type="float">
            <text:p>0.29674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.328548" calcext:value-type="float">
            <text:p>0.328548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.271676" calcext:value-type="float">
            <text:p>0.271676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.367816" calcext:value-type="float">
            <text:p>0.367816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.266759" calcext:value-type="float">
            <text:p>0.266759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.29131" calcext:value-type="float">
            <text:p>0.29131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.310762" calcext:value-type="float">
            <text:p>0.310762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.342072" calcext:value-type="float">
            <text:p>0.342072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905974" calcext:value-type="float">
            <text:p>0.90597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17173" calcext:value-type="float">
            <text:p>0.917173</text:p>
          </table:table-cell>
          <table:table-cell office:value-type="float" office:value="0.905877" calcext:value-type="float">
            <text:p>0.905877</text:p>
          </table:table-cell>
          <table:table-cell office:value-type="float" office:value="0.928251" calcext:value-type="float">
            <text:p>0.928251</text:p>
          </table:table-cell>
          <table:table-cell office:value-type="float" office:value="0.922784" calcext:value-type="float">
            <text:p>0.922784</text:p>
          </table:table-cell>
          <table:table-cell office:value-type="float" office:value="0.923976" calcext:value-type="float">
            <text:p>0.923976</text:p>
          </table:table-cell>
          <table:table-cell office:value-type="float" office:value="0.913442" calcext:value-type="float">
            <text:p>0.913442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9466" calcext:value-type="float">
            <text:p>0.946600</text:p>
          </table:table-cell>
          <table:table-cell office:value-type="float" office:value="0.94598" calcext:value-type="float">
            <text:p>0.945980</text:p>
          </table:table-cell>
          <table:table-cell office:value-type="float" office:value="0.922027" calcext:value-type="float">
            <text:p>0.922027</text:p>
          </table:table-cell>
          <table:table-cell office:value-type="float" office:value="0.921888" calcext:value-type="float">
            <text:p>0.921888</text:p>
          </table:table-cell>
          <table:table-cell office:value-type="float" office:value="0.904924" calcext:value-type="float">
            <text:p>0.904924</text:p>
          </table:table-cell>
          <table:table-cell table:style-name="ce2" office:value-type="float" office:value="0.310238" calcext:value-type="float">
            <text:p>0.310238</text:p>
          </table:table-cell>
          <table:table-cell office:value-type="float" office:value="0.90769" calcext:value-type="float">
            <text:p>0.907690</text:p>
          </table:table-cell>
          <table:table-cell office:value-type="float" office:value="0.908214" calcext:value-type="float">
            <text:p>0.908214</text:p>
          </table:table-cell>
          <table:table-cell office:value-type="float" office:value="0.892268" calcext:value-type="float">
            <text:p>0.892268</text:p>
          </table:table-cell>
          <table:table-cell office:value-type="float" office:value="0.914292" calcext:value-type="float">
            <text:p>0.914292</text:p>
          </table:table-cell>
          <table:table-cell office:value-type="float" office:value="0.924649" calcext:value-type="float">
            <text:p>0.924649</text:p>
          </table:table-cell>
          <table:table-cell office:value-type="float" office:value="0.918281" calcext:value-type="float">
            <text:p>0.918281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03847" calcext:value-type="float">
            <text:p>0.903847</text:p>
          </table:table-cell>
          <table:table-cell office:value-type="float" office:value="0.899229" calcext:value-type="float">
            <text:p>0.899229</text:p>
          </table:table-cell>
          <table:table-cell office:value-type="float" office:value="0.90922" calcext:value-type="float">
            <text:p>0.909220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19568" calcext:value-type="float">
            <text:p>0.919568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896934" calcext:value-type="float">
            <text:p>0.896934</text:p>
          </table:table-cell>
          <table:table-cell office:value-type="float" office:value="0.907544" calcext:value-type="float">
            <text:p>0.907544</text:p>
          </table:table-cell>
          <table:table-cell office:value-type="float" office:value="0.913421" calcext:value-type="float">
            <text:p>0.913421</text:p>
          </table:table-cell>
          <table:table-cell office:value-type="float" office:value="0.899881" calcext:value-type="float">
            <text:p>0.899881</text:p>
          </table:table-cell>
          <table:table-cell office:value-type="float" office:value="0.910179" calcext:value-type="float">
            <text:p>0.910179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899815" calcext:value-type="float">
            <text:p>0.899815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0539" calcext:value-type="float">
            <text:p>0.920539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936589" calcext:value-type="float">
            <text:p>0.936589</text:p>
          </table:table-cell>
          <table:table-cell office:value-type="float" office:value="0.938758" calcext:value-type="float">
            <text:p>0.938758</text:p>
          </table:table-cell>
          <table:table-cell office:value-type="float" office:value="0.933003" calcext:value-type="float">
            <text:p>0.9330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87173" calcext:value-type="float">
            <text:p>0.871730</text:p>
          </table:table-cell>
          <table:table-cell office:value-type="float" office:value="0.912431" calcext:value-type="float">
            <text:p>0.912431</text:p>
          </table:table-cell>
          <table:table-cell office:value-type="float" office:value="0.903172" calcext:value-type="float">
            <text:p>0.903172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856" calcext:value-type="float">
            <text:p>0.885600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0.912508" calcext:value-type="float">
            <text:p>0.912508</text:p>
          </table:table-cell>
          <table:table-cell office:value-type="float" office:value="0.915545" calcext:value-type="float">
            <text:p>0.915545</text:p>
          </table:table-cell>
          <table:table-cell office:value-type="float" office:value="0.897466" calcext:value-type="float">
            <text:p>0.897466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42342" calcext:value-type="float">
            <text:p>0.942342</text:p>
          </table:table-cell>
          <table:table-cell office:value-type="float" office:value="0.942415" calcext:value-type="float">
            <text:p>0.94241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22487" calcext:value-type="float">
            <text:p>0.922487</text:p>
          </table:table-cell>
          <table:table-cell table:style-name="ce2" office:value-type="float" office:value="0.339039" calcext:value-type="float">
            <text:p>0.339039</text:p>
          </table:table-cell>
          <table:table-cell office:value-type="float" office:value="0.890323" calcext:value-type="float">
            <text:p>0.890323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97471" calcext:value-type="float">
            <text:p>0.897471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904896" calcext:value-type="float">
            <text:p>0.904896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0.876908" calcext:value-type="float">
            <text:p>0.876908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896253" calcext:value-type="float">
            <text:p>0.896253</text:p>
          </table:table-cell>
          <table:table-cell office:value-type="float" office:value="0.911548" calcext:value-type="float">
            <text:p>0.911548</text:p>
          </table:table-cell>
          <table:table-cell office:value-type="float" office:value="0.904701" calcext:value-type="float">
            <text:p>0.904701</text:p>
          </table:table-cell>
          <table:table-cell office:value-type="float" office:value="0.908145" calcext:value-type="float">
            <text:p>0.908145</text:p>
          </table:table-cell>
          <table:table-cell office:value-type="float" office:value="0.871243" calcext:value-type="float">
            <text:p>0.871243</text:p>
          </table:table-cell>
          <table:table-cell office:value-type="float" office:value="0.887844" calcext:value-type="float">
            <text:p>0.8878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891488" calcext:value-type="float">
            <text:p>0.891488</text:p>
          </table:table-cell>
          <table:table-cell office:value-type="float" office:value="0.896331" calcext:value-type="float">
            <text:p>0.896331</text:p>
          </table:table-cell>
          <table:table-cell office:value-type="float" office:value="0.879119" calcext:value-type="float">
            <text:p>0.879119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12227" calcext:value-type="float">
            <text:p>0.912227</text:p>
          </table:table-cell>
          <table:table-cell office:value-type="float" office:value="0.905659" calcext:value-type="float">
            <text:p>0.905659</text:p>
          </table:table-cell>
          <table:table-cell office:value-type="float" office:value="0.920772" calcext:value-type="float">
            <text:p>0.920772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933752" calcext:value-type="float">
            <text:p>0.933752</text:p>
          </table:table-cell>
          <table:table-cell office:value-type="float" office:value="0.925612" calcext:value-type="float">
            <text:p>0.9256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868826" calcext:value-type="float">
            <text:p>0.868826</text:p>
          </table:table-cell>
          <table:table-cell office:value-type="float" office:value="0.846144" calcext:value-type="float">
            <text:p>0.846144</text:p>
          </table:table-cell>
          <table:table-cell office:value-type="float" office:value="0.912438" calcext:value-type="float">
            <text:p>0.912438</text:p>
          </table:table-cell>
          <table:table-cell office:value-type="float" office:value="0.903839" calcext:value-type="float">
            <text:p>0.90383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856" calcext:value-type="float">
            <text:p>0.867856</text:p>
          </table:table-cell>
          <table:table-cell office:value-type="float" office:value="0.915938" calcext:value-type="float">
            <text:p>0.915938</text:p>
          </table:table-cell>
          <table:table-cell office:value-type="float" office:value="0.907626" calcext:value-type="float">
            <text:p>0.907626</text:p>
          </table:table-cell>
          <table:table-cell office:value-type="float" office:value="0.908658" calcext:value-type="float">
            <text:p>0.908658</text:p>
          </table:table-cell>
          <table:table-cell office:value-type="float" office:value="0.883753" calcext:value-type="float">
            <text:p>0.883753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0.94183" calcext:value-type="float">
            <text:p>0.941830</text:p>
          </table:table-cell>
          <table:table-cell office:value-type="float" office:value="0.906194" calcext:value-type="float">
            <text:p>0.90619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863123" calcext:value-type="float">
            <text:p>0.863123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0.878812" calcext:value-type="float">
            <text:p>0.878812</text:p>
          </table:table-cell>
          <table:table-cell table:style-name="ce2" office:value-type="float" office:value="0.346872" calcext:value-type="float">
            <text:p>0.346872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884599" calcext:value-type="float">
            <text:p>0.884599</text:p>
          </table:table-cell>
          <table:table-cell office:value-type="float" office:value="0.910792" calcext:value-type="float">
            <text:p>0.910792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1427" calcext:value-type="float">
            <text:p>0.851427</text:p>
          </table:table-cell>
          <table:table-cell office:value-type="float" office:value="0.843681" calcext:value-type="float">
            <text:p>0.843681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896144" calcext:value-type="float">
            <text:p>0.896144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878122" calcext:value-type="float">
            <text:p>0.878122</text:p>
          </table:table-cell>
          <table:table-cell office:value-type="float" office:value="0.846425" calcext:value-type="float">
            <text:p>0.846425</text:p>
          </table:table-cell>
          <table:table-cell office:value-type="float" office:value="0.877395" calcext:value-type="float">
            <text:p>0.877395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0.87617" calcext:value-type="float">
            <text:p>0.876170</text:p>
          </table:table-cell>
          <table:table-cell office:value-type="float" office:value="0.847049" calcext:value-type="float">
            <text:p>0.847049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833079" calcext:value-type="float">
            <text:p>0.833079</text:p>
          </table:table-cell>
          <table:table-cell office:value-type="float" office:value="0.904912" calcext:value-type="float">
            <text:p>0.904912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920863" calcext:value-type="float">
            <text:p>0.920863</text:p>
          </table:table-cell>
          <table:table-cell office:value-type="float" office:value="0.931785" calcext:value-type="float">
            <text:p>0.931785</text:p>
          </table:table-cell>
          <table:table-cell office:value-type="float" office:value="0.934321" calcext:value-type="float">
            <text:p>0.934321</text:p>
          </table:table-cell>
          <table:table-cell office:value-type="float" office:value="0.924918" calcext:value-type="float">
            <text:p>0.9249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16315" calcext:value-type="float">
            <text:p>0.916315</text:p>
          </table:table-cell>
          <table:table-cell office:value-type="float" office:value="0.837089" calcext:value-type="float">
            <text:p>0.837089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0.90654" calcext:value-type="float">
            <text:p>0.906540</text:p>
          </table:table-cell>
          <table:table-cell office:value-type="float" office:value="0.894478" calcext:value-type="float">
            <text:p>0.894478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35428" calcext:value-type="float">
            <text:p>0.835428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898735" calcext:value-type="float">
            <text:p>0.898735</text:p>
          </table:table-cell>
          <table:table-cell office:value-type="float" office:value="0.897761" calcext:value-type="float">
            <text:p>0.897761</text:p>
          </table:table-cell>
          <table:table-cell office:value-type="float" office:value="0.860416" calcext:value-type="float">
            <text:p>0.860416</text:p>
          </table:table-cell>
          <table:table-cell office:value-type="float" office:value="0.904609" calcext:value-type="float">
            <text:p>0.904609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826509" calcext:value-type="float">
            <text:p>0.826509</text:p>
          </table:table-cell>
          <table:table-cell office:value-type="float" office:value="0.896346" calcext:value-type="float">
            <text:p>0.896346</text:p>
          </table:table-cell>
          <table:table-cell office:value-type="float" office:value="0.855456" calcext:value-type="float">
            <text:p>0.855456</text:p>
          </table:table-cell>
          <table:table-cell office:value-type="float" office:value="0.822732" calcext:value-type="float">
            <text:p>0.822732</text:p>
          </table:table-cell>
          <table:table-cell table:style-name="ce2" office:value-type="float" office:value="0.360338" calcext:value-type="float">
            <text:p>0.360338</text:p>
          </table:table-cell>
          <table:table-cell office:value-type="float" office:value="0.859096" calcext:value-type="float">
            <text:p>0.859096</text:p>
          </table:table-cell>
          <table:table-cell office:value-type="float" office:value="0.901276" calcext:value-type="float">
            <text:p>0.901276</text:p>
          </table:table-cell>
          <table:table-cell office:value-type="float" office:value="0.877174" calcext:value-type="float">
            <text:p>0.877174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786717" calcext:value-type="float">
            <text:p>0.786717</text:p>
          </table:table-cell>
          <table:table-cell office:value-type="float" office:value="0.844073" calcext:value-type="float">
            <text:p>0.84407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0.880205" calcext:value-type="float">
            <text:p>0.88020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802731" calcext:value-type="float">
            <text:p>0.802731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47118" calcext:value-type="float">
            <text:p>0.847118</text:p>
          </table:table-cell>
          <table:table-cell office:value-type="float" office:value="0.796712" calcext:value-type="float">
            <text:p>0.796712</text:p>
          </table:table-cell>
          <table:table-cell office:value-type="float" office:value="0.850625" calcext:value-type="float">
            <text:p>0.850625</text:p>
          </table:table-cell>
          <table:table-cell office:value-type="float" office:value="0.861155" calcext:value-type="float">
            <text:p>0.861155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842752" calcext:value-type="float">
            <text:p>0.842752</text:p>
          </table:table-cell>
          <table:table-cell office:value-type="float" office:value="0.792501" calcext:value-type="float">
            <text:p>0.792501</text:p>
          </table:table-cell>
          <table:table-cell office:value-type="float" office:value="0.770916" calcext:value-type="float">
            <text:p>0.770916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894462" calcext:value-type="float">
            <text:p>0.894462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0.930329" calcext:value-type="float">
            <text:p>0.930329</text:p>
          </table:table-cell>
          <table:table-cell office:value-type="float" office:value="0.933495" calcext:value-type="float">
            <text:p>0.933495</text:p>
          </table:table-cell>
          <table:table-cell office:value-type="float" office:value="0.919551" calcext:value-type="float">
            <text:p>0.91955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24707" calcext:value-type="float">
            <text:p>0.924707</text:p>
          </table:table-cell>
          <table:table-cell office:value-type="float" office:value="0.88465" calcext:value-type="float">
            <text:p>0.884650</text:p>
          </table:table-cell>
          <table:table-cell office:value-type="float" office:value="0.86899" calcext:value-type="float">
            <text:p>0.86899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10172" calcext:value-type="float">
            <text:p>0.910172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922493" calcext:value-type="float">
            <text:p>0.922493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0.907963" calcext:value-type="float">
            <text:p>0.907963</text:p>
          </table:table-cell>
          <table:table-cell office:value-type="float" office:value="0.942835" calcext:value-type="float">
            <text:p>0.942835</text:p>
          </table:table-cell>
          <table:table-cell office:value-type="float" office:value="0.943596" calcext:value-type="float">
            <text:p>0.943596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15416" calcext:value-type="float">
            <text:p>0.915416</text:p>
          </table:table-cell>
          <table:table-cell office:value-type="float" office:value="0.880702" calcext:value-type="float">
            <text:p>0.880702</text:p>
          </table:table-cell>
          <table:table-cell office:value-type="float" office:value="0.921919" calcext:value-type="float">
            <text:p>0.921919</text:p>
          </table:table-cell>
          <table:table-cell office:value-type="float" office:value="0.890805" calcext:value-type="float">
            <text:p>0.89080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6225" calcext:value-type="float">
            <text:p>0.862250</text:p>
          </table:table-cell>
          <table:table-cell table:style-name="ce2" office:value-type="float" office:value="0.320977" calcext:value-type="float">
            <text:p>0.320977</text:p>
          </table:table-cell>
          <table:table-cell office:value-type="float" office:value="0.91939" calcext:value-type="float">
            <text:p>0.919390</text:p>
          </table:table-cell>
          <table:table-cell office:value-type="float" office:value="0.904358" calcext:value-type="float">
            <text:p>0.904358</text:p>
          </table:table-cell>
          <table:table-cell office:value-type="float" office:value="0.865118" calcext:value-type="float">
            <text:p>0.865118</text:p>
          </table:table-cell>
          <table:table-cell office:value-type="float" office:value="0.873996" calcext:value-type="float">
            <text:p>0.873996</text:p>
          </table:table-cell>
          <table:table-cell office:value-type="float" office:value="0.874979" calcext:value-type="float">
            <text:p>0.874979</text:p>
          </table:table-cell>
          <table:table-cell office:value-type="float" office:value="0.895969" calcext:value-type="float">
            <text:p>0.895969</text:p>
          </table:table-cell>
          <table:table-cell office:value-type="float" office:value="0.912987" calcext:value-type="float">
            <text:p>0.912987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0.908288" calcext:value-type="float">
            <text:p>0.908288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546" calcext:value-type="float">
            <text:p>0.885460</text:p>
          </table:table-cell>
          <table:table-cell office:value-type="float" office:value="0.893239" calcext:value-type="float">
            <text:p>0.893239</text:p>
          </table:table-cell>
          <table:table-cell office:value-type="float" office:value="0.86865" calcext:value-type="float">
            <text:p>0.868650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0.896409" calcext:value-type="float">
            <text:p>0.896409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0.895313" calcext:value-type="float">
            <text:p>0.895313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0.85811" calcext:value-type="float">
            <text:p>0.858110</text:p>
          </table:table-cell>
          <table:table-cell office:value-type="float" office:value="0.859142" calcext:value-type="float">
            <text:p>0.859142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08797" calcext:value-type="float">
            <text:p>0.908797</text:p>
          </table:table-cell>
          <table:table-cell office:value-type="float" office:value="0.925339" calcext:value-type="float">
            <text:p>0.925339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0.935638" calcext:value-type="float">
            <text:p>0.93563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32607" calcext:value-type="float">
            <text:p>0.932607</text:p>
          </table:table-cell>
          <table:table-cell office:value-type="float" office:value="0.915295" calcext:value-type="float">
            <text:p>0.915295</text:p>
          </table:table-cell>
          <table:table-cell office:value-type="float" office:value="0.910196" calcext:value-type="float">
            <text:p>0.910196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1822" calcext:value-type="float">
            <text:p>0.918220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15229" calcext:value-type="float">
            <text:p>0.915229</text:p>
          </table:table-cell>
          <table:table-cell office:value-type="float" office:value="0.929942" calcext:value-type="float">
            <text:p>0.929942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21156" calcext:value-type="float">
            <text:p>0.921156</text:p>
          </table:table-cell>
          <table:table-cell office:value-type="float" office:value="0.908437" calcext:value-type="float">
            <text:p>0.908437</text:p>
          </table:table-cell>
          <table:table-cell office:value-type="float" office:value="0.94764" calcext:value-type="float">
            <text:p>0.947640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6337" calcext:value-type="float">
            <text:p>0.926337</text:p>
          </table:table-cell>
          <table:table-cell office:value-type="float" office:value="0.913836" calcext:value-type="float">
            <text:p>0.913836</text:p>
          </table:table-cell>
          <table:table-cell office:value-type="float" office:value="0.935075" calcext:value-type="float">
            <text:p>0.93507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0.917151" calcext:value-type="float">
            <text:p>0.917151</text:p>
          </table:table-cell>
          <table:table-cell office:value-type="float" office:value="0.906384" calcext:value-type="float">
            <text:p>0.906384</text:p>
          </table:table-cell>
          <table:table-cell office:value-type="float" office:value="0.921338" calcext:value-type="float">
            <text:p>0.921338</text:p>
          </table:table-cell>
          <table:table-cell table:style-name="ce2" office:value-type="float" office:value="0.313324" calcext:value-type="float">
            <text:p>0.313324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09504" calcext:value-type="float">
            <text:p>0.909504</text:p>
          </table:table-cell>
          <table:table-cell office:value-type="float" office:value="0.918977" calcext:value-type="float">
            <text:p>0.918977</text:p>
          </table:table-cell>
          <table:table-cell office:value-type="float" office:value="0.9231" calcext:value-type="float">
            <text:p>0.923100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22149" calcext:value-type="float">
            <text:p>0.922149</text:p>
          </table:table-cell>
          <table:table-cell office:value-type="float" office:value="0.907972" calcext:value-type="float">
            <text:p>0.907972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2042" calcext:value-type="float">
            <text:p>0.920420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0.91821" calcext:value-type="float">
            <text:p>0.918210</text:p>
          </table:table-cell>
          <table:table-cell office:value-type="float" office:value="0.921253" calcext:value-type="float">
            <text:p>0.921253</text:p>
          </table:table-cell>
          <table:table-cell office:value-type="float" office:value="0.917359" calcext:value-type="float">
            <text:p>0.917359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0.906889" calcext:value-type="float">
            <text:p>0.906889</text:p>
          </table:table-cell>
          <table:table-cell office:value-type="float" office:value="0.906561" calcext:value-type="float">
            <text:p>0.906561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923226" calcext:value-type="float">
            <text:p>0.923226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37848" calcext:value-type="float">
            <text:p>0.937848</text:p>
          </table:table-cell>
          <table:table-cell office:value-type="float" office:value="0.939193" calcext:value-type="float">
            <text:p>0.939193</text:p>
          </table:table-cell>
          <table:table-cell office:value-type="float" office:value="0.932996" calcext:value-type="float">
            <text:p>0.9329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2638" calcext:value-type="float">
            <text:p>0.926380</text:p>
          </table:table-cell>
          <table:table-cell office:value-type="float" office:value="0.89366" calcext:value-type="float">
            <text:p>0.893660</text:p>
          </table:table-cell>
          <table:table-cell office:value-type="float" office:value="0.882209" calcext:value-type="float">
            <text:p>0.882209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12433" calcext:value-type="float">
            <text:p>0.912433</text:p>
          </table:table-cell>
          <table:table-cell office:value-type="float" office:value="0.909583" calcext:value-type="float">
            <text:p>0.909583</text:p>
          </table:table-cell>
          <table:table-cell office:value-type="float" office:value="0.893544" calcext:value-type="float">
            <text:p>0.893544</text:p>
          </table:table-cell>
          <table:table-cell office:value-type="float" office:value="0.924083" calcext:value-type="float">
            <text:p>0.924083</text:p>
          </table:table-cell>
          <table:table-cell office:value-type="float" office:value="0.917096" calcext:value-type="float">
            <text:p>0.917096</text:p>
          </table:table-cell>
          <table:table-cell office:value-type="float" office:value="0.919392" calcext:value-type="float">
            <text:p>0.919392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0.90695" calcext:value-type="float">
            <text:p>0.906950</text:p>
          </table:table-cell>
          <table:table-cell office:value-type="float" office:value="0.943909" calcext:value-type="float">
            <text:p>0.943909</text:p>
          </table:table-cell>
          <table:table-cell office:value-type="float" office:value="0.943976" calcext:value-type="float">
            <text:p>0.943976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918544" calcext:value-type="float">
            <text:p>0.918544</text:p>
          </table:table-cell>
          <table:table-cell office:value-type="float" office:value="0.890904" calcext:value-type="float">
            <text:p>0.890904</text:p>
          </table:table-cell>
          <table:table-cell office:value-type="float" office:value="0.92534" calcext:value-type="float">
            <text:p>0.925340</text:p>
          </table:table-cell>
          <table:table-cell office:value-type="float" office:value="0.897578" calcext:value-type="float">
            <text:p>0.897578</text:p>
          </table:table-cell>
          <table:table-cell office:value-type="float" office:value="0.898375" calcext:value-type="float">
            <text:p>0.89837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904214" calcext:value-type="float">
            <text:p>0.904214</text:p>
          </table:table-cell>
          <table:table-cell office:value-type="float" office:value="0.920515" calcext:value-type="float">
            <text:p>0.920515</text:p>
          </table:table-cell>
          <table:table-cell table:style-name="ce2" office:value-type="float" office:value="0.31392" calcext:value-type="float">
            <text:p>0.313920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87515" calcext:value-type="float">
            <text:p>0.88751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509" calcext:value-type="float">
            <text:p>0.903509</text:p>
          </table:table-cell>
          <table:table-cell office:value-type="float" office:value="0.916376" calcext:value-type="float">
            <text:p>0.916376</text:p>
          </table:table-cell>
          <table:table-cell office:value-type="float" office:value="0.911701" calcext:value-type="float">
            <text:p>0.91170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81208" calcext:value-type="float">
            <text:p>0.881208</text:p>
          </table:table-cell>
          <table:table-cell office:value-type="float" office:value="0.893006" calcext:value-type="float">
            <text:p>0.893006</text:p>
          </table:table-cell>
          <table:table-cell office:value-type="float" office:value="0.901594" calcext:value-type="float">
            <text:p>0.901594</text:p>
          </table:table-cell>
          <table:table-cell office:value-type="float" office:value="0.883919" calcext:value-type="float">
            <text:p>0.883919</text:p>
          </table:table-cell>
          <table:table-cell office:value-type="float" office:value="0.89884" calcext:value-type="float">
            <text:p>0.898840</text:p>
          </table:table-cell>
          <table:table-cell office:value-type="float" office:value="0.90452" calcext:value-type="float">
            <text:p>0.904520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0.902997" calcext:value-type="float">
            <text:p>0.902997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75236" calcext:value-type="float">
            <text:p>0.875236</text:p>
          </table:table-cell>
          <table:table-cell office:value-type="float" office:value="0.91562" calcext:value-type="float">
            <text:p>0.915620</text:p>
          </table:table-cell>
          <table:table-cell office:value-type="float" office:value="0.91373" calcext:value-type="float">
            <text:p>0.913730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3413" calcext:value-type="float">
            <text:p>0.934130</text:p>
          </table:table-cell>
          <table:table-cell office:value-type="float" office:value="0.936472" calcext:value-type="float">
            <text:p>0.936472</text:p>
          </table:table-cell>
          <table:table-cell office:value-type="float" office:value="0.929913" calcext:value-type="float">
            <text:p>0.9299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91346" calcext:value-type="float">
            <text:p>0.791346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896157" calcext:value-type="float">
            <text:p>0.896157</text:p>
          </table:table-cell>
          <table:table-cell office:value-type="float" office:value="0.87365" calcext:value-type="float">
            <text:p>0.873650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0.911297" calcext:value-type="float">
            <text:p>0.911297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0.90298" calcext:value-type="float">
            <text:p>0.902980</text:p>
          </table:table-cell>
          <table:table-cell office:value-type="float" office:value="0.863714" calcext:value-type="float">
            <text:p>0.863714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0.936437" calcext:value-type="float">
            <text:p>0.936437</text:p>
          </table:table-cell>
          <table:table-cell office:value-type="float" office:value="0.940704" calcext:value-type="float">
            <text:p>0.940704</text:p>
          </table:table-cell>
          <table:table-cell office:value-type="float" office:value="0.901824" calcext:value-type="float">
            <text:p>0.901824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32505" calcext:value-type="float">
            <text:p>0.832505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859395" calcext:value-type="float">
            <text:p>0.859395</text:p>
          </table:table-cell>
          <table:table-cell office:value-type="float" office:value="0.840406" calcext:value-type="float">
            <text:p>0.840406</text:p>
          </table:table-cell>
          <table:table-cell office:value-type="float" office:value="0.784257" calcext:value-type="float">
            <text:p>0.784257</text:p>
          </table:table-cell>
          <table:table-cell office:value-type="float" office:value="0.862795" calcext:value-type="float">
            <text:p>0.862795</text:p>
          </table:table-cell>
          <table:table-cell office:value-type="float" office:value="0.906199" calcext:value-type="float">
            <text:p>0.906199</text:p>
          </table:table-cell>
          <table:table-cell office:value-type="float" office:value="0.879638" calcext:value-type="float">
            <text:p>0.879638</text:p>
          </table:table-cell>
          <table:table-cell table:style-name="ce2" office:value-type="float" office:value="0.349024" calcext:value-type="float">
            <text:p>0.349024</text:p>
          </table:table-cell>
          <table:table-cell office:value-type="float" office:value="0.802177" calcext:value-type="float">
            <text:p>0.802177</text:p>
          </table:table-cell>
          <table:table-cell office:value-type="float" office:value="0.814564" calcext:value-type="float">
            <text:p>0.814564</text:p>
          </table:table-cell>
          <table:table-cell office:value-type="float" office:value="0.858677" calcext:value-type="float">
            <text:p>0.858677</text:p>
          </table:table-cell>
          <table:table-cell office:value-type="float" office:value="0.896996" calcext:value-type="float">
            <text:p>0.896996</text:p>
          </table:table-cell>
          <table:table-cell office:value-type="float" office:value="0.882942" calcext:value-type="float">
            <text:p>0.882942</text:p>
          </table:table-cell>
          <table:table-cell office:value-type="float" office:value="0.887511" calcext:value-type="float">
            <text:p>0.887511</text:p>
          </table:table-cell>
          <table:table-cell office:value-type="float" office:value="0.794456" calcext:value-type="float">
            <text:p>0.794456</text:p>
          </table:table-cell>
          <table:table-cell office:value-type="float" office:value="0.839874" calcext:value-type="float">
            <text:p>0.839874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54524" calcext:value-type="float">
            <text:p>0.854524</text:p>
          </table:table-cell>
          <table:table-cell office:value-type="float" office:value="0.865554" calcext:value-type="float">
            <text:p>0.865554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8071" calcext:value-type="float">
            <text:p>0.858071</text:p>
          </table:table-cell>
          <table:table-cell office:value-type="float" office:value="0.81909" calcext:value-type="float">
            <text:p>0.819090</text:p>
          </table:table-cell>
          <table:table-cell office:value-type="float" office:value="0.759846" calcext:value-type="float">
            <text:p>0.759846</text:p>
          </table:table-cell>
          <table:table-cell office:value-type="float" office:value="0.764675" calcext:value-type="float">
            <text:p>0.764675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887408" calcext:value-type="float">
            <text:p>0.887408</text:p>
          </table:table-cell>
          <table:table-cell office:value-type="float" office:value="0.917758" calcext:value-type="float">
            <text:p>0.917758</text:p>
          </table:table-cell>
          <table:table-cell office:value-type="float" office:value="0.929932" calcext:value-type="float">
            <text:p>0.929932</text:p>
          </table:table-cell>
          <table:table-cell office:value-type="float" office:value="0.933237" calcext:value-type="float">
            <text:p>0.933237</text:p>
          </table:table-cell>
          <table:table-cell office:value-type="float" office:value="0.922287" calcext:value-type="float">
            <text:p>0.92228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18373" calcext:value-type="float">
            <text:p>0.918373</text:p>
          </table:table-cell>
          <table:table-cell office:value-type="float" office:value="0.846436" calcext:value-type="float">
            <text:p>0.846436</text:p>
          </table:table-cell>
          <table:table-cell office:value-type="float" office:value="0.813389" calcext:value-type="float">
            <text:p>0.813389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0.898374" calcext:value-type="float">
            <text:p>0.898374</text:p>
          </table:table-cell>
          <table:table-cell office:value-type="float" office:value="0.880186" calcext:value-type="float">
            <text:p>0.880186</text:p>
          </table:table-cell>
          <table:table-cell office:value-type="float" office:value="0.850015" calcext:value-type="float">
            <text:p>0.850015</text:p>
          </table:table-cell>
          <table:table-cell office:value-type="float" office:value="0.913613" calcext:value-type="float">
            <text:p>0.91361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0.905871" calcext:value-type="float">
            <text:p>0.905871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0.93724" calcext:value-type="float">
            <text:p>0.937240</text:p>
          </table:table-cell>
          <table:table-cell office:value-type="float" office:value="0.940836" calcext:value-type="float">
            <text:p>0.940836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01749" calcext:value-type="float">
            <text:p>0.901749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907145" calcext:value-type="float">
            <text:p>0.907145</text:p>
          </table:table-cell>
          <table:table-cell office:value-type="float" office:value="0.865842" calcext:value-type="float">
            <text:p>0.865842</text:p>
          </table:table-cell>
          <table:table-cell office:value-type="float" office:value="0.850885" calcext:value-type="float">
            <text:p>0.850885</text:p>
          </table:table-cell>
          <table:table-cell office:value-type="float" office:value="0.801918" calcext:value-type="float">
            <text:p>0.801918</text:p>
          </table:table-cell>
          <table:table-cell office:value-type="float" office:value="0.870771" calcext:value-type="float">
            <text:p>0.870771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801115" calcext:value-type="float">
            <text:p>0.801115</text:p>
          </table:table-cell>
          <table:table-cell table:style-name="ce2" office:value-type="float" office:value="0.346554" calcext:value-type="float">
            <text:p>0.346554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900193" calcext:value-type="float">
            <text:p>0.900193</text:p>
          </table:table-cell>
          <table:table-cell office:value-type="float" office:value="0.887825" calcext:value-type="float">
            <text:p>0.887825</text:p>
          </table:table-cell>
          <table:table-cell office:value-type="float" office:value="0.892088" calcext:value-type="float">
            <text:p>0.89208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20054" calcext:value-type="float">
            <text:p>0.820054</text:p>
          </table:table-cell>
          <table:table-cell office:value-type="float" office:value="0.86295" calcext:value-type="float">
            <text:p>0.862950</text:p>
          </table:table-cell>
          <table:table-cell office:value-type="float" office:value="0.872572" calcext:value-type="float">
            <text:p>0.872572</text:p>
          </table:table-cell>
          <table:table-cell office:value-type="float" office:value="0.864784" calcext:value-type="float">
            <text:p>0.864784</text:p>
          </table:table-cell>
          <table:table-cell office:value-type="float" office:value="0.86633" calcext:value-type="float">
            <text:p>0.866330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89811" calcext:value-type="float">
            <text:p>0.789811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90288" calcext:value-type="float">
            <text:p>0.902880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9212" calcext:value-type="float">
            <text:p>0.919212</text:p>
          </table:table-cell>
          <table:table-cell office:value-type="float" office:value="0.930318" calcext:value-type="float">
            <text:p>0.930318</text:p>
          </table:table-cell>
          <table:table-cell office:value-type="float" office:value="0.933381" calcext:value-type="float">
            <text:p>0.933381</text:p>
          </table:table-cell>
          <table:table-cell office:value-type="float" office:value="0.923526" calcext:value-type="float">
            <text:p>0.9235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0.854543" calcext:value-type="float">
            <text:p>0.854543</text:p>
          </table:table-cell>
          <table:table-cell office:value-type="float" office:value="0.825739" calcext:value-type="float">
            <text:p>0.825739</text:p>
          </table:table-cell>
          <table:table-cell office:value-type="float" office:value="0.90898" calcext:value-type="float">
            <text:p>0.908980</text:p>
          </table:table-cell>
          <table:table-cell office:value-type="float" office:value="0.898985" calcext:value-type="float">
            <text:p>0.898985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53957" calcext:value-type="float">
            <text:p>0.853957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02823" calcext:value-type="float">
            <text:p>0.902823</text:p>
          </table:table-cell>
          <table:table-cell office:value-type="float" office:value="0.903201" calcext:value-type="float">
            <text:p>0.903201</text:p>
          </table:table-cell>
          <table:table-cell office:value-type="float" office:value="0.874315" calcext:value-type="float">
            <text:p>0.874315</text:p>
          </table:table-cell>
          <table:table-cell office:value-type="float" office:value="0.902263" calcext:value-type="float">
            <text:p>0.902263</text:p>
          </table:table-cell>
          <table:table-cell office:value-type="float" office:value="0.937652" calcext:value-type="float">
            <text:p>0.937652</text:p>
          </table:table-cell>
          <table:table-cell office:value-type="float" office:value="0.941356" calcext:value-type="float">
            <text:p>0.941356</text:p>
          </table:table-cell>
          <table:table-cell office:value-type="float" office:value="0.901128" calcext:value-type="float">
            <text:p>0.901128</text:p>
          </table:table-cell>
          <table:table-cell office:value-type="float" office:value="0.899307" calcext:value-type="float">
            <text:p>0.899307</text:p>
          </table:table-cell>
          <table:table-cell office:value-type="float" office:value="0.84639" calcext:value-type="float">
            <text:p>0.846390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0.868006" calcext:value-type="float">
            <text:p>0.868006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788579" calcext:value-type="float">
            <text:p>0.788579</text:p>
          </table:table-cell>
          <table:table-cell office:value-type="float" office:value="0.872955" calcext:value-type="float">
            <text:p>0.872955</text:p>
          </table:table-cell>
          <table:table-cell office:value-type="float" office:value="0.906153" calcext:value-type="float">
            <text:p>0.906153</text:p>
          </table:table-cell>
          <table:table-cell office:value-type="float" office:value="0.886054" calcext:value-type="float">
            <text:p>0.886054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830134" calcext:value-type="float">
            <text:p>0.830134</text:p>
          </table:table-cell>
          <table:table-cell table:style-name="ce2" office:value-type="float" office:value="0.34794" calcext:value-type="float">
            <text:p>0.347940</text:p>
          </table:table-cell>
          <table:table-cell office:value-type="float" office:value="0.861668" calcext:value-type="float">
            <text:p>0.861668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004" calcext:value-type="float">
            <text:p>0.890040</text:p>
          </table:table-cell>
          <table:table-cell office:value-type="float" office:value="0.887388" calcext:value-type="float">
            <text:p>0.887388</text:p>
          </table:table-cell>
          <table:table-cell office:value-type="float" office:value="0.82647" calcext:value-type="float">
            <text:p>0.826470</text:p>
          </table:table-cell>
          <table:table-cell office:value-type="float" office:value="0.854337" calcext:value-type="float">
            <text:p>0.854337</text:p>
          </table:table-cell>
          <table:table-cell office:value-type="float" office:value="0.863672" calcext:value-type="float">
            <text:p>0.863672</text:p>
          </table:table-cell>
          <table:table-cell office:value-type="float" office:value="0.825487" calcext:value-type="float">
            <text:p>0.825487</text:p>
          </table:table-cell>
          <table:table-cell office:value-type="float" office:value="0.864982" calcext:value-type="float">
            <text:p>0.864982</text:p>
          </table:table-cell>
          <table:table-cell office:value-type="float" office:value="0.874633" calcext:value-type="float">
            <text:p>0.874633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805376" calcext:value-type="float">
            <text:p>0.805376</text:p>
          </table:table-cell>
          <table:table-cell office:value-type="float" office:value="0.80843" calcext:value-type="float">
            <text:p>0.808430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93993" calcext:value-type="float">
            <text:p>0.893993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30375" calcext:value-type="float">
            <text:p>0.930375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.921841" calcext:value-type="float">
            <text:p>0.92184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22751" calcext:value-type="float">
            <text:p>0.922751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6105" calcext:value-type="float">
            <text:p>0.861050</text:p>
          </table:table-cell>
          <table:table-cell office:value-type="float" office:value="0.913271" calcext:value-type="float">
            <text:p>0.913271</text:p>
          </table:table-cell>
          <table:table-cell office:value-type="float" office:value="0.903789" calcext:value-type="float">
            <text:p>0.903789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87715" calcext:value-type="float">
            <text:p>0.877150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912235" calcext:value-type="float">
            <text:p>0.912235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96939" calcext:value-type="float">
            <text:p>0.896939</text:p>
          </table:table-cell>
          <table:table-cell office:value-type="float" office:value="0.940404" calcext:value-type="float">
            <text:p>0.940404</text:p>
          </table:table-cell>
          <table:table-cell office:value-type="float" office:value="0.941707" calcext:value-type="float">
            <text:p>0.941707</text:p>
          </table:table-cell>
          <table:table-cell office:value-type="float" office:value="0.909623" calcext:value-type="float">
            <text:p>0.909623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87469" calcext:value-type="float">
            <text:p>0.874690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0.88456" calcext:value-type="float">
            <text:p>0.884560</text:p>
          </table:table-cell>
          <table:table-cell office:value-type="float" office:value="0.876163" calcext:value-type="float">
            <text:p>0.876163</text:p>
          </table:table-cell>
          <table:table-cell office:value-type="float" office:value="0.8433" calcext:value-type="float">
            <text:p>0.843300</text:p>
          </table:table-cell>
          <table:table-cell office:value-type="float" office:value="0.892286" calcext:value-type="float">
            <text:p>0.892286</text:p>
          </table:table-cell>
          <table:table-cell office:value-type="float" office:value="0.910669" calcext:value-type="float">
            <text:p>0.910669</text:p>
          </table:table-cell>
          <table:table-cell office:value-type="float" office:value="0.900026" calcext:value-type="float">
            <text:p>0.900026</text:p>
          </table:table-cell>
          <table:table-cell office:value-type="float" office:value="0.857463" calcext:value-type="float">
            <text:p>0.857463</text:p>
          </table:table-cell>
          <table:table-cell office:value-type="float" office:value="0.866885" calcext:value-type="float">
            <text:p>0.866885</text:p>
          </table:table-cell>
          <table:table-cell office:value-type="float" office:value="0.859934" calcext:value-type="float">
            <text:p>0.859934</text:p>
          </table:table-cell>
          <table:table-cell table:style-name="ce2" office:value-type="float" office:value="0.345085" calcext:value-type="float">
            <text:p>0.345085</text:p>
          </table:table-cell>
          <table:table-cell office:value-type="float" office:value="0.904969" calcext:value-type="float">
            <text:p>0.904969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0.901637" calcext:value-type="float">
            <text:p>0.901637</text:p>
          </table:table-cell>
          <table:table-cell office:value-type="float" office:value="0.860982" calcext:value-type="float">
            <text:p>0.860982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0.862389" calcext:value-type="float">
            <text:p>0.862389</text:p>
          </table:table-cell>
          <table:table-cell office:value-type="float" office:value="0.88582" calcext:value-type="float">
            <text:p>0.885820</text:p>
          </table:table-cell>
          <table:table-cell office:value-type="float" office:value="0.893049" calcext:value-type="float">
            <text:p>0.893049</text:p>
          </table:table-cell>
          <table:table-cell office:value-type="float" office:value="0.885629" calcext:value-type="float">
            <text:p>0.885629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861536" calcext:value-type="float">
            <text:p>0.861536</text:p>
          </table:table-cell>
          <table:table-cell office:value-type="float" office:value="0.848968" calcext:value-type="float">
            <text:p>0.848968</text:p>
          </table:table-cell>
          <table:table-cell office:value-type="float" office:value="0.85026" calcext:value-type="float">
            <text:p>0.850260</text:p>
          </table:table-cell>
          <table:table-cell office:value-type="float" office:value="0.90744" calcext:value-type="float">
            <text:p>0.907440</text:p>
          </table:table-cell>
          <table:table-cell office:value-type="float" office:value="0.903481" calcext:value-type="float">
            <text:p>0.903481</text:p>
          </table:table-cell>
          <table:table-cell office:value-type="float" office:value="0.922154" calcext:value-type="float">
            <text:p>0.922154</text:p>
          </table:table-cell>
          <table:table-cell office:value-type="float" office:value="0.931609" calcext:value-type="float">
            <text:p>0.931609</text:p>
          </table:table-cell>
          <table:table-cell office:value-type="float" office:value="0.933878" calcext:value-type="float">
            <text:p>0.933878</text:p>
          </table:table-cell>
          <table:table-cell office:value-type="float" office:value="0.926143" calcext:value-type="float">
            <text:p>0.92614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29496" calcext:value-type="float">
            <text:p>0.929496</text:p>
          </table:table-cell>
          <table:table-cell office:value-type="float" office:value="0.907836" calcext:value-type="float">
            <text:p>0.907836</text:p>
          </table:table-cell>
          <table:table-cell office:value-type="float" office:value="0.901481" calcext:value-type="float">
            <text:p>0.901481</text:p>
          </table:table-cell>
          <table:table-cell office:value-type="float" office:value="0.918597" calcext:value-type="float">
            <text:p>0.918597</text:p>
          </table:table-cell>
          <table:table-cell office:value-type="float" office:value="0.91243" calcext:value-type="float">
            <text:p>0.912430</text:p>
          </table:table-cell>
          <table:table-cell office:value-type="float" office:value="0.918087" calcext:value-type="float">
            <text:p>0.918087</text:p>
          </table:table-cell>
          <table:table-cell office:value-type="float" office:value="0.907086" calcext:value-type="float">
            <text:p>0.907086</text:p>
          </table:table-cell>
          <table:table-cell office:value-type="float" office:value="0.926459" calcext:value-type="float">
            <text:p>0.926459</text:p>
          </table:table-cell>
          <table:table-cell office:value-type="float" office:value="0.921643" calcext:value-type="float">
            <text:p>0.921643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0.894592" calcext:value-type="float">
            <text:p>0.894592</text:p>
          </table:table-cell>
          <table:table-cell office:value-type="float" office:value="0.946292" calcext:value-type="float">
            <text:p>0.946292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981" calcext:value-type="float">
            <text:p>0.919810</text:p>
          </table:table-cell>
          <table:table-cell office:value-type="float" office:value="0.906917" calcext:value-type="float">
            <text:p>0.906917</text:p>
          </table:table-cell>
          <table:table-cell office:value-type="float" office:value="0.925426" calcext:value-type="float">
            <text:p>0.925426</text:p>
          </table:table-cell>
          <table:table-cell office:value-type="float" office:value="0.905939" calcext:value-type="float">
            <text:p>0.905939</text:p>
          </table:table-cell>
          <table:table-cell office:value-type="float" office:value="0.910365" calcext:value-type="float">
            <text:p>0.910365</text:p>
          </table:table-cell>
          <table:table-cell office:value-type="float" office:value="0.896599" calcext:value-type="float">
            <text:p>0.896599</text:p>
          </table:table-cell>
          <table:table-cell office:value-type="float" office:value="0.914783" calcext:value-type="float">
            <text:p>0.914783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18679" calcext:value-type="float">
            <text:p>0.918679</text:p>
          </table:table-cell>
          <table:table-cell office:value-type="float" office:value="0.901819" calcext:value-type="float">
            <text:p>0.901819</text:p>
          </table:table-cell>
          <table:table-cell office:value-type="float" office:value="0.906335" calcext:value-type="float">
            <text:p>0.906335</text:p>
          </table:table-cell>
          <table:table-cell office:value-type="float" office:value="0.901534" calcext:value-type="float">
            <text:p>0.901534</text:p>
          </table:table-cell>
          <table:table-cell office:value-type="float" office:value="0.910614" calcext:value-type="float">
            <text:p>0.910614</text:p>
          </table:table-cell>
          <table:table-cell table:style-name="ce2" office:value-type="float" office:value="0.307964" calcext:value-type="float">
            <text:p>0.307964</text:p>
          </table:table-cell>
          <table:table-cell office:value-type="float" office:value="0.918248" calcext:value-type="float">
            <text:p>0.918248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03767" calcext:value-type="float">
            <text:p>0.903767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0126" calcext:value-type="float">
            <text:p>0.91012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02721" calcext:value-type="float">
            <text:p>0.902721</text:p>
          </table:table-cell>
          <table:table-cell office:value-type="float" office:value="0.897227" calcext:value-type="float">
            <text:p>0.897227</text:p>
          </table:table-cell>
          <table:table-cell office:value-type="float" office:value="0.896779" calcext:value-type="float">
            <text:p>0.896779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584" calcext:value-type="float">
            <text:p>0.919584</text:p>
          </table:table-cell>
          <table:table-cell office:value-type="float" office:value="0.926998" calcext:value-type="float">
            <text:p>0.926998</text:p>
          </table:table-cell>
          <table:table-cell office:value-type="float" office:value="0.934893" calcext:value-type="float">
            <text:p>0.934893</text:p>
          </table:table-cell>
          <table:table-cell office:value-type="float" office:value="0.936795" calcext:value-type="float">
            <text:p>0.936795</text:p>
          </table:table-cell>
          <table:table-cell office:value-type="float" office:value="0.930428" calcext:value-type="float">
            <text:p>0.9304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896013" calcext:value-type="float">
            <text:p>0.896013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1679" calcext:value-type="float">
            <text:p>0.916790</text:p>
          </table:table-cell>
          <table:table-cell office:value-type="float" office:value="0.909776" calcext:value-type="float">
            <text:p>0.909776</text:p>
          </table:table-cell>
          <table:table-cell office:value-type="float" office:value="0.9122" calcext:value-type="float">
            <text:p>0.912200</text:p>
          </table:table-cell>
          <table:table-cell office:value-type="float" office:value="0.894888" calcext:value-type="float">
            <text:p>0.894888</text:p>
          </table:table-cell>
          <table:table-cell office:value-type="float" office:value="0.924368" calcext:value-type="float">
            <text:p>0.924368</text:p>
          </table:table-cell>
          <table:table-cell office:value-type="float" office:value="0.915903" calcext:value-type="float">
            <text:p>0.915903</text:p>
          </table:table-cell>
          <table:table-cell office:value-type="float" office:value="0.919486" calcext:value-type="float">
            <text:p>0.919486</text:p>
          </table:table-cell>
          <table:table-cell office:value-type="float" office:value="0.905284" calcext:value-type="float">
            <text:p>0.905284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0.944216" calcext:value-type="float">
            <text:p>0.944216</text:p>
          </table:table-cell>
          <table:table-cell office:value-type="float" office:value="0.943655" calcext:value-type="float">
            <text:p>0.94365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893962" calcext:value-type="float">
            <text:p>0.893962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0.900917" calcext:value-type="float">
            <text:p>0.900917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04776" calcext:value-type="float">
            <text:p>0.904776</text:p>
          </table:table-cell>
          <table:table-cell office:value-type="float" office:value="0.919259" calcext:value-type="float">
            <text:p>0.919259</text:p>
          </table:table-cell>
          <table:table-cell office:value-type="float" office:value="0.91125" calcext:value-type="float">
            <text:p>0.911250</text:p>
          </table:table-cell>
          <table:table-cell office:value-type="float" office:value="0.884279" calcext:value-type="float">
            <text:p>0.884279</text:p>
          </table:table-cell>
          <table:table-cell office:value-type="float" office:value="0.890594" calcext:value-type="float">
            <text:p>0.890594</text:p>
          </table:table-cell>
          <table:table-cell office:value-type="float" office:value="0.890988" calcext:value-type="float">
            <text:p>0.890988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916276" calcext:value-type="float">
            <text:p>0.916276</text:p>
          </table:table-cell>
          <table:table-cell table:style-name="ce2" office:value-type="float" office:value="0.317386" calcext:value-type="float">
            <text:p>0.317386</text:p>
          </table:table-cell>
          <table:table-cell office:value-type="float" office:value="0.91375" calcext:value-type="float">
            <text:p>0.913750</text:p>
          </table:table-cell>
          <table:table-cell office:value-type="float" office:value="0.884604" calcext:value-type="float">
            <text:p>0.884604</text:p>
          </table:table-cell>
          <table:table-cell office:value-type="float" office:value="0.897814" calcext:value-type="float">
            <text:p>0.897814</text:p>
          </table:table-cell>
          <table:table-cell office:value-type="float" office:value="0.904009" calcext:value-type="float">
            <text:p>0.904009</text:p>
          </table:table-cell>
          <table:table-cell office:value-type="float" office:value="0.886038" calcext:value-type="float">
            <text:p>0.886038</text:p>
          </table:table-cell>
          <table:table-cell office:value-type="float" office:value="0.901065" calcext:value-type="float">
            <text:p>0.901065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89986" calcext:value-type="float">
            <text:p>0.899860</text:p>
          </table:table-cell>
          <table:table-cell office:value-type="float" office:value="0.90563" calcext:value-type="float">
            <text:p>0.905630</text:p>
          </table:table-cell>
          <table:table-cell office:value-type="float" office:value="0.892209" calcext:value-type="float">
            <text:p>0.892209</text:p>
          </table:table-cell>
          <table:table-cell office:value-type="float" office:value="0.878624" calcext:value-type="float">
            <text:p>0.878624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91604" calcext:value-type="float">
            <text:p>0.916040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0.925989" calcext:value-type="float">
            <text:p>0.925989</text:p>
          </table:table-cell>
          <table:table-cell office:value-type="float" office:value="0.933361" calcext:value-type="float">
            <text:p>0.933361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29714" calcext:value-type="float">
            <text:p>0.92971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0.891821" calcext:value-type="float">
            <text:p>0.891821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3585" calcext:value-type="float">
            <text:p>0.913585</text:p>
          </table:table-cell>
          <table:table-cell office:value-type="float" office:value="0.910505" calcext:value-type="float">
            <text:p>0.910505</text:p>
          </table:table-cell>
          <table:table-cell office:value-type="float" office:value="0.900911" calcext:value-type="float">
            <text:p>0.900911</text:p>
          </table:table-cell>
          <table:table-cell office:value-type="float" office:value="0.922944" calcext:value-type="float">
            <text:p>0.922944</text:p>
          </table:table-cell>
          <table:table-cell office:value-type="float" office:value="0.919246" calcext:value-type="float">
            <text:p>0.919246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912114" calcext:value-type="float">
            <text:p>0.912114</text:p>
          </table:table-cell>
          <table:table-cell office:value-type="float" office:value="0.908053" calcext:value-type="float">
            <text:p>0.908053</text:p>
          </table:table-cell>
          <table:table-cell office:value-type="float" office:value="0.944932" calcext:value-type="float">
            <text:p>0.944932</text:p>
          </table:table-cell>
          <table:table-cell office:value-type="float" office:value="0.944691" calcext:value-type="float">
            <text:p>0.944691</text:p>
          </table:table-cell>
          <table:table-cell office:value-type="float" office:value="0.914114" calcext:value-type="float">
            <text:p>0.914114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898513" calcext:value-type="float">
            <text:p>0.898513</text:p>
          </table:table-cell>
          <table:table-cell office:value-type="float" office:value="0.926798" calcext:value-type="float">
            <text:p>0.926798</text:p>
          </table:table-cell>
          <table:table-cell office:value-type="float" office:value="0.9024" calcext:value-type="float">
            <text:p>0.902400</text:p>
          </table:table-cell>
          <table:table-cell office:value-type="float" office:value="0.90134" calcext:value-type="float">
            <text:p>0.901340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909371" calcext:value-type="float">
            <text:p>0.909371</text:p>
          </table:table-cell>
          <table:table-cell office:value-type="float" office:value="0.921623" calcext:value-type="float">
            <text:p>0.921623</text:p>
          </table:table-cell>
          <table:table-cell office:value-type="float" office:value="0.913108" calcext:value-type="float">
            <text:p>0.91310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897026" calcext:value-type="float">
            <text:p>0.897026</text:p>
          </table:table-cell>
          <table:table-cell office:value-type="float" office:value="0.891079" calcext:value-type="float">
            <text:p>0.891079</text:p>
          </table:table-cell>
          <table:table-cell office:value-type="float" office:value="0.907045" calcext:value-type="float">
            <text:p>0.907045</text:p>
          </table:table-cell>
          <table:table-cell office:value-type="float" office:value="0.916656" calcext:value-type="float">
            <text:p>0.916656</text:p>
          </table:table-cell>
          <table:table-cell office:value-type="float" office:value="0.91604" calcext:value-type="float">
            <text:p>0.916040</text:p>
          </table:table-cell>
          <table:table-cell table:style-name="ce2" office:value-type="float" office:value="0.303633" calcext:value-type="float">
            <text:p>0.303633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903376" calcext:value-type="float">
            <text:p>0.903376</text:p>
          </table:table-cell>
          <table:table-cell office:value-type="float" office:value="0.908104" calcext:value-type="float">
            <text:p>0.908104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0.90562" calcext:value-type="float">
            <text:p>0.905620</text:p>
          </table:table-cell>
          <table:table-cell office:value-type="float" office:value="0.90965" calcext:value-type="float">
            <text:p>0.909650</text:p>
          </table:table-cell>
          <table:table-cell office:value-type="float" office:value="0.904016" calcext:value-type="float">
            <text:p>0.904016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892723" calcext:value-type="float">
            <text:p>0.892723</text:p>
          </table:table-cell>
          <table:table-cell office:value-type="float" office:value="0.885933" calcext:value-type="float">
            <text:p>0.885933</text:p>
          </table:table-cell>
          <table:table-cell office:value-type="float" office:value="0.886205" calcext:value-type="float">
            <text:p>0.886205</text:p>
          </table:table-cell>
          <table:table-cell office:value-type="float" office:value="0.818767" calcext:value-type="float">
            <text:p>0.818767</text:p>
          </table:table-cell>
          <table:table-cell office:value-type="float" office:value="0.917184" calcext:value-type="float">
            <text:p>0.917184</text:p>
          </table:table-cell>
          <table:table-cell office:value-type="float" office:value="0.924878" calcext:value-type="float">
            <text:p>0.924878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936765" calcext:value-type="float">
            <text:p>0.936765</text:p>
          </table:table-cell>
          <table:table-cell office:value-type="float" office:value="0.928511" calcext:value-type="float">
            <text:p>0.9285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1831" calcext:value-type="float">
            <text:p>0.918310</text:p>
          </table:table-cell>
          <table:table-cell office:value-type="float" office:value="0.836398" calcext:value-type="float">
            <text:p>0.836398</text:p>
          </table:table-cell>
          <table:table-cell office:value-type="float" office:value="0.803851" calcext:value-type="float">
            <text:p>0.803851</text:p>
          </table:table-cell>
          <table:table-cell office:value-type="float" office:value="0.908972" calcext:value-type="float">
            <text:p>0.908972</text:p>
          </table:table-cell>
          <table:table-cell office:value-type="float" office:value="0.898921" calcext:value-type="float">
            <text:p>0.898921</text:p>
          </table:table-cell>
          <table:table-cell office:value-type="float" office:value="0.881509" calcext:value-type="float">
            <text:p>0.881509</text:p>
          </table:table-cell>
          <table:table-cell office:value-type="float" office:value="0.853645" calcext:value-type="float">
            <text:p>0.853645</text:p>
          </table:table-cell>
          <table:table-cell office:value-type="float" office:value="0.913643" calcext:value-type="float">
            <text:p>0.913643</text:p>
          </table:table-cell>
          <table:table-cell office:value-type="float" office:value="0.90245" calcext:value-type="float">
            <text:p>0.902450</text:p>
          </table:table-cell>
          <table:table-cell office:value-type="float" office:value="0.906188" calcext:value-type="float">
            <text:p>0.906188</text:p>
          </table:table-cell>
          <table:table-cell office:value-type="float" office:value="0.871727" calcext:value-type="float">
            <text:p>0.871727</text:p>
          </table:table-cell>
          <table:table-cell office:value-type="float" office:value="0.901194" calcext:value-type="float">
            <text:p>0.901194</text:p>
          </table:table-cell>
          <table:table-cell office:value-type="float" office:value="0.93782" calcext:value-type="float">
            <text:p>0.937820</text:p>
          </table:table-cell>
          <table:table-cell office:value-type="float" office:value="0.941253" calcext:value-type="float">
            <text:p>0.941253</text:p>
          </table:table-cell>
          <table:table-cell office:value-type="float" office:value="0.904191" calcext:value-type="float">
            <text:p>0.904191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0.845853" calcext:value-type="float">
            <text:p>0.845853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867603" calcext:value-type="float">
            <text:p>0.867603</text:p>
          </table:table-cell>
          <table:table-cell office:value-type="float" office:value="0.854079" calcext:value-type="float">
            <text:p>0.854079</text:p>
          </table:table-cell>
          <table:table-cell office:value-type="float" office:value="0.807722" calcext:value-type="float">
            <text:p>0.807722</text:p>
          </table:table-cell>
          <table:table-cell office:value-type="float" office:value="0.871806" calcext:value-type="float">
            <text:p>0.871806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22386" calcext:value-type="float">
            <text:p>0.822386</text:p>
          </table:table-cell>
          <table:table-cell office:value-type="float" office:value="0.831481" calcext:value-type="float">
            <text:p>0.831481</text:p>
          </table:table-cell>
          <table:table-cell office:value-type="float" office:value="0.86843" calcext:value-type="float">
            <text:p>0.868430</text:p>
          </table:table-cell>
          <table:table-cell office:value-type="float" office:value="0.900277" calcext:value-type="float">
            <text:p>0.900277</text:p>
          </table:table-cell>
          <table:table-cell office:value-type="float" office:value="0.889043" calcext:value-type="float">
            <text:p>0.889043</text:p>
          </table:table-cell>
          <table:table-cell office:value-type="float" office:value="0.892305" calcext:value-type="float">
            <text:p>0.892305</text:p>
          </table:table-cell>
          <table:table-cell table:style-name="ce2" office:value-type="float" office:value="0.347324" calcext:value-type="float">
            <text:p>0.347324</text:p>
          </table:table-cell>
          <table:table-cell office:value-type="float" office:value="0.852333" calcext:value-type="float">
            <text:p>0.852333</text:p>
          </table:table-cell>
          <table:table-cell office:value-type="float" office:value="0.850154" calcext:value-type="float">
            <text:p>0.850154</text:p>
          </table:table-cell>
          <table:table-cell office:value-type="float" office:value="0.824257" calcext:value-type="float">
            <text:p>0.824257</text:p>
          </table:table-cell>
          <table:table-cell office:value-type="float" office:value="0.863687" calcext:value-type="float">
            <text:p>0.863687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866748" calcext:value-type="float">
            <text:p>0.866748</text:p>
          </table:table-cell>
          <table:table-cell office:value-type="float" office:value="0.86807" calcext:value-type="float">
            <text:p>0.868070</text:p>
          </table:table-cell>
          <table:table-cell office:value-type="float" office:value="0.835264" calcext:value-type="float">
            <text:p>0.835264</text:p>
          </table:table-cell>
          <table:table-cell office:value-type="float" office:value="0.788478" calcext:value-type="float">
            <text:p>0.788478</text:p>
          </table:table-cell>
          <table:table-cell office:value-type="float" office:value="0.792145" calcext:value-type="float">
            <text:p>0.792145</text:p>
          </table:table-cell>
          <table:table-cell office:value-type="float" office:value="0.902304" calcext:value-type="float">
            <text:p>0.902304</text:p>
          </table:table-cell>
          <table:table-cell office:value-type="float" office:value="0.892917" calcext:value-type="float">
            <text:p>0.892917</text:p>
          </table:table-cell>
          <table:table-cell office:value-type="float" office:value="0.919091" calcext:value-type="float">
            <text:p>0.919091</text:p>
          </table:table-cell>
          <table:table-cell office:value-type="float" office:value="0.929953" calcext:value-type="float">
            <text:p>0.929953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23499" calcext:value-type="float">
            <text:p>0.9234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22483" calcext:value-type="float">
            <text:p>0.922483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0.850002" calcext:value-type="float">
            <text:p>0.850002</text:p>
          </table:table-cell>
          <table:table-cell office:value-type="float" office:value="0.914229" calcext:value-type="float">
            <text:p>0.914229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0.895215" calcext:value-type="float">
            <text:p>0.895215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0.919786" calcext:value-type="float">
            <text:p>0.919786</text:p>
          </table:table-cell>
          <table:table-cell office:value-type="float" office:value="0.909771" calcext:value-type="float">
            <text:p>0.909771</text:p>
          </table:table-cell>
          <table:table-cell office:value-type="float" office:value="0.913815" calcext:value-type="float">
            <text:p>0.913815</text:p>
          </table:table-cell>
          <table:table-cell office:value-type="float" office:value="0.887065" calcext:value-type="float">
            <text:p>0.887065</text:p>
          </table:table-cell>
          <table:table-cell office:value-type="float" office:value="0.903287" calcext:value-type="float">
            <text:p>0.903287</text:p>
          </table:table-cell>
          <table:table-cell office:value-type="float" office:value="0.940907" calcext:value-type="float">
            <text:p>0.940907</text:p>
          </table:table-cell>
          <table:table-cell office:value-type="float" office:value="0.94272" calcext:value-type="float">
            <text:p>0.942720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0.910744" calcext:value-type="float">
            <text:p>0.910744</text:p>
          </table:table-cell>
          <table:table-cell office:value-type="float" office:value="0.868018" calcext:value-type="float">
            <text:p>0.868018</text:p>
          </table:table-cell>
          <table:table-cell office:value-type="float" office:value="0.916802" calcext:value-type="float">
            <text:p>0.916802</text:p>
          </table:table-cell>
          <table:table-cell office:value-type="float" office:value="0.882783" calcext:value-type="float">
            <text:p>0.882783</text:p>
          </table:table-cell>
          <table:table-cell office:value-type="float" office:value="0.875138" calcext:value-type="float">
            <text:p>0.875138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887093" calcext:value-type="float">
            <text:p>0.887093</text:p>
          </table:table-cell>
          <table:table-cell office:value-type="float" office:value="0.915219" calcext:value-type="float">
            <text:p>0.915219</text:p>
          </table:table-cell>
          <table:table-cell office:value-type="float" office:value="0.895024" calcext:value-type="float">
            <text:p>0.895024</text:p>
          </table:table-cell>
          <table:table-cell office:value-type="float" office:value="0.844376" calcext:value-type="float">
            <text:p>0.844376</text:p>
          </table:table-cell>
          <table:table-cell office:value-type="float" office:value="0.855781" calcext:value-type="float">
            <text:p>0.855781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885459" calcext:value-type="float">
            <text:p>0.885459</text:p>
          </table:table-cell>
          <table:table-cell office:value-type="float" office:value="0.908309" calcext:value-type="float">
            <text:p>0.908309</text:p>
          </table:table-cell>
          <table:table-cell office:value-type="float" office:value="0.900496" calcext:value-type="float">
            <text:p>0.900496</text:p>
          </table:table-cell>
          <table:table-cell office:value-type="float" office:value="0.903208" calcext:value-type="float">
            <text:p>0.903208</text:p>
          </table:table-cell>
          <table:table-cell office:value-type="float" office:value="0.849989" calcext:value-type="float">
            <text:p>0.849989</text:p>
          </table:table-cell>
          <table:table-cell table:style-name="ce2" office:value-type="float" office:value="0.345701" calcext:value-type="float">
            <text:p>0.345701</text:p>
          </table:table-cell>
          <table:table-cell office:value-type="float" office:value="0.880837" calcext:value-type="float">
            <text:p>0.880837</text:p>
          </table:table-cell>
          <table:table-cell office:value-type="float" office:value="0.85212" calcext:value-type="float">
            <text:p>0.852120</text:p>
          </table:table-cell>
          <table:table-cell office:value-type="float" office:value="0.880477" calcext:value-type="float">
            <text:p>0.880477</text:p>
          </table:table-cell>
          <table:table-cell office:value-type="float" office:value="0.889797" calcext:value-type="float">
            <text:p>0.889797</text:p>
          </table:table-cell>
          <table:table-cell office:value-type="float" office:value="0.882711" calcext:value-type="float">
            <text:p>0.882711</text:p>
          </table:table-cell>
          <table:table-cell office:value-type="float" office:value="0.884911" calcext:value-type="float">
            <text:p>0.884911</text:p>
          </table:table-cell>
          <table:table-cell office:value-type="float" office:value="0.860223" calcext:value-type="float">
            <text:p>0.860223</text:p>
          </table:table-cell>
          <table:table-cell office:value-type="float" office:value="0.835755" calcext:value-type="float">
            <text:p>0.835755</text:p>
          </table:table-cell>
          <table:table-cell office:value-type="float" office:value="0.837346" calcext:value-type="float">
            <text:p>0.837346</text:p>
          </table:table-cell>
          <table:table-cell office:value-type="float" office:value="0.910583" calcext:value-type="float">
            <text:p>0.910583</text:p>
          </table:table-cell>
          <table:table-cell office:value-type="float" office:value="0.903564" calcext:value-type="float">
            <text:p>0.903564</text:p>
          </table:table-cell>
          <table:table-cell office:value-type="float" office:value="0.923692" calcext:value-type="float">
            <text:p>0.923692</text:p>
          </table:table-cell>
          <table:table-cell office:value-type="float" office:value="0.931989" calcext:value-type="float">
            <text:p>0.931989</text:p>
          </table:table-cell>
          <table:table-cell office:value-type="float" office:value="0.934789" calcext:value-type="float">
            <text:p>0.934789</text:p>
          </table:table-cell>
          <table:table-cell office:value-type="float" office:value="0.927569" calcext:value-type="float">
            <text:p>0.9275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84414" calcext:value-type="float">
            <text:p>0.844140</text:p>
          </table:table-cell>
          <table:table-cell office:value-type="float" office:value="0.914342" calcext:value-type="float">
            <text:p>0.914342</text:p>
          </table:table-cell>
          <table:table-cell office:value-type="float" office:value="0.906144" calcext:value-type="float">
            <text:p>0.906144</text:p>
          </table:table-cell>
          <table:table-cell office:value-type="float" office:value="0.897463" calcext:value-type="float">
            <text:p>0.897463</text:p>
          </table:table-cell>
          <table:table-cell office:value-type="float" office:value="0.87657" calcext:value-type="float">
            <text:p>0.876570</text:p>
          </table:table-cell>
          <table:table-cell office:value-type="float" office:value="0.920074" calcext:value-type="float">
            <text:p>0.920074</text:p>
          </table:table-cell>
          <table:table-cell office:value-type="float" office:value="0.910562" calcext:value-type="float">
            <text:p>0.910562</text:p>
          </table:table-cell>
          <table:table-cell office:value-type="float" office:value="0.913888" calcext:value-type="float">
            <text:p>0.913888</text:p>
          </table:table-cell>
          <table:table-cell office:value-type="float" office:value="0.889237" calcext:value-type="float">
            <text:p>0.889237</text:p>
          </table:table-cell>
          <table:table-cell office:value-type="float" office:value="0.9033" calcext:value-type="float">
            <text:p>0.903300</text:p>
          </table:table-cell>
          <table:table-cell office:value-type="float" office:value="0.940348" calcext:value-type="float">
            <text:p>0.940348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11512" calcext:value-type="float">
            <text:p>0.911512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537" calcext:value-type="float">
            <text:p>0.871537</text:p>
          </table:table-cell>
          <table:table-cell office:value-type="float" office:value="0.918351" calcext:value-type="float">
            <text:p>0.918351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879444" calcext:value-type="float">
            <text:p>0.879444</text:p>
          </table:table-cell>
          <table:table-cell office:value-type="float" office:value="0.848092" calcext:value-type="float">
            <text:p>0.848092</text:p>
          </table:table-cell>
          <table:table-cell office:value-type="float" office:value="0.890582" calcext:value-type="float">
            <text:p>0.890582</text:p>
          </table:table-cell>
          <table:table-cell office:value-type="float" office:value="0.914198" calcext:value-type="float">
            <text:p>0.914198</text:p>
          </table:table-cell>
          <table:table-cell office:value-type="float" office:value="0.899518" calcext:value-type="float">
            <text:p>0.899518</text:p>
          </table:table-cell>
          <table:table-cell office:value-type="float" office:value="0.842214" calcext:value-type="float">
            <text:p>0.842214</text:p>
          </table:table-cell>
          <table:table-cell office:value-type="float" office:value="0.857615" calcext:value-type="float">
            <text:p>0.857615</text:p>
          </table:table-cell>
          <table:table-cell office:value-type="float" office:value="0.863003" calcext:value-type="float">
            <text:p>0.863003</text:p>
          </table:table-cell>
          <table:table-cell office:value-type="float" office:value="0.888129" calcext:value-type="float">
            <text:p>0.888129</text:p>
          </table:table-cell>
          <table:table-cell office:value-type="float" office:value="0.909321" calcext:value-type="float">
            <text:p>0.909321</text:p>
          </table:table-cell>
          <table:table-cell office:value-type="float" office:value="0.902092" calcext:value-type="float">
            <text:p>0.902092</text:p>
          </table:table-cell>
          <table:table-cell office:value-type="float" office:value="0.904132" calcext:value-type="float">
            <text:p>0.904132</text:p>
          </table:table-cell>
          <table:table-cell office:value-type="float" office:value="0.843182" calcext:value-type="float">
            <text:p>0.843182</text:p>
          </table:table-cell>
          <table:table-cell office:value-type="float" office:value="0.875931" calcext:value-type="float">
            <text:p>0.875931</text:p>
          </table:table-cell>
          <table:table-cell table:style-name="ce2" office:value-type="float" office:value="0.345456" calcext:value-type="float">
            <text:p>0.345456</text:p>
          </table:table-cell>
          <table:table-cell office:value-type="float" office:value="0.85831" calcext:value-type="float">
            <text:p>0.858310</text:p>
          </table:table-cell>
          <table:table-cell office:value-type="float" office:value="0.883442" calcext:value-type="float">
            <text:p>0.883442</text:p>
          </table:table-cell>
          <table:table-cell office:value-type="float" office:value="0.892527" calcext:value-type="float">
            <text:p>0.892527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888318" calcext:value-type="float">
            <text:p>0.888318</text:p>
          </table:table-cell>
          <table:table-cell office:value-type="float" office:value="0.865686" calcext:value-type="float">
            <text:p>0.865686</text:p>
          </table:table-cell>
          <table:table-cell office:value-type="float" office:value="0.832936" calcext:value-type="float">
            <text:p>0.832936</text:p>
          </table:table-cell>
          <table:table-cell office:value-type="float" office:value="0.834555" calcext:value-type="float">
            <text:p>0.834555</text:p>
          </table:table-cell>
          <table:table-cell office:value-type="float" office:value="0.910541" calcext:value-type="float">
            <text:p>0.910541</text:p>
          </table:table-cell>
          <table:table-cell office:value-type="float" office:value="0.903934" calcext:value-type="float">
            <text:p>0.903934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32125" calcext:value-type="float">
            <text:p>0.932125</text:p>
          </table:table-cell>
          <table:table-cell office:value-type="float" office:value="0.934633" calcext:value-type="float">
            <text:p>0.934633</text:p>
          </table:table-cell>
          <table:table-cell office:value-type="float" office:value="0.927409" calcext:value-type="float">
            <text:p>0.92740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0.843619" calcext:value-type="float">
            <text:p>0.843619</text:p>
          </table:table-cell>
          <table:table-cell office:value-type="float" office:value="0.812313" calcext:value-type="float">
            <text:p>0.812313</text:p>
          </table:table-cell>
          <table:table-cell office:value-type="float" office:value="0.907539" calcext:value-type="float">
            <text:p>0.907539</text:p>
          </table:table-cell>
          <table:table-cell office:value-type="float" office:value="0.895557" calcext:value-type="float">
            <text:p>0.895557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42927" calcext:value-type="float">
            <text:p>0.842927</text:p>
          </table:table-cell>
          <table:table-cell office:value-type="float" office:value="0.910874" calcext:value-type="float">
            <text:p>0.910874</text:p>
          </table:table-cell>
          <table:table-cell office:value-type="float" office:value="0.898706" calcext:value-type="float">
            <text:p>0.898706</text:p>
          </table:table-cell>
          <table:table-cell office:value-type="float" office:value="0.902743" calcext:value-type="float">
            <text:p>0.902743</text:p>
          </table:table-cell>
          <table:table-cell office:value-type="float" office:value="0.86284" calcext:value-type="float">
            <text:p>0.862840</text:p>
          </table:table-cell>
          <table:table-cell office:value-type="float" office:value="0.901204" calcext:value-type="float">
            <text:p>0.901204</text:p>
          </table:table-cell>
          <table:table-cell office:value-type="float" office:value="0.935542" calcext:value-type="float">
            <text:p>0.935542</text:p>
          </table:table-cell>
          <table:table-cell office:value-type="float" office:value="0.939782" calcext:value-type="float">
            <text:p>0.939782</text:p>
          </table:table-cell>
          <table:table-cell office:value-type="float" office:value="0.901312" calcext:value-type="float">
            <text:p>0.901312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35275" calcext:value-type="float">
            <text:p>0.835275</text:p>
          </table:table-cell>
          <table:table-cell office:value-type="float" office:value="0.903007" calcext:value-type="float">
            <text:p>0.903007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793428" calcext:value-type="float">
            <text:p>0.793428</text:p>
          </table:table-cell>
          <table:table-cell office:value-type="float" office:value="0.863524" calcext:value-type="float">
            <text:p>0.863524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801596" calcext:value-type="float">
            <text:p>0.801596</text:p>
          </table:table-cell>
          <table:table-cell office:value-type="float" office:value="0.81819" calcext:value-type="float">
            <text:p>0.818190</text:p>
          </table:table-cell>
          <table:table-cell office:value-type="float" office:value="0.821464" calcext:value-type="float">
            <text:p>0.821464</text:p>
          </table:table-cell>
          <table:table-cell office:value-type="float" office:value="0.860686" calcext:value-type="float">
            <text:p>0.860686</text:p>
          </table:table-cell>
          <table:table-cell office:value-type="float" office:value="0.896828" calcext:value-type="float">
            <text:p>0.896828</text:p>
          </table:table-cell>
          <table:table-cell office:value-type="float" office:value="0.882232" calcext:value-type="float">
            <text:p>0.882232</text:p>
          </table:table-cell>
          <table:table-cell office:value-type="float" office:value="0.887547" calcext:value-type="float">
            <text:p>0.887547</text:p>
          </table:table-cell>
          <table:table-cell office:value-type="float" office:value="0.815377" calcext:value-type="float">
            <text:p>0.815377</text:p>
          </table:table-cell>
          <table:table-cell office:value-type="float" office:value="0.845286" calcext:value-type="float">
            <text:p>0.845286</text:p>
          </table:table-cell>
          <table:table-cell office:value-type="float" office:value="0.855568" calcext:value-type="float">
            <text:p>0.855568</text:p>
          </table:table-cell>
          <table:table-cell table:style-name="ce2" office:value-type="float" office:value="0.341094" calcext:value-type="float">
            <text:p>0.341094</text:p>
          </table:table-cell>
          <table:table-cell office:value-type="float" office:value="0.812086" calcext:value-type="float">
            <text:p>0.812086</text:p>
          </table:table-cell>
          <table:table-cell office:value-type="float" office:value="0.865257" calcext:value-type="float">
            <text:p>0.865257</text:p>
          </table:table-cell>
          <table:table-cell office:value-type="float" office:value="0.856997" calcext:value-type="float">
            <text:p>0.856997</text:p>
          </table:table-cell>
          <table:table-cell office:value-type="float" office:value="0.861201" calcext:value-type="float">
            <text:p>0.861201</text:p>
          </table:table-cell>
          <table:table-cell office:value-type="float" office:value="0.825857" calcext:value-type="float">
            <text:p>0.825857</text:p>
          </table:table-cell>
          <table:table-cell office:value-type="float" office:value="0.790827" calcext:value-type="float">
            <text:p>0.790827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0.899157" calcext:value-type="float">
            <text:p>0.899157</text:p>
          </table:table-cell>
          <table:table-cell office:value-type="float" office:value="0.885856" calcext:value-type="float">
            <text:p>0.885856</text:p>
          </table:table-cell>
          <table:table-cell office:value-type="float" office:value="0.917501" calcext:value-type="float">
            <text:p>0.917501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932587" calcext:value-type="float">
            <text:p>0.932587</text:p>
          </table:table-cell>
          <table:table-cell office:value-type="float" office:value="0.922075" calcext:value-type="float">
            <text:p>0.9220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21413" calcext:value-type="float">
            <text:p>0.921413</text:p>
          </table:table-cell>
          <table:table-cell office:value-type="float" office:value="0.876831" calcext:value-type="float">
            <text:p>0.876831</text:p>
          </table:table-cell>
          <table:table-cell office:value-type="float" office:value="0.860644" calcext:value-type="float">
            <text:p>0.860644</text:p>
          </table:table-cell>
          <table:table-cell office:value-type="float" office:value="0.914278" calcext:value-type="float">
            <text:p>0.914278</text:p>
          </table:table-cell>
          <table:table-cell office:value-type="float" office:value="0.906272" calcext:value-type="float">
            <text:p>0.906272</text:p>
          </table:table-cell>
          <table:table-cell office:value-type="float" office:value="0.899097" calcext:value-type="float">
            <text:p>0.899097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0.920261" calcext:value-type="float">
            <text:p>0.920261</text:p>
          </table:table-cell>
          <table:table-cell office:value-type="float" office:value="0.909391" calcext:value-type="float">
            <text:p>0.909391</text:p>
          </table:table-cell>
          <table:table-cell office:value-type="float" office:value="0.914444" calcext:value-type="float">
            <text:p>0.914444</text:p>
          </table:table-cell>
          <table:table-cell office:value-type="float" office:value="0.889866" calcext:value-type="float">
            <text:p>0.889866</text:p>
          </table:table-cell>
          <table:table-cell office:value-type="float" office:value="0.901636" calcext:value-type="float">
            <text:p>0.901636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941992" calcext:value-type="float">
            <text:p>0.941992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0.911832" calcext:value-type="float">
            <text:p>0.911832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918652" calcext:value-type="float">
            <text:p>0.918652</text:p>
          </table:table-cell>
          <table:table-cell office:value-type="float" office:value="0.885657" calcext:value-type="float">
            <text:p>0.885657</text:p>
          </table:table-cell>
          <table:table-cell office:value-type="float" office:value="0.881771" calcext:value-type="float">
            <text:p>0.881771</text:p>
          </table:table-cell>
          <table:table-cell office:value-type="float" office:value="0.853843" calcext:value-type="float">
            <text:p>0.853843</text:p>
          </table:table-cell>
          <table:table-cell office:value-type="float" office:value="0.890896" calcext:value-type="float">
            <text:p>0.890896</text:p>
          </table:table-cell>
          <table:table-cell office:value-type="float" office:value="0.915172" calcext:value-type="float">
            <text:p>0.915172</text:p>
          </table:table-cell>
          <table:table-cell office:value-type="float" office:value="0.899458" calcext:value-type="float">
            <text:p>0.899458</text:p>
          </table:table-cell>
          <table:table-cell office:value-type="float" office:value="0.857082" calcext:value-type="float">
            <text:p>0.857082</text:p>
          </table:table-cell>
          <table:table-cell office:value-type="float" office:value="0.866481" calcext:value-type="float">
            <text:p>0.866481</text:p>
          </table:table-cell>
          <table:table-cell office:value-type="float" office:value="0.867505" calcext:value-type="float">
            <text:p>0.867505</text:p>
          </table:table-cell>
          <table:table-cell office:value-type="float" office:value="0.890158" calcext:value-type="float">
            <text:p>0.890158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2274" calcext:value-type="float">
            <text:p>0.902274</text:p>
          </table:table-cell>
          <table:table-cell office:value-type="float" office:value="0.904526" calcext:value-type="float">
            <text:p>0.904526</text:p>
          </table:table-cell>
          <table:table-cell office:value-type="float" office:value="0.860195" calcext:value-type="float">
            <text:p>0.860195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0.886564" calcext:value-type="float">
            <text:p>0.886564</text:p>
          </table:table-cell>
          <table:table-cell office:value-type="float" office:value="0.817799" calcext:value-type="float">
            <text:p>0.817799</text:p>
          </table:table-cell>
          <table:table-cell table:style-name="ce2" office:value-type="float" office:value="0.338969" calcext:value-type="float">
            <text:p>0.338969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85551" calcext:value-type="float">
            <text:p>0.885551</text:p>
          </table:table-cell>
          <table:table-cell office:value-type="float" office:value="0.890081" calcext:value-type="float">
            <text:p>0.890081</text:p>
          </table:table-cell>
          <table:table-cell office:value-type="float" office:value="0.869849" calcext:value-type="float">
            <text:p>0.869849</text:p>
          </table:table-cell>
          <table:table-cell office:value-type="float" office:value="0.849593" calcext:value-type="float">
            <text:p>0.849593</text:p>
          </table:table-cell>
          <table:table-cell office:value-type="float" office:value="0.850565" calcext:value-type="float">
            <text:p>0.850565</text:p>
          </table:table-cell>
          <table:table-cell office:value-type="float" office:value="0.910217" calcext:value-type="float">
            <text:p>0.910217</text:p>
          </table:table-cell>
          <table:table-cell office:value-type="float" office:value="0.904224" calcext:value-type="float">
            <text:p>0.904224</text:p>
          </table:table-cell>
          <table:table-cell office:value-type="float" office:value="0.923817" calcext:value-type="float">
            <text:p>0.923817</text:p>
          </table:table-cell>
          <table:table-cell office:value-type="float" office:value="0.931054" calcext:value-type="float">
            <text:p>0.931054</text:p>
          </table:table-cell>
          <table:table-cell office:value-type="float" office:value="0.933587" calcext:value-type="float">
            <text:p>0.933587</text:p>
          </table:table-cell>
          <table:table-cell office:value-type="float" office:value="0.927477" calcext:value-type="float">
            <text:p>0.92747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24389" calcext:value-type="float">
            <text:p>0.924389</text:p>
          </table:table-cell>
          <table:table-cell office:value-type="float" office:value="0.88693" calcext:value-type="float">
            <text:p>0.886930</text:p>
          </table:table-cell>
          <table:table-cell office:value-type="float" office:value="0.87135" calcext:value-type="float">
            <text:p>0.871350</text:p>
          </table:table-cell>
          <table:table-cell office:value-type="float" office:value="0.915568" calcext:value-type="float">
            <text:p>0.915568</text:p>
          </table:table-cell>
          <table:table-cell office:value-type="float" office:value="0.907903" calcext:value-type="float">
            <text:p>0.907903</text:p>
          </table:table-cell>
          <table:table-cell office:value-type="float" office:value="0.904586" calcext:value-type="float">
            <text:p>0.904586</text:p>
          </table:table-cell>
          <table:table-cell office:value-type="float" office:value="0.885078" calcext:value-type="float">
            <text:p>0.885078</text:p>
          </table:table-cell>
          <table:table-cell office:value-type="float" office:value="0.921818" calcext:value-type="float">
            <text:p>0.921818</text:p>
          </table:table-cell>
          <table:table-cell office:value-type="float" office:value="0.912799" calcext:value-type="float">
            <text:p>0.912799</text:p>
          </table:table-cell>
          <table:table-cell office:value-type="float" office:value="0.916464" calcext:value-type="float">
            <text:p>0.916464</text:p>
          </table:table-cell>
          <table:table-cell office:value-type="float" office:value="0.899176" calcext:value-type="float">
            <text:p>0.899176</text:p>
          </table:table-cell>
          <table:table-cell office:value-type="float" office:value="0.906846" calcext:value-type="float">
            <text:p>0.906846</text:p>
          </table:table-cell>
          <table:table-cell office:value-type="float" office:value="0.942619" calcext:value-type="float">
            <text:p>0.942619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914015" calcext:value-type="float">
            <text:p>0.914015</text:p>
          </table:table-cell>
          <table:table-cell office:value-type="float" office:value="0.914886" calcext:value-type="float">
            <text:p>0.914886</text:p>
          </table:table-cell>
          <table:table-cell office:value-type="float" office:value="0.881822" calcext:value-type="float">
            <text:p>0.881822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890002" calcext:value-type="float">
            <text:p>0.890002</text:p>
          </table:table-cell>
          <table:table-cell office:value-type="float" office:value="0.88968" calcext:value-type="float">
            <text:p>0.889680</text:p>
          </table:table-cell>
          <table:table-cell office:value-type="float" office:value="0.864169" calcext:value-type="float">
            <text:p>0.864169</text:p>
          </table:table-cell>
          <table:table-cell office:value-type="float" office:value="0.896005" calcext:value-type="float">
            <text:p>0.896005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0.904042" calcext:value-type="float">
            <text:p>0.904042</text:p>
          </table:table-cell>
          <table:table-cell office:value-type="float" office:value="0.867553" calcext:value-type="float">
            <text:p>0.867553</text:p>
          </table:table-cell>
          <table:table-cell office:value-type="float" office:value="0.876072" calcext:value-type="float">
            <text:p>0.876072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0.896606" calcext:value-type="float">
            <text:p>0.896606</text:p>
          </table:table-cell>
          <table:table-cell office:value-type="float" office:value="0.912969" calcext:value-type="float">
            <text:p>0.912969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0.907651" calcext:value-type="float">
            <text:p>0.907651</text:p>
          </table:table-cell>
          <table:table-cell office:value-type="float" office:value="0.871339" calcext:value-type="float">
            <text:p>0.871339</text:p>
          </table:table-cell>
          <table:table-cell office:value-type="float" office:value="0.888067" calcext:value-type="float">
            <text:p>0.888067</text:p>
          </table:table-cell>
          <table:table-cell office:value-type="float" office:value="0.89484" calcext:value-type="float">
            <text:p>0.894840</text:p>
          </table:table-cell>
          <table:table-cell office:value-type="float" office:value="0.870167" calcext:value-type="float">
            <text:p>0.870167</text:p>
          </table:table-cell>
          <table:table-cell office:value-type="float" office:value="0.891821" calcext:value-type="float">
            <text:p>0.891821</text:p>
          </table:table-cell>
          <table:table-cell table:style-name="ce2" office:value-type="float" office:value="0.313368" calcext:value-type="float">
            <text:p>0.313368</text:p>
          </table:table-cell>
          <table:table-cell office:value-type="float" office:value="0.889772" calcext:value-type="float">
            <text:p>0.889772</text:p>
          </table:table-cell>
          <table:table-cell office:value-type="float" office:value="0.895885" calcext:value-type="float">
            <text:p>0.895885</text:p>
          </table:table-cell>
          <table:table-cell office:value-type="float" office:value="0.878513" calcext:value-type="float">
            <text:p>0.878513</text:p>
          </table:table-cell>
          <table:table-cell office:value-type="float" office:value="0.861248" calcext:value-type="float">
            <text:p>0.861248</text:p>
          </table:table-cell>
          <table:table-cell office:value-type="float" office:value="0.862431" calcext:value-type="float">
            <text:p>0.862431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90657" calcext:value-type="float">
            <text:p>0.906570</text:p>
          </table:table-cell>
          <table:table-cell office:value-type="float" office:value="0.924354" calcext:value-type="float">
            <text:p>0.924354</text:p>
          </table:table-cell>
          <table:table-cell office:value-type="float" office:value="0.931711" calcext:value-type="float">
            <text:p>0.931711</text:p>
          </table:table-cell>
          <table:table-cell office:value-type="float" office:value="0.934427" calcext:value-type="float">
            <text:p>0.934427</text:p>
          </table:table-cell>
          <table:table-cell office:value-type="float" office:value="0.92804" calcext:value-type="float">
            <text:p>0.9280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2497" calcext:value-type="float">
            <text:p>0.924970</text:p>
          </table:table-cell>
          <table:table-cell office:value-type="float" office:value="0.883712" calcext:value-type="float">
            <text:p>0.883712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6328" calcext:value-type="float">
            <text:p>0.916328</text:p>
          </table:table-cell>
          <table:table-cell office:value-type="float" office:value="0.908036" calcext:value-type="float">
            <text:p>0.908036</text:p>
          </table:table-cell>
          <table:table-cell office:value-type="float" office:value="0.903214" calcext:value-type="float">
            <text:p>0.903214</text:p>
          </table:table-cell>
          <table:table-cell office:value-type="float" office:value="0.882284" calcext:value-type="float">
            <text:p>0.882284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912129" calcext:value-type="float">
            <text:p>0.912129</text:p>
          </table:table-cell>
          <table:table-cell office:value-type="float" office:value="0.91639" calcext:value-type="float">
            <text:p>0.916390</text:p>
          </table:table-cell>
          <table:table-cell office:value-type="float" office:value="0.896854" calcext:value-type="float">
            <text:p>0.896854</text:p>
          </table:table-cell>
          <table:table-cell office:value-type="float" office:value="0.906832" calcext:value-type="float">
            <text:p>0.906832</text:p>
          </table:table-cell>
          <table:table-cell office:value-type="float" office:value="0.943378" calcext:value-type="float">
            <text:p>0.943378</text:p>
          </table:table-cell>
          <table:table-cell office:value-type="float" office:value="0.944001" calcext:value-type="float">
            <text:p>0.944001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12725" calcext:value-type="float">
            <text:p>0.912725</text:p>
          </table:table-cell>
          <table:table-cell office:value-type="float" office:value="0.878263" calcext:value-type="float">
            <text:p>0.878263</text:p>
          </table:table-cell>
          <table:table-cell office:value-type="float" office:value="0.921014" calcext:value-type="float">
            <text:p>0.921014</text:p>
          </table:table-cell>
          <table:table-cell office:value-type="float" office:value="0.888232" calcext:value-type="float">
            <text:p>0.888232</text:p>
          </table:table-cell>
          <table:table-cell office:value-type="float" office:value="0.886638" calcext:value-type="float">
            <text:p>0.886638</text:p>
          </table:table-cell>
          <table:table-cell office:value-type="float" office:value="0.859184" calcext:value-type="float">
            <text:p>0.859184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91804" calcext:value-type="float">
            <text:p>0.918040</text:p>
          </table:table-cell>
          <table:table-cell office:value-type="float" office:value="0.902611" calcext:value-type="float">
            <text:p>0.902611</text:p>
          </table:table-cell>
          <table:table-cell office:value-type="float" office:value="0.862592" calcext:value-type="float">
            <text:p>0.862592</text:p>
          </table:table-cell>
          <table:table-cell office:value-type="float" office:value="0.872231" calcext:value-type="float">
            <text:p>0.872231</text:p>
          </table:table-cell>
          <table:table-cell office:value-type="float" office:value="0.872875" calcext:value-type="float">
            <text:p>0.872875</text:p>
          </table:table-cell>
          <table:table-cell office:value-type="float" office:value="0.89424" calcext:value-type="float">
            <text:p>0.894240</text:p>
          </table:table-cell>
          <table:table-cell office:value-type="float" office:value="0.912697" calcext:value-type="float">
            <text:p>0.912697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0.867074" calcext:value-type="float">
            <text:p>0.867074</text:p>
          </table:table-cell>
          <table:table-cell office:value-type="float" office:value="0.885192" calcext:value-type="float">
            <text:p>0.885192</text:p>
          </table:table-cell>
          <table:table-cell office:value-type="float" office:value="0.892459" calcext:value-type="float">
            <text:p>0.892459</text:p>
          </table:table-cell>
          <table:table-cell office:value-type="float" office:value="0.866719" calcext:value-type="float">
            <text:p>0.866719</text:p>
          </table:table-cell>
          <table:table-cell office:value-type="float" office:value="0.890041" calcext:value-type="float">
            <text:p>0.890041</text:p>
          </table:table-cell>
          <table:table-cell office:value-type="float" office:value="0.89531" calcext:value-type="float">
            <text:p>0.895310</text:p>
          </table:table-cell>
          <table:table-cell table:style-name="ce2" office:value-type="float" office:value="0.338033" calcext:value-type="float">
            <text:p>0.338033</text:p>
          </table:table-cell>
          <table:table-cell office:value-type="float" office:value="0.894065" calcext:value-type="float">
            <text:p>0.894065</text:p>
          </table:table-cell>
          <table:table-cell office:value-type="float" office:value="0.874907" calcext:value-type="float">
            <text:p>0.874907</text:p>
          </table:table-cell>
          <table:table-cell office:value-type="float" office:value="0.855548" calcext:value-type="float">
            <text:p>0.855548</text:p>
          </table:table-cell>
          <table:table-cell office:value-type="float" office:value="0.85702" calcext:value-type="float">
            <text:p>0.857020</text:p>
          </table:table-cell>
          <table:table-cell office:value-type="float" office:value="0.911157" calcext:value-type="float">
            <text:p>0.911157</text:p>
          </table:table-cell>
          <table:table-cell office:value-type="float" office:value="0.906575" calcext:value-type="float">
            <text:p>0.906575</text:p>
          </table:table-cell>
          <table:table-cell office:value-type="float" office:value="0.925118" calcext:value-type="float">
            <text:p>0.925118</text:p>
          </table:table-cell>
          <table:table-cell office:value-type="float" office:value="0.933561" calcext:value-type="float">
            <text:p>0.933561</text:p>
          </table:table-cell>
          <table:table-cell office:value-type="float" office:value="0.936019" calcext:value-type="float">
            <text:p>0.936019</text:p>
          </table:table-cell>
          <table:table-cell office:value-type="float" office:value="0.928746" calcext:value-type="float">
            <text:p>0.92874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0.881935" calcext:value-type="float">
            <text:p>0.881935</text:p>
          </table:table-cell>
          <table:table-cell office:value-type="float" office:value="0.863982" calcext:value-type="float">
            <text:p>0.863982</text:p>
          </table:table-cell>
          <table:table-cell office:value-type="float" office:value="0.915189" calcext:value-type="float">
            <text:p>0.915189</text:p>
          </table:table-cell>
          <table:table-cell office:value-type="float" office:value="0.90807" calcext:value-type="float">
            <text:p>0.908070</text:p>
          </table:table-cell>
          <table:table-cell office:value-type="float" office:value="0.896658" calcext:value-type="float">
            <text:p>0.896658</text:p>
          </table:table-cell>
          <table:table-cell office:value-type="float" office:value="0.88094" calcext:value-type="float">
            <text:p>0.880940</text:p>
          </table:table-cell>
          <table:table-cell office:value-type="float" office:value="0.919397" calcext:value-type="float">
            <text:p>0.919397</text:p>
          </table:table-cell>
          <table:table-cell office:value-type="float" office:value="0.912726" calcext:value-type="float">
            <text:p>0.912726</text:p>
          </table:table-cell>
          <table:table-cell office:value-type="float" office:value="0.913395" calcext:value-type="float">
            <text:p>0.913395</text:p>
          </table:table-cell>
          <table:table-cell office:value-type="float" office:value="0.896503" calcext:value-type="float">
            <text:p>0.896503</text:p>
          </table:table-cell>
          <table:table-cell office:value-type="float" office:value="0.909101" calcext:value-type="float">
            <text:p>0.909101</text:p>
          </table:table-cell>
          <table:table-cell office:value-type="float" office:value="0.941521" calcext:value-type="float">
            <text:p>0.941521</text:p>
          </table:table-cell>
          <table:table-cell office:value-type="float" office:value="0.94299" calcext:value-type="float">
            <text:p>0.942990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911515" calcext:value-type="float">
            <text:p>0.911515</text:p>
          </table:table-cell>
          <table:table-cell office:value-type="float" office:value="0.876564" calcext:value-type="float">
            <text:p>0.876564</text:p>
          </table:table-cell>
          <table:table-cell office:value-type="float" office:value="0.918081" calcext:value-type="float">
            <text:p>0.918081</text:p>
          </table:table-cell>
          <table:table-cell office:value-type="float" office:value="0.887824" calcext:value-type="float">
            <text:p>0.887824</text:p>
          </table:table-cell>
          <table:table-cell office:value-type="float" office:value="0.878733" calcext:value-type="float">
            <text:p>0.878733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93797" calcext:value-type="float">
            <text:p>0.893797</text:p>
          </table:table-cell>
          <table:table-cell office:value-type="float" office:value="0.915212" calcext:value-type="float">
            <text:p>0.915212</text:p>
          </table:table-cell>
          <table:table-cell office:value-type="float" office:value="0.901777" calcext:value-type="float">
            <text:p>0.901777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869623" calcext:value-type="float">
            <text:p>0.869623</text:p>
          </table:table-cell>
          <table:table-cell office:value-type="float" office:value="0.860813" calcext:value-type="float">
            <text:p>0.860813</text:p>
          </table:table-cell>
          <table:table-cell office:value-type="float" office:value="0.88743" calcext:value-type="float">
            <text:p>0.887430</text:p>
          </table:table-cell>
          <table:table-cell office:value-type="float" office:value="0.908818" calcext:value-type="float">
            <text:p>0.908818</text:p>
          </table:table-cell>
          <table:table-cell office:value-type="float" office:value="0.905499" calcext:value-type="float">
            <text:p>0.905499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863706" calcext:value-type="float">
            <text:p>0.863706</text:p>
          </table:table-cell>
          <table:table-cell office:value-type="float" office:value="0.882349" calcext:value-type="float">
            <text:p>0.882349</text:p>
          </table:table-cell>
          <table:table-cell office:value-type="float" office:value="0.889456" calcext:value-type="float">
            <text:p>0.889456</text:p>
          </table:table-cell>
          <table:table-cell office:value-type="float" office:value="0.865656" calcext:value-type="float">
            <text:p>0.865656</text:p>
          </table:table-cell>
          <table:table-cell office:value-type="float" office:value="0.887954" calcext:value-type="float">
            <text:p>0.887954</text:p>
          </table:table-cell>
          <table:table-cell office:value-type="float" office:value="0.894871" calcext:value-type="float">
            <text:p>0.894871</text:p>
          </table:table-cell>
          <table:table-cell office:value-type="float" office:value="0.888297" calcext:value-type="float">
            <text:p>0.888297</text:p>
          </table:table-cell>
          <table:table-cell table:style-name="ce2" office:value-type="float" office:value="0.346696" calcext:value-type="float">
            <text:p>0.346696</text:p>
          </table:table-cell>
          <table:table-cell office:value-type="float" office:value="0.863767" calcext:value-type="float">
            <text:p>0.863767</text:p>
          </table:table-cell>
          <table:table-cell office:value-type="float" office:value="0.853027" calcext:value-type="float">
            <text:p>0.853027</text:p>
          </table:table-cell>
          <table:table-cell office:value-type="float" office:value="0.85428" calcext:value-type="float">
            <text:p>0.854280</text:p>
          </table:table-cell>
          <table:table-cell office:value-type="float" office:value="0.908757" calcext:value-type="float">
            <text:p>0.908757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2277" calcext:value-type="float">
            <text:p>0.922770</text:p>
          </table:table-cell>
          <table:table-cell office:value-type="float" office:value="0.933046" calcext:value-type="float">
            <text:p>0.933046</text:p>
          </table:table-cell>
          <table:table-cell office:value-type="float" office:value="0.935699" calcext:value-type="float">
            <text:p>0.935699</text:p>
          </table:table-cell>
          <table:table-cell office:value-type="float" office:value="0.926437" calcext:value-type="float">
            <text:p>0.9264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19472" calcext:value-type="float">
            <text:p>0.919472</text:p>
          </table:table-cell>
          <table:table-cell office:value-type="float" office:value="0.858349" calcext:value-type="float">
            <text:p>0.858349</text:p>
          </table:table-cell>
          <table:table-cell office:value-type="float" office:value="0.830107" calcext:value-type="float">
            <text:p>0.830107</text:p>
          </table:table-cell>
          <table:table-cell office:value-type="float" office:value="0.910588" calcext:value-type="float">
            <text:p>0.910588</text:p>
          </table:table-cell>
          <table:table-cell office:value-type="float" office:value="0.901143" calcext:value-type="float">
            <text:p>0.901143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0.857755" calcext:value-type="float">
            <text:p>0.857755</text:p>
          </table:table-cell>
          <table:table-cell office:value-type="float" office:value="0.913293" calcext:value-type="float">
            <text:p>0.913293</text:p>
          </table:table-cell>
          <table:table-cell office:value-type="float" office:value="0.904408" calcext:value-type="float">
            <text:p>0.904408</text:p>
          </table:table-cell>
          <table:table-cell office:value-type="float" office:value="0.905674" calcext:value-type="float">
            <text:p>0.905674</text:p>
          </table:table-cell>
          <table:table-cell office:value-type="float" office:value="0.877857" calcext:value-type="float">
            <text:p>0.877857</text:p>
          </table:table-cell>
          <table:table-cell office:value-type="float" office:value="0.902512" calcext:value-type="float">
            <text:p>0.902512</text:p>
          </table:table-cell>
          <table:table-cell office:value-type="float" office:value="0.939313" calcext:value-type="float">
            <text:p>0.939313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0.90395" calcext:value-type="float">
            <text:p>0.903950</text:p>
          </table:table-cell>
          <table:table-cell office:value-type="float" office:value="0.901952" calcext:value-type="float">
            <text:p>0.901952</text:p>
          </table:table-cell>
          <table:table-cell office:value-type="float" office:value="0.85117" calcext:value-type="float">
            <text:p>0.851170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0.871498" calcext:value-type="float">
            <text:p>0.871498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795878" calcext:value-type="float">
            <text:p>0.795878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0.908707" calcext:value-type="float">
            <text:p>0.908707</text:p>
          </table:table-cell>
          <table:table-cell office:value-type="float" office:value="0.889069" calcext:value-type="float">
            <text:p>0.889069</text:p>
          </table:table-cell>
          <table:table-cell office:value-type="float" office:value="0.821753" calcext:value-type="float">
            <text:p>0.821753</text:p>
          </table:table-cell>
          <table:table-cell office:value-type="float" office:value="0.836379" calcext:value-type="float">
            <text:p>0.836379</text:p>
          </table:table-cell>
          <table:table-cell office:value-type="float" office:value="0.390348" calcext:value-type="float">
            <text:p>0.390348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99954" calcext:value-type="float">
            <text:p>0.899954</text:p>
          </table:table-cell>
          <table:table-cell office:value-type="float" office:value="0.892781" calcext:value-type="float">
            <text:p>0.892781</text:p>
          </table:table-cell>
          <table:table-cell office:value-type="float" office:value="0.890712" calcext:value-type="float">
            <text:p>0.890712</text:p>
          </table:table-cell>
          <table:table-cell office:value-type="float" office:value="0.831983" calcext:value-type="float">
            <text:p>0.831983</text:p>
          </table:table-cell>
          <table:table-cell office:value-type="float" office:value="0.858188" calcext:value-type="float">
            <text:p>0.858188</text:p>
          </table:table-cell>
          <table:table-cell office:value-type="float" office:value="0.868103" calcext:value-type="float">
            <text:p>0.868103</text:p>
          </table:table-cell>
          <table:table-cell office:value-type="float" office:value="0.831843" calcext:value-type="float">
            <text:p>0.831843</text:p>
          </table:table-cell>
          <table:table-cell office:value-type="float" office:value="0.868646" calcext:value-type="float">
            <text:p>0.868646</text:p>
          </table:table-cell>
          <table:table-cell office:value-type="float" office:value="0.878914" calcext:value-type="float">
            <text:p>0.878914</text:p>
          </table:table-cell>
          <table:table-cell office:value-type="float" office:value="0.870011" calcext:value-type="float">
            <text:p>0.870011</text:p>
          </table:table-cell>
          <table:table-cell office:value-type="float" office:value="0.864594" calcext:value-type="float">
            <text:p>0.864594</text:p>
          </table:table-cell>
          <table:table-cell table:style-name="ce2" office:value-type="float" office:value="0.360203" calcext:value-type="float">
            <text:p>0.360203</text:p>
          </table:table-cell>
          <table:table-cell office:value-type="float" office:value="0.810668" calcext:value-type="float">
            <text:p>0.810668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900631" calcext:value-type="float">
            <text:p>0.900631</text:p>
          </table:table-cell>
          <table:table-cell office:value-type="float" office:value="0.896214" calcext:value-type="float">
            <text:p>0.896214</text:p>
          </table:table-cell>
          <table:table-cell office:value-type="float" office:value="0.919017" calcext:value-type="float">
            <text:p>0.919017</text:p>
          </table:table-cell>
          <table:table-cell office:value-type="float" office:value="0.930874" calcext:value-type="float">
            <text:p>0.930874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923062" calcext:value-type="float">
            <text:p>0.923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1571" calcext:value-type="float">
            <text:p>0.915710</text:p>
          </table:table-cell>
          <table:table-cell office:value-type="float" office:value="0.823873" calcext:value-type="float">
            <text:p>0.823873</text:p>
          </table:table-cell>
          <table:table-cell office:value-type="float" office:value="0.781066" calcext:value-type="float">
            <text:p>0.781066</text:p>
          </table:table-cell>
          <table:table-cell office:value-type="float" office:value="0.905478" calcext:value-type="float">
            <text:p>0.905478</text:p>
          </table:table-cell>
          <table:table-cell office:value-type="float" office:value="0.893616" calcext:value-type="float">
            <text:p>0.893616</text:p>
          </table:table-cell>
          <table:table-cell office:value-type="float" office:value="0.868915" calcext:value-type="float">
            <text:p>0.868915</text:p>
          </table:table-cell>
          <table:table-cell office:value-type="float" office:value="0.835679" calcext:value-type="float">
            <text:p>0.835679</text:p>
          </table:table-cell>
          <table:table-cell office:value-type="float" office:value="0.909494" calcext:value-type="float">
            <text:p>0.909494</text:p>
          </table:table-cell>
          <table:table-cell office:value-type="float" office:value="0.896724" calcext:value-type="float">
            <text:p>0.896724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59008" calcext:value-type="float">
            <text:p>0.859008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0.935835" calcext:value-type="float">
            <text:p>0.935835</text:p>
          </table:table-cell>
          <table:table-cell office:value-type="float" office:value="0.940399" calcext:value-type="float">
            <text:p>0.94039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0.896167" calcext:value-type="float">
            <text:p>0.896167</text:p>
          </table:table-cell>
          <table:table-cell office:value-type="float" office:value="0.82595" calcext:value-type="float">
            <text:p>0.825950</text:p>
          </table:table-cell>
          <table:table-cell office:value-type="float" office:value="0.899851" calcext:value-type="float">
            <text:p>0.899851</text:p>
          </table:table-cell>
          <table:table-cell office:value-type="float" office:value="0.85447" calcext:value-type="float">
            <text:p>0.854470</text:p>
          </table:table-cell>
          <table:table-cell office:value-type="float" office:value="0.834044" calcext:value-type="float">
            <text:p>0.83404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858151" calcext:value-type="float">
            <text:p>0.858151</text:p>
          </table:table-cell>
          <table:table-cell office:value-type="float" office:value="0.904068" calcext:value-type="float">
            <text:p>0.904068</text:p>
          </table:table-cell>
          <table:table-cell office:value-type="float" office:value="0.876064" calcext:value-type="float">
            <text:p>0.876064</text:p>
          </table:table-cell>
          <table:table-cell office:value-type="float" office:value="0.763218" calcext:value-type="float">
            <text:p>0.763218</text:p>
          </table:table-cell>
          <table:table-cell office:value-type="float" office:value="0.793425" calcext:value-type="float">
            <text:p>0.793425</text:p>
          </table:table-cell>
          <table:table-cell office:value-type="float" office:value="0.807185" calcext:value-type="float">
            <text:p>0.807185</text:p>
          </table:table-cell>
          <table:table-cell office:value-type="float" office:value="0.852413" calcext:value-type="float">
            <text:p>0.852413</text:p>
          </table:table-cell>
          <table:table-cell office:value-type="float" office:value="0.893923" calcext:value-type="float">
            <text:p>0.893923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0.884536" calcext:value-type="float">
            <text:p>0.88453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834592" calcext:value-type="float">
            <text:p>0.834592</text:p>
          </table:table-cell>
          <table:table-cell office:value-type="float" office:value="0.835173" calcext:value-type="float">
            <text:p>0.835173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0.849392" calcext:value-type="float">
            <text:p>0.849392</text:p>
          </table:table-cell>
          <table:table-cell office:value-type="float" office:value="0.860564" calcext:value-type="float">
            <text:p>0.860564</text:p>
          </table:table-cell>
          <table:table-cell office:value-type="float" office:value="0.852609" calcext:value-type="float">
            <text:p>0.852609</text:p>
          </table:table-cell>
          <table:table-cell office:value-type="float" office:value="0.853161" calcext:value-type="float">
            <text:p>0.853161</text:p>
          </table:table-cell>
          <table:table-cell office:value-type="float" office:value="0.810932" calcext:value-type="float">
            <text:p>0.810932</text:p>
          </table:table-cell>
          <table:table-cell table:style-name="ce2" office:value-type="float" office:value="0.355962" calcext:value-type="float">
            <text:p>0.355962</text:p>
          </table:table-cell>
          <table:table-cell office:value-type="float" office:value="0.553524" calcext:value-type="float">
            <text:p>0.55352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0.883688" calcext:value-type="float">
            <text:p>0.883688</text:p>
          </table:table-cell>
          <table:table-cell office:value-type="float" office:value="0.916419" calcext:value-type="float">
            <text:p>0.916419</text:p>
          </table:table-cell>
          <table:table-cell office:value-type="float" office:value="0.929308" calcext:value-type="float">
            <text:p>0.929308</text:p>
          </table:table-cell>
          <table:table-cell office:value-type="float" office:value="0.932881" calcext:value-type="float">
            <text:p>0.932881</text:p>
          </table:table-cell>
          <table:table-cell office:value-type="float" office:value="0.920956" calcext:value-type="float">
            <text:p>0.92095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0.82847" calcext:value-type="float">
            <text:p>0.828470</text:p>
          </table:table-cell>
          <table:table-cell office:value-type="float" office:value="0.786872" calcext:value-type="float">
            <text:p>0.786872</text:p>
          </table:table-cell>
          <table:table-cell office:value-type="float" office:value="0.907249" calcext:value-type="float">
            <text:p>0.907249</text:p>
          </table:table-cell>
          <table:table-cell office:value-type="float" office:value="0.895909" calcext:value-type="float">
            <text:p>0.895909</text:p>
          </table:table-cell>
          <table:table-cell office:value-type="float" office:value="0.872905" calcext:value-type="float">
            <text:p>0.872905</text:p>
          </table:table-cell>
          <table:table-cell office:value-type="float" office:value="0.840025" calcext:value-type="float">
            <text:p>0.840025</text:p>
          </table:table-cell>
          <table:table-cell office:value-type="float" office:value="0.91141" calcext:value-type="float">
            <text:p>0.911410</text:p>
          </table:table-cell>
          <table:table-cell office:value-type="float" office:value="0.899195" calcext:value-type="float">
            <text:p>0.899195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0.862527" calcext:value-type="float">
            <text:p>0.862527</text:p>
          </table:table-cell>
          <table:table-cell office:value-type="float" office:value="0.90303" calcext:value-type="float">
            <text:p>0.903030</text:p>
          </table:table-cell>
          <table:table-cell office:value-type="float" office:value="0.93725" calcext:value-type="float">
            <text:p>0.937250</text:p>
          </table:table-cell>
          <table:table-cell office:value-type="float" office:value="0.941281" calcext:value-type="float">
            <text:p>0.94128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898717" calcext:value-type="float">
            <text:p>0.898717</text:p>
          </table:table-cell>
          <table:table-cell office:value-type="float" office:value="0.830593" calcext:value-type="float">
            <text:p>0.830593</text:p>
          </table:table-cell>
          <table:table-cell office:value-type="float" office:value="0.902691" calcext:value-type="float">
            <text:p>0.902691</text:p>
          </table:table-cell>
          <table:table-cell office:value-type="float" office:value="0.858745" calcext:value-type="float">
            <text:p>0.858745</text:p>
          </table:table-cell>
          <table:table-cell office:value-type="float" office:value="0.839456" calcext:value-type="float">
            <text:p>0.839456</text:p>
          </table:table-cell>
          <table:table-cell office:value-type="float" office:value="0.780212" calcext:value-type="float">
            <text:p>0.780212</text:p>
          </table:table-cell>
          <table:table-cell office:value-type="float" office:value="0.861129" calcext:value-type="float">
            <text:p>0.861129</text:p>
          </table:table-cell>
          <table:table-cell office:value-type="float" office:value="0.906354" calcext:value-type="float">
            <text:p>0.906354</text:p>
          </table:table-cell>
          <table:table-cell office:value-type="float" office:value="0.879067" calcext:value-type="float">
            <text:p>0.879067</text:p>
          </table:table-cell>
          <table:table-cell office:value-type="float" office:value="0.770118" calcext:value-type="float">
            <text:p>0.770118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57078" calcext:value-type="float">
            <text:p>0.857078</text:p>
          </table:table-cell>
          <table:table-cell office:value-type="float" office:value="0.896696" calcext:value-type="float">
            <text:p>0.896696</text:p>
          </table:table-cell>
          <table:table-cell office:value-type="float" office:value="0.882028" calcext:value-type="float">
            <text:p>0.882028</text:p>
          </table:table-cell>
          <table:table-cell office:value-type="float" office:value="0.886723" calcext:value-type="float">
            <text:p>0.886723</text:p>
          </table:table-cell>
          <table:table-cell office:value-type="float" office:value="0.790809" calcext:value-type="float">
            <text:p>0.790809</text:p>
          </table:table-cell>
          <table:table-cell office:value-type="float" office:value="0.83856" calcext:value-type="float">
            <text:p>0.838560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801319" calcext:value-type="float">
            <text:p>0.801319</text:p>
          </table:table-cell>
          <table:table-cell office:value-type="float" office:value="0.853121" calcext:value-type="float">
            <text:p>0.853121</text:p>
          </table:table-cell>
          <table:table-cell office:value-type="float" office:value="0.864673" calcext:value-type="float">
            <text:p>0.864673</text:p>
          </table:table-cell>
          <table:table-cell office:value-type="float" office:value="0.856166" calcext:value-type="float">
            <text:p>0.856166</text:p>
          </table:table-cell>
          <table:table-cell office:value-type="float" office:value="0.857125" calcext:value-type="float">
            <text:p>0.857125</text:p>
          </table:table-cell>
          <table:table-cell office:value-type="float" office:value="0.817227" calcext:value-type="float">
            <text:p>0.817227</text:p>
          </table:table-cell>
          <table:table-cell office:value-type="float" office:value="0.554324" calcext:value-type="float">
            <text:p>0.554324</text:p>
          </table:table-cell>
          <table:table-cell table:style-name="ce2" office:value-type="float" office:value="0.351985" calcext:value-type="float">
            <text:p>0.351985</text:p>
          </table:table-cell>
          <table:table-cell office:value-type="float" office:value="0.899555" calcext:value-type="float">
            <text:p>0.899555</text:p>
          </table:table-cell>
          <table:table-cell office:value-type="float" office:value="0.886222" calcext:value-type="float">
            <text:p>0.886222</text:p>
          </table:table-cell>
          <table:table-cell office:value-type="float" office:value="0.918076" calcext:value-type="float">
            <text:p>0.918076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33844" calcext:value-type="float">
            <text:p>0.933844</text:p>
          </table:table-cell>
          <table:table-cell office:value-type="float" office:value="0.922756" calcext:value-type="float">
            <text:p>0.92275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32238" calcext:value-type="float">
            <text:p>0.932238</text:p>
          </table:table-cell>
          <table:table-cell office:value-type="float" office:value="0.912387" calcext:value-type="float">
            <text:p>0.912387</text:p>
          </table:table-cell>
          <table:table-cell office:value-type="float" office:value="0.905404" calcext:value-type="float">
            <text:p>0.905404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0.916437" calcext:value-type="float">
            <text:p>0.916437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11923" calcext:value-type="float">
            <text:p>0.911923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25163" calcext:value-type="float">
            <text:p>0.925163</text:p>
          </table:table-cell>
          <table:table-cell office:value-type="float" office:value="0.922836" calcext:value-type="float">
            <text:p>0.922836</text:p>
          </table:table-cell>
          <table:table-cell office:value-type="float" office:value="0.920828" calcext:value-type="float">
            <text:p>0.920828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947997" calcext:value-type="float">
            <text:p>0.947997</text:p>
          </table:table-cell>
          <table:table-cell office:value-type="float" office:value="0.946838" calcext:value-type="float">
            <text:p>0.946838</text:p>
          </table:table-cell>
          <table:table-cell office:value-type="float" office:value="0.918897" calcext:value-type="float">
            <text:p>0.918897</text:p>
          </table:table-cell>
          <table:table-cell office:value-type="float" office:value="0.92654" calcext:value-type="float">
            <text:p>0.926540</text:p>
          </table:table-cell>
          <table:table-cell office:value-type="float" office:value="0.90992" calcext:value-type="float">
            <text:p>0.909920</text:p>
          </table:table-cell>
          <table:table-cell office:value-type="float" office:value="0.933723" calcext:value-type="float">
            <text:p>0.933723</text:p>
          </table:table-cell>
          <table:table-cell office:value-type="float" office:value="0.910489" calcext:value-type="float">
            <text:p>0.910489</text:p>
          </table:table-cell>
          <table:table-cell office:value-type="float" office:value="0.913549" calcext:value-type="float">
            <text:p>0.913549</text:p>
          </table:table-cell>
          <table:table-cell office:value-type="float" office:value="0.900903" calcext:value-type="float">
            <text:p>0.900903</text:p>
          </table:table-cell>
          <table:table-cell office:value-type="float" office:value="0.918049" calcext:value-type="float">
            <text:p>0.918049</text:p>
          </table:table-cell>
          <table:table-cell office:value-type="float" office:value="0.925637" calcext:value-type="float">
            <text:p>0.925637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05818" calcext:value-type="float">
            <text:p>0.905818</text:p>
          </table:table-cell>
          <table:table-cell office:value-type="float" office:value="0.910394" calcext:value-type="float">
            <text:p>0.910394</text:p>
          </table:table-cell>
          <table:table-cell office:value-type="float" office:value="0.904987" calcext:value-type="float">
            <text:p>0.904987</text:p>
          </table:table-cell>
          <table:table-cell office:value-type="float" office:value="0.917209" calcext:value-type="float">
            <text:p>0.917209</text:p>
          </table:table-cell>
          <table:table-cell office:value-type="float" office:value="0.923149" calcext:value-type="float">
            <text:p>0.923149</text:p>
          </table:table-cell>
          <table:table-cell office:value-type="float" office:value="0.922228" calcext:value-type="float">
            <text:p>0.922228</text:p>
          </table:table-cell>
          <table:table-cell office:value-type="float" office:value="0.825666" calcext:value-type="float">
            <text:p>0.825666</text:p>
          </table:table-cell>
          <table:table-cell office:value-type="float" office:value="0.903611" calcext:value-type="float">
            <text:p>0.903611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0.917817" calcext:value-type="float">
            <text:p>0.917817</text:p>
          </table:table-cell>
          <table:table-cell office:value-type="float" office:value="0.908026" calcext:value-type="float">
            <text:p>0.908026</text:p>
          </table:table-cell>
          <table:table-cell office:value-type="float" office:value="0.915395" calcext:value-type="float">
            <text:p>0.915395</text:p>
          </table:table-cell>
          <table:table-cell office:value-type="float" office:value="0.918045" calcext:value-type="float">
            <text:p>0.918045</text:p>
          </table:table-cell>
          <table:table-cell office:value-type="float" office:value="0.913204" calcext:value-type="float">
            <text:p>0.913204</text:p>
          </table:table-cell>
          <table:table-cell office:value-type="float" office:value="0.915482" calcext:value-type="float">
            <text:p>0.915482</text:p>
          </table:table-cell>
          <table:table-cell office:value-type="float" office:value="0.906084" calcext:value-type="float">
            <text:p>0.906084</text:p>
          </table:table-cell>
          <table:table-cell office:value-type="float" office:value="0.90153" calcext:value-type="float">
            <text:p>0.901530</text:p>
          </table:table-cell>
          <table:table-cell office:value-type="float" office:value="0.901519" calcext:value-type="float">
            <text:p>0.901519</text:p>
          </table:table-cell>
          <table:table-cell table:style-name="ce2" office:value-type="float" office:value="0.304123" calcext:value-type="float">
            <text:p>0.304123</text:p>
          </table:table-cell>
          <table:table-cell office:value-type="float" office:value="0.922567" calcext:value-type="float">
            <text:p>0.922567</text:p>
          </table:table-cell>
          <table:table-cell office:value-type="float" office:value="0.928148" calcext:value-type="float">
            <text:p>0.928148</text:p>
          </table:table-cell>
          <table:table-cell office:value-type="float" office:value="0.937151" calcext:value-type="float">
            <text:p>0.937151</text:p>
          </table:table-cell>
          <table:table-cell office:value-type="float" office:value="0.938774" calcext:value-type="float">
            <text:p>0.938774</text:p>
          </table:table-cell>
          <table:table-cell office:value-type="float" office:value="0.931266" calcext:value-type="float">
            <text:p>0.93126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27843" calcext:value-type="float">
            <text:p>0.927843</text:p>
          </table:table-cell>
          <table:table-cell office:value-type="float" office:value="0.900356" calcext:value-type="float">
            <text:p>0.900356</text:p>
          </table:table-cell>
          <table:table-cell office:value-type="float" office:value="0.890022" calcext:value-type="float">
            <text:p>0.890022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133" calcext:value-type="float">
            <text:p>0.913300</text:p>
          </table:table-cell>
          <table:table-cell office:value-type="float" office:value="0.914492" calcext:value-type="float">
            <text:p>0.914492</text:p>
          </table:table-cell>
          <table:table-cell office:value-type="float" office:value="0.900042" calcext:value-type="float">
            <text:p>0.900042</text:p>
          </table:table-cell>
          <table:table-cell office:value-type="float" office:value="0.926031" calcext:value-type="float">
            <text:p>0.926031</text:p>
          </table:table-cell>
          <table:table-cell office:value-type="float" office:value="0.920044" calcext:value-type="float">
            <text:p>0.920044</text:p>
          </table:table-cell>
          <table:table-cell office:value-type="float" office:value="0.921374" calcext:value-type="float">
            <text:p>0.921374</text:p>
          </table:table-cell>
          <table:table-cell office:value-type="float" office:value="0.909664" calcext:value-type="float">
            <text:p>0.909664</text:p>
          </table:table-cell>
          <table:table-cell office:value-type="float" office:value="0.908084" calcext:value-type="float">
            <text:p>0.908084</text:p>
          </table:table-cell>
          <table:table-cell office:value-type="float" office:value="0.945053" calcext:value-type="float">
            <text:p>0.945053</text:p>
          </table:table-cell>
          <table:table-cell office:value-type="float" office:value="0.943766" calcext:value-type="float">
            <text:p>0.943766</text:p>
          </table:table-cell>
          <table:table-cell office:value-type="float" office:value="0.919376" calcext:value-type="float">
            <text:p>0.919376</text:p>
          </table:table-cell>
          <table:table-cell office:value-type="float" office:value="0.921093" calcext:value-type="float">
            <text:p>0.921093</text:p>
          </table:table-cell>
          <table:table-cell office:value-type="float" office:value="0.898039" calcext:value-type="float">
            <text:p>0.898039</text:p>
          </table:table-cell>
          <table:table-cell office:value-type="float" office:value="0.928697" calcext:value-type="float">
            <text:p>0.928697</text:p>
          </table:table-cell>
          <table:table-cell office:value-type="float" office:value="0.901244" calcext:value-type="float">
            <text:p>0.901244</text:p>
          </table:table-cell>
          <table:table-cell office:value-type="float" office:value="0.905186" calcext:value-type="float">
            <text:p>0.905186</text:p>
          </table:table-cell>
          <table:table-cell office:value-type="float" office:value="0.888007" calcext:value-type="float">
            <text:p>0.888007</text:p>
          </table:table-cell>
          <table:table-cell office:value-type="float" office:value="0.908301" calcext:value-type="float">
            <text:p>0.908301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0.889664" calcext:value-type="float">
            <text:p>0.889664</text:p>
          </table:table-cell>
          <table:table-cell office:value-type="float" office:value="0.896236" calcext:value-type="float">
            <text:p>0.896236</text:p>
          </table:table-cell>
          <table:table-cell office:value-type="float" office:value="0.895753" calcext:value-type="float">
            <text:p>0.895753</text:p>
          </table:table-cell>
          <table:table-cell office:value-type="float" office:value="0.908819" calcext:value-type="float">
            <text:p>0.908819</text:p>
          </table:table-cell>
          <table:table-cell office:value-type="float" office:value="0.919149" calcext:value-type="float">
            <text:p>0.919149</text:p>
          </table:table-cell>
          <table:table-cell office:value-type="float" office:value="0.912293" calcext:value-type="float">
            <text:p>0.912293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89747" calcext:value-type="float">
            <text:p>0.889747</text:p>
          </table:table-cell>
          <table:table-cell office:value-type="float" office:value="0.902391" calcext:value-type="float">
            <text:p>0.902391</text:p>
          </table:table-cell>
          <table:table-cell office:value-type="float" office:value="0.907456" calcext:value-type="float">
            <text:p>0.907456</text:p>
          </table:table-cell>
          <table:table-cell office:value-type="float" office:value="0.890952" calcext:value-type="float">
            <text:p>0.890952</text:p>
          </table:table-cell>
          <table:table-cell office:value-type="float" office:value="0.904337" calcext:value-type="float">
            <text:p>0.904337</text:p>
          </table:table-cell>
          <table:table-cell office:value-type="float" office:value="0.908458" calcext:value-type="float">
            <text:p>0.908458</text:p>
          </table:table-cell>
          <table:table-cell office:value-type="float" office:value="0.904144" calcext:value-type="float">
            <text:p>0.904144</text:p>
          </table:table-cell>
          <table:table-cell office:value-type="float" office:value="0.909045" calcext:value-type="float">
            <text:p>0.909045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884337" calcext:value-type="float">
            <text:p>0.884337</text:p>
          </table:table-cell>
          <table:table-cell office:value-type="float" office:value="0.884757" calcext:value-type="float">
            <text:p>0.884757</text:p>
          </table:table-cell>
          <table:table-cell office:value-type="float" office:value="0.919694" calcext:value-type="float">
            <text:p>0.919694</text:p>
          </table:table-cell>
          <table:table-cell table:style-name="ce2" office:value-type="float" office:value="0.309418" calcext:value-type="float">
            <text:p>0.309418</text:p>
          </table:table-cell>
          <table:table-cell office:value-type="float" office:value="0.92735" calcext:value-type="float">
            <text:p>0.927350</text:p>
          </table:table-cell>
          <table:table-cell office:value-type="float" office:value="0.935022" calcext:value-type="float">
            <text:p>0.935022</text:p>
          </table:table-cell>
          <table:table-cell office:value-type="float" office:value="0.9368" calcext:value-type="float">
            <text:p>0.936800</text:p>
          </table:table-cell>
          <table:table-cell office:value-type="float" office:value="0.930733" calcext:value-type="float">
            <text:p>0.9307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35" calcext:value-type="float">
            <text:p>0.935000</text:p>
          </table:table-cell>
          <table:table-cell office:value-type="float" office:value="0.925638" calcext:value-type="float">
            <text:p>0.925638</text:p>
          </table:table-cell>
          <table:table-cell office:value-type="float" office:value="0.922688" calcext:value-type="float">
            <text:p>0.922688</text:p>
          </table:table-cell>
          <table:table-cell office:value-type="float" office:value="0.924497" calcext:value-type="float">
            <text:p>0.92449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30305" calcext:value-type="float">
            <text:p>0.930305</text:p>
          </table:table-cell>
          <table:table-cell office:value-type="float" office:value="0.925381" calcext:value-type="float">
            <text:p>0.925381</text:p>
          </table:table-cell>
          <table:table-cell office:value-type="float" office:value="0.836489" calcext:value-type="float">
            <text:p>0.836489</text:p>
          </table:table-cell>
          <table:table-cell office:value-type="float" office:value="0.930803" calcext:value-type="float">
            <text:p>0.930803</text:p>
          </table:table-cell>
          <table:table-cell office:value-type="float" office:value="0.900786" calcext:value-type="float">
            <text:p>0.900786</text:p>
          </table:table-cell>
          <table:table-cell office:value-type="float" office:value="0.931666" calcext:value-type="float">
            <text:p>0.931666</text:p>
          </table:table-cell>
          <table:table-cell office:value-type="float" office:value="0.90729" calcext:value-type="float">
            <text:p>0.907290</text:p>
          </table:table-cell>
          <table:table-cell office:value-type="float" office:value="0.951126" calcext:value-type="float">
            <text:p>0.951126</text:p>
          </table:table-cell>
          <table:table-cell office:value-type="float" office:value="0.947705" calcext:value-type="float">
            <text:p>0.947705</text:p>
          </table:table-cell>
          <table:table-cell office:value-type="float" office:value="0.903794" calcext:value-type="float">
            <text:p>0.903794</text:p>
          </table:table-cell>
          <table:table-cell office:value-type="float" office:value="0.934293" calcext:value-type="float">
            <text:p>0.934293</text:p>
          </table:table-cell>
          <table:table-cell office:value-type="float" office:value="0.924666" calcext:value-type="float">
            <text:p>0.924666</text:p>
          </table:table-cell>
          <table:table-cell office:value-type="float" office:value="0.940887" calcext:value-type="float">
            <text:p>0.940887</text:p>
          </table:table-cell>
          <table:table-cell office:value-type="float" office:value="0.920197" calcext:value-type="float">
            <text:p>0.920197</text:p>
          </table:table-cell>
          <table:table-cell office:value-type="float" office:value="0.928447" calcext:value-type="float">
            <text:p>0.928447</text:p>
          </table:table-cell>
          <table:table-cell office:value-type="float" office:value="0.923344" calcext:value-type="float">
            <text:p>0.923344</text:p>
          </table:table-cell>
          <table:table-cell office:value-type="float" office:value="0.929313" calcext:value-type="float">
            <text:p>0.929313</text:p>
          </table:table-cell>
          <table:table-cell office:value-type="float" office:value="0.932151" calcext:value-type="float">
            <text:p>0.932151</text:p>
          </table:table-cell>
          <table:table-cell office:value-type="float" office:value="0.929598" calcext:value-type="float">
            <text:p>0.929598</text:p>
          </table:table-cell>
          <table:table-cell office:value-type="float" office:value="0.924879" calcext:value-type="float">
            <text:p>0.924879</text:p>
          </table:table-cell>
          <table:table-cell office:value-type="float" office:value="0.927386" calcext:value-type="float">
            <text:p>0.927386</text:p>
          </table:table-cell>
          <table:table-cell office:value-type="float" office:value="0.923775" calcext:value-type="float">
            <text:p>0.923775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28433" calcext:value-type="float">
            <text:p>0.928433</text:p>
          </table:table-cell>
          <table:table-cell office:value-type="float" office:value="0.93115" calcext:value-type="float">
            <text:p>0.931150</text:p>
          </table:table-cell>
          <table:table-cell office:value-type="float" office:value="0.926513" calcext:value-type="float">
            <text:p>0.926513</text:p>
          </table:table-cell>
          <table:table-cell office:value-type="float" office:value="0.920737" calcext:value-type="float">
            <text:p>0.920737</text:p>
          </table:table-cell>
          <table:table-cell office:value-type="float" office:value="0.927049" calcext:value-type="float">
            <text:p>0.927049</text:p>
          </table:table-cell>
          <table:table-cell office:value-type="float" office:value="0.930429" calcext:value-type="float">
            <text:p>0.930429</text:p>
          </table:table-cell>
          <table:table-cell office:value-type="float" office:value="0.9261" calcext:value-type="float">
            <text:p>0.926100</text:p>
          </table:table-cell>
          <table:table-cell office:value-type="float" office:value="0.927141" calcext:value-type="float">
            <text:p>0.927141</text:p>
          </table:table-cell>
          <table:table-cell office:value-type="float" office:value="0.928451" calcext:value-type="float">
            <text:p>0.928451</text:p>
          </table:table-cell>
          <table:table-cell office:value-type="float" office:value="0.925404" calcext:value-type="float">
            <text:p>0.925404</text:p>
          </table:table-cell>
          <table:table-cell office:value-type="float" office:value="0.928259" calcext:value-type="float">
            <text:p>0.928259</text:p>
          </table:table-cell>
          <table:table-cell office:value-type="float" office:value="0.92387" calcext:value-type="float">
            <text:p>0.923870</text:p>
          </table:table-cell>
          <table:table-cell office:value-type="float" office:value="0.921811" calcext:value-type="float">
            <text:p>0.921811</text:p>
          </table:table-cell>
          <table:table-cell office:value-type="float" office:value="0.92107" calcext:value-type="float">
            <text:p>0.921070</text:p>
          </table:table-cell>
          <table:table-cell office:value-type="float" office:value="0.926856" calcext:value-type="float">
            <text:p>0.926856</text:p>
          </table:table-cell>
          <table:table-cell office:value-type="float" office:value="0.930773" calcext:value-type="float">
            <text:p>0.930773</text:p>
          </table:table-cell>
          <table:table-cell table:style-name="ce2" office:value-type="float" office:value="0.292347" calcext:value-type="float">
            <text:p>0.292347</text:p>
          </table:table-cell>
          <table:table-cell office:value-type="float" office:value="0.939269" calcext:value-type="float">
            <text:p>0.939269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796505" calcext:value-type="float">
            <text:p>0.796505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46" calcext:value-type="float">
            <text:p>46</text:p>
          </table:table-cell>
          <table:table-cell office:value-type="float" office:value="0.918313" calcext:value-type="float">
            <text:p>0.918313</text:p>
          </table:table-cell>
          <table:table-cell office:value-type="float" office:value="0.932303" calcext:value-type="float">
            <text:p>0.932303</text:p>
          </table:table-cell>
          <table:table-cell office:value-type="float" office:value="0.931705" calcext:value-type="float">
            <text:p>0.931705</text:p>
          </table:table-cell>
          <table:table-cell office:value-type="float" office:value="0.929859" calcext:value-type="float">
            <text:p>0.929859</text:p>
          </table:table-cell>
          <table:table-cell office:value-type="float" office:value="0.928015" calcext:value-type="float">
            <text:p>0.928015</text:p>
          </table:table-cell>
          <table:table-cell office:value-type="float" office:value="0.937324" calcext:value-type="float">
            <text:p>0.937324</text:p>
          </table:table-cell>
          <table:table-cell office:value-type="float" office:value="0.930974" calcext:value-type="float">
            <text:p>0.930974</text:p>
          </table:table-cell>
          <table:table-cell office:value-type="float" office:value="0.938167" calcext:value-type="float">
            <text:p>0.938167</text:p>
          </table:table-cell>
          <table:table-cell office:value-type="float" office:value="0.933475" calcext:value-type="float">
            <text:p>0.933475</text:p>
          </table:table-cell>
          <table:table-cell office:value-type="float" office:value="0.935641" calcext:value-type="float">
            <text:p>0.935641</text:p>
          </table:table-cell>
          <table:table-cell office:value-type="float" office:value="0.934423" calcext:value-type="float">
            <text:p>0.934423</text:p>
          </table:table-cell>
          <table:table-cell office:value-type="float" office:value="0.912835" calcext:value-type="float">
            <text:p>0.912835</text:p>
          </table:table-cell>
          <table:table-cell office:value-type="float" office:value="0.947223" calcext:value-type="float">
            <text:p>0.947223</text:p>
          </table:table-cell>
          <table:table-cell office:value-type="float" office:value="0.944764" calcext:value-type="float">
            <text:p>0.944764</text:p>
          </table:table-cell>
          <table:table-cell office:value-type="float" office:value="0.93302" calcext:value-type="float">
            <text:p>0.933020</text:p>
          </table:table-cell>
          <table:table-cell office:value-type="float" office:value="0.937456" calcext:value-type="float">
            <text:p>0.937456</text:p>
          </table:table-cell>
          <table:table-cell office:value-type="float" office:value="0.932431" calcext:value-type="float">
            <text:p>0.932431</text:p>
          </table:table-cell>
          <table:table-cell office:value-type="float" office:value="0.945146" calcext:value-type="float">
            <text:p>0.945146</text:p>
          </table:table-cell>
          <table:table-cell office:value-type="float" office:value="0.926846" calcext:value-type="float">
            <text:p>0.926846</text:p>
          </table:table-cell>
          <table:table-cell office:value-type="float" office:value="0.936506" calcext:value-type="float">
            <text:p>0.936506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0.934285" calcext:value-type="float">
            <text:p>0.934285</text:p>
          </table:table-cell>
          <table:table-cell office:value-type="float" office:value="0.935377" calcext:value-type="float">
            <text:p>0.935377</text:p>
          </table:table-cell>
          <table:table-cell office:value-type="float" office:value="0.935423" calcext:value-type="float">
            <text:p>0.935423</text:p>
          </table:table-cell>
          <table:table-cell office:value-type="float" office:value="0.934173" calcext:value-type="float">
            <text:p>0.934173</text:p>
          </table:table-cell>
          <table:table-cell office:value-type="float" office:value="0.935232" calcext:value-type="float">
            <text:p>0.935232</text:p>
          </table:table-cell>
          <table:table-cell office:value-type="float" office:value="0.934376" calcext:value-type="float">
            <text:p>0.934376</text:p>
          </table:table-cell>
          <table:table-cell office:value-type="float" office:value="0.936428" calcext:value-type="float">
            <text:p>0.936428</text:p>
          </table:table-cell>
          <table:table-cell office:value-type="float" office:value="0.933942" calcext:value-type="float">
            <text:p>0.933942</text:p>
          </table:table-cell>
          <table:table-cell office:value-type="float" office:value="0.934755" calcext:value-type="float">
            <text:p>0.934755</text:p>
          </table:table-cell>
          <table:table-cell office:value-type="float" office:value="0.934551" calcext:value-type="float">
            <text:p>0.934551</text:p>
          </table:table-cell>
          <table:table-cell office:value-type="float" office:value="0.929861" calcext:value-type="float">
            <text:p>0.929861</text:p>
          </table:table-cell>
          <table:table-cell office:value-type="float" office:value="0.933676" calcext:value-type="float">
            <text:p>0.933676</text:p>
          </table:table-cell>
          <table:table-cell office:value-type="float" office:value="0.936792" calcext:value-type="float">
            <text:p>0.936792</text:p>
          </table:table-cell>
          <table:table-cell office:value-type="float" office:value="0.935175" calcext:value-type="float">
            <text:p>0.935175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33556" calcext:value-type="float">
            <text:p>0.933556</text:p>
          </table:table-cell>
          <table:table-cell office:value-type="float" office:value="0.930673" calcext:value-type="float">
            <text:p>0.930673</text:p>
          </table:table-cell>
          <table:table-cell office:value-type="float" office:value="0.935374" calcext:value-type="float">
            <text:p>0.935374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0.931745" calcext:value-type="float">
            <text:p>0.931745</text:p>
          </table:table-cell>
          <table:table-cell office:value-type="float" office:value="0.930951" calcext:value-type="float">
            <text:p>0.930951</text:p>
          </table:table-cell>
          <table:table-cell office:value-type="float" office:value="0.93237" calcext:value-type="float">
            <text:p>0.932370</text:p>
          </table:table-cell>
          <table:table-cell office:value-type="float" office:value="0.934207" calcext:value-type="float">
            <text:p>0.934207</text:p>
          </table:table-cell>
          <table:table-cell office:value-type="float" office:value="0.9367" calcext:value-type="float">
            <text:p>0.936700</text:p>
          </table:table-cell>
          <table:table-cell table:style-name="ce2" office:value-type="float" office:value="0.265004" calcext:value-type="float">
            <text:p>0.265004</text:p>
          </table:table-cell>
          <table:table-cell office:value-type="float" office:value="0.777577" calcext:value-type="float">
            <text:p>0.777577</text:p>
          </table:table-cell>
          <table:table-cell office:value-type="float" office:value="0.938793" calcext:value-type="float">
            <text:p>0.93879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7" calcext:value-type="float">
            <text:p>47</text:p>
          </table:table-cell>
          <table:table-cell office:value-type="float" office:value="0.923053" calcext:value-type="float">
            <text:p>0.923053</text:p>
          </table:table-cell>
          <table:table-cell office:value-type="float" office:value="0.936089" calcext:value-type="float">
            <text:p>0.936089</text:p>
          </table:table-cell>
          <table:table-cell office:value-type="float" office:value="0.935752" calcext:value-type="float">
            <text:p>0.935752</text:p>
          </table:table-cell>
          <table:table-cell office:value-type="float" office:value="0.932347" calcext:value-type="float">
            <text:p>0.932347</text:p>
          </table:table-cell>
          <table:table-cell office:value-type="float" office:value="0.9308" calcext:value-type="float">
            <text:p>0.930800</text:p>
          </table:table-cell>
          <table:table-cell office:value-type="float" office:value="0.940523" calcext:value-type="float">
            <text:p>0.940523</text:p>
          </table:table-cell>
          <table:table-cell office:value-type="float" office:value="0.934695" calcext:value-type="float">
            <text:p>0.934695</text:p>
          </table:table-cell>
          <table:table-cell office:value-type="float" office:value="0.940605" calcext:value-type="float">
            <text:p>0.940605</text:p>
          </table:table-cell>
          <table:table-cell office:value-type="float" office:value="0.936393" calcext:value-type="float">
            <text:p>0.936393</text:p>
          </table:table-cell>
          <table:table-cell office:value-type="float" office:value="0.93826" calcext:value-type="float">
            <text:p>0.938260</text:p>
          </table:table-cell>
          <table:table-cell office:value-type="float" office:value="0.937343" calcext:value-type="float">
            <text:p>0.937343</text:p>
          </table:table-cell>
          <table:table-cell office:value-type="float" office:value="0.916686" calcext:value-type="float">
            <text:p>0.916686</text:p>
          </table:table-cell>
          <table:table-cell office:value-type="float" office:value="0.949555" calcext:value-type="float">
            <text:p>0.949555</text:p>
          </table:table-cell>
          <table:table-cell office:value-type="float" office:value="0.946828" calcext:value-type="float">
            <text:p>0.946828</text:p>
          </table:table-cell>
          <table:table-cell office:value-type="float" office:value="0.935781" calcext:value-type="float">
            <text:p>0.935781</text:p>
          </table:table-cell>
          <table:table-cell office:value-type="float" office:value="0.940358" calcext:value-type="float">
            <text:p>0.940358</text:p>
          </table:table-cell>
          <table:table-cell office:value-type="float" office:value="0.936127" calcext:value-type="float">
            <text:p>0.936127</text:p>
          </table:table-cell>
          <table:table-cell office:value-type="float" office:value="0.948011" calcext:value-type="float">
            <text:p>0.948011</text:p>
          </table:table-cell>
          <table:table-cell office:value-type="float" office:value="0.930036" calcext:value-type="float">
            <text:p>0.930036</text:p>
          </table:table-cell>
          <table:table-cell office:value-type="float" office:value="0.939934" calcext:value-type="float">
            <text:p>0.939934</text:p>
          </table:table-cell>
          <table:table-cell office:value-type="float" office:value="0.939103" calcext:value-type="float">
            <text:p>0.939103</text:p>
          </table:table-cell>
          <table:table-cell office:value-type="float" office:value="0.937524" calcext:value-type="float">
            <text:p>0.937524</text:p>
          </table:table-cell>
          <table:table-cell office:value-type="float" office:value="0.937892" calcext:value-type="float">
            <text:p>0.937892</text:p>
          </table:table-cell>
          <table:table-cell office:value-type="float" office:value="0.938705" calcext:value-type="float">
            <text:p>0.938705</text:p>
          </table:table-cell>
          <table:table-cell office:value-type="float" office:value="0.938017" calcext:value-type="float">
            <text:p>0.938017</text:p>
          </table:table-cell>
          <table:table-cell office:value-type="float" office:value="0.938806" calcext:value-type="float">
            <text:p>0.938806</text:p>
          </table:table-cell>
          <table:table-cell office:value-type="float" office:value="0.938027" calcext:value-type="float">
            <text:p>0.938027</text:p>
          </table:table-cell>
          <table:table-cell office:value-type="float" office:value="0.939796" calcext:value-type="float">
            <text:p>0.939796</text:p>
          </table:table-cell>
          <table:table-cell office:value-type="float" office:value="0.936931" calcext:value-type="float">
            <text:p>0.936931</text:p>
          </table:table-cell>
          <table:table-cell office:value-type="float" office:value="0.937686" calcext:value-type="float">
            <text:p>0.937686</text:p>
          </table:table-cell>
          <table:table-cell office:value-type="float" office:value="0.937586" calcext:value-type="float">
            <text:p>0.937586</text:p>
          </table:table-cell>
          <table:table-cell office:value-type="float" office:value="0.934043" calcext:value-type="float">
            <text:p>0.934043</text:p>
          </table:table-cell>
          <table:table-cell office:value-type="float" office:value="0.937302" calcext:value-type="float">
            <text:p>0.937302</text:p>
          </table:table-cell>
          <table:table-cell office:value-type="float" office:value="0.94015" calcext:value-type="float">
            <text:p>0.940150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35754" calcext:value-type="float">
            <text:p>0.935754</text:p>
          </table:table-cell>
          <table:table-cell office:value-type="float" office:value="0.936831" calcext:value-type="float">
            <text:p>0.936831</text:p>
          </table:table-cell>
          <table:table-cell office:value-type="float" office:value="0.934143" calcext:value-type="float">
            <text:p>0.934143</text:p>
          </table:table-cell>
          <table:table-cell office:value-type="float" office:value="0.938578" calcext:value-type="float">
            <text:p>0.938578</text:p>
          </table:table-cell>
          <table:table-cell office:value-type="float" office:value="0.937761" calcext:value-type="float">
            <text:p>0.937761</text:p>
          </table:table-cell>
          <table:table-cell office:value-type="float" office:value="0.935843" calcext:value-type="float">
            <text:p>0.935843</text:p>
          </table:table-cell>
          <table:table-cell office:value-type="float" office:value="0.935084" calcext:value-type="float">
            <text:p>0.935084</text:p>
          </table:table-cell>
          <table:table-cell office:value-type="float" office:value="0.9354" calcext:value-type="float">
            <text:p>0.935400</text:p>
          </table:table-cell>
          <table:table-cell office:value-type="float" office:value="0.937227" calcext:value-type="float">
            <text:p>0.937227</text:p>
          </table:table-cell>
          <table:table-cell office:value-type="float" office:value="0.938887" calcext:value-type="float">
            <text:p>0.938887</text:p>
          </table:table-cell>
          <table:table-cell office:value-type="float" office:value="0.778459" calcext:value-type="float">
            <text:p>0.778459</text:p>
          </table:table-cell>
          <table:table-cell table:style-name="ce2" office:value-type="float" office:value="0.26734" calcext:value-type="float">
            <text:p>0.267340</text:p>
          </table:table-cell>
          <table:table-cell office:value-type="float" office:value="0.941042" calcext:value-type="float">
            <text:p>0.9410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37831" calcext:value-type="float">
            <text:p>0.937831</text:p>
          </table:table-cell>
          <table:table-cell office:value-type="float" office:value="0.931068" calcext:value-type="float">
            <text:p>0.931068</text:p>
          </table:table-cell>
          <table:table-cell office:value-type="float" office:value="0.928741" calcext:value-type="float">
            <text:p>0.928741</text:p>
          </table:table-cell>
          <table:table-cell office:value-type="float" office:value="0.928176" calcext:value-type="float">
            <text:p>0.928176</text:p>
          </table:table-cell>
          <table:table-cell office:value-type="float" office:value="0.927724" calcext:value-type="float">
            <text:p>0.927724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931009" calcext:value-type="float">
            <text:p>0.931009</text:p>
          </table:table-cell>
          <table:table-cell office:value-type="float" office:value="0.856691" calcext:value-type="float">
            <text:p>0.856691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0878" calcext:value-type="float">
            <text:p>0.908780</text:p>
          </table:table-cell>
          <table:table-cell office:value-type="float" office:value="0.936221" calcext:value-type="float">
            <text:p>0.936221</text:p>
          </table:table-cell>
          <table:table-cell office:value-type="float" office:value="0.91168" calcext:value-type="float">
            <text:p>0.911680</text:p>
          </table:table-cell>
          <table:table-cell office:value-type="float" office:value="0.953173" calcext:value-type="float">
            <text:p>0.953173</text:p>
          </table:table-cell>
          <table:table-cell office:value-type="float" office:value="0.949471" calcext:value-type="float">
            <text:p>0.949471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938229" calcext:value-type="float">
            <text:p>0.938229</text:p>
          </table:table-cell>
          <table:table-cell office:value-type="float" office:value="0.930259" calcext:value-type="float">
            <text:p>0.930259</text:p>
          </table:table-cell>
          <table:table-cell office:value-type="float" office:value="0.944496" calcext:value-type="float">
            <text:p>0.944496</text:p>
          </table:table-cell>
          <table:table-cell office:value-type="float" office:value="0.925441" calcext:value-type="float">
            <text:p>0.925441</text:p>
          </table:table-cell>
          <table:table-cell office:value-type="float" office:value="0.933899" calcext:value-type="float">
            <text:p>0.933899</text:p>
          </table:table-cell>
          <table:table-cell office:value-type="float" office:value="0.930205" calcext:value-type="float">
            <text:p>0.930205</text:p>
          </table:table-cell>
          <table:table-cell office:value-type="float" office:value="0.93406" calcext:value-type="float">
            <text:p>0.934060</text:p>
          </table:table-cell>
          <table:table-cell office:value-type="float" office:value="0.93578" calcext:value-type="float">
            <text:p>0.935780</text:p>
          </table:table-cell>
          <table:table-cell office:value-type="float" office:value="0.934078" calcext:value-type="float">
            <text:p>0.934078</text:p>
          </table:table-cell>
          <table:table-cell office:value-type="float" office:value="0.931043" calcext:value-type="float">
            <text:p>0.931043</text:p>
          </table:table-cell>
          <table:table-cell office:value-type="float" office:value="0.933263" calcext:value-type="float">
            <text:p>0.933263</text:p>
          </table:table-cell>
          <table:table-cell office:value-type="float" office:value="0.930059" calcext:value-type="float">
            <text:p>0.930059</text:p>
          </table:table-cell>
          <table:table-cell office:value-type="float" office:value="0.934918" calcext:value-type="float">
            <text:p>0.934918</text:p>
          </table:table-cell>
          <table:table-cell office:value-type="float" office:value="0.932333" calcext:value-type="float">
            <text:p>0.932333</text:p>
          </table:table-cell>
          <table:table-cell office:value-type="float" office:value="0.935763" calcext:value-type="float">
            <text:p>0.935763</text:p>
          </table:table-cell>
          <table:table-cell office:value-type="float" office:value="0.931025" calcext:value-type="float">
            <text:p>0.931025</text:p>
          </table:table-cell>
          <table:table-cell office:value-type="float" office:value="0.926965" calcext:value-type="float">
            <text:p>0.926965</text:p>
          </table:table-cell>
          <table:table-cell office:value-type="float" office:value="0.932334" calcext:value-type="float">
            <text:p>0.932334</text:p>
          </table:table-cell>
          <table:table-cell office:value-type="float" office:value="0.935567" calcext:value-type="float">
            <text:p>0.935567</text:p>
          </table:table-cell>
          <table:table-cell office:value-type="float" office:value="0.932396" calcext:value-type="float">
            <text:p>0.932396</text:p>
          </table:table-cell>
          <table:table-cell office:value-type="float" office:value="0.93207" calcext:value-type="float">
            <text:p>0.932070</text:p>
          </table:table-cell>
          <table:table-cell office:value-type="float" office:value="0.933095" calcext:value-type="float">
            <text:p>0.933095</text:p>
          </table:table-cell>
          <table:table-cell office:value-type="float" office:value="0.9303" calcext:value-type="float">
            <text:p>0.930300</text:p>
          </table:table-cell>
          <table:table-cell office:value-type="float" office:value="0.933064" calcext:value-type="float">
            <text:p>0.933064</text:p>
          </table:table-cell>
          <table:table-cell office:value-type="float" office:value="0.929696" calcext:value-type="float">
            <text:p>0.929696</text:p>
          </table:table-cell>
          <table:table-cell office:value-type="float" office:value="0.92814" calcext:value-type="float">
            <text:p>0.928140</text:p>
          </table:table-cell>
          <table:table-cell office:value-type="float" office:value="0.927474" calcext:value-type="float">
            <text:p>0.927474</text:p>
          </table:table-cell>
          <table:table-cell office:value-type="float" office:value="0.930849" calcext:value-type="float">
            <text:p>0.930849</text:p>
          </table:table-cell>
          <table:table-cell office:value-type="float" office:value="0.934941" calcext:value-type="float">
            <text:p>0.934941</text:p>
          </table:table-cell>
          <table:table-cell office:value-type="float" office:value="0.807443" calcext:value-type="float">
            <text:p>0.807443</text:p>
          </table:table-cell>
          <table:table-cell office:value-type="float" office:value="0.9415" calcext:value-type="float">
            <text:p>0.941500</text:p>
          </table:table-cell>
          <table:table-cell office:value-type="float" office:value="0.943096" calcext:value-type="float">
            <text:p>0.943096</text:p>
          </table:table-cell>
          <table:table-cell table:style-name="ce2" office:value-type="float" office:value="0.297365" calcext:value-type="float">
            <text:p>0.29736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48" table:default-cell-style-name="ce3"/>
        <table:table-row table:style-name="ro1">
          <table:table-cell table:number-columns-repeated="2"/>
          <table:table-cell table:style-name="Default" table:number-columns-repeated="48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905974" calcext:value-type="float">
            <text:p>0.90597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17173" calcext:value-type="float">
            <text:p>0.917173</text:p>
          </table:table-cell>
          <table:table-cell office:value-type="float" office:value="0.905877" calcext:value-type="float">
            <text:p>0.905877</text:p>
          </table:table-cell>
          <table:table-cell office:value-type="float" office:value="0.928251" calcext:value-type="float">
            <text:p>0.928251</text:p>
          </table:table-cell>
          <table:table-cell office:value-type="float" office:value="0.922784" calcext:value-type="float">
            <text:p>0.922784</text:p>
          </table:table-cell>
          <table:table-cell office:value-type="float" office:value="0.923976" calcext:value-type="float">
            <text:p>0.923976</text:p>
          </table:table-cell>
          <table:table-cell office:value-type="float" office:value="0.913442" calcext:value-type="float">
            <text:p>0.913442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9466" calcext:value-type="float">
            <text:p>0.946600</text:p>
          </table:table-cell>
          <table:table-cell office:value-type="float" office:value="0.94598" calcext:value-type="float">
            <text:p>0.945980</text:p>
          </table:table-cell>
          <table:table-cell office:value-type="float" office:value="0.922027" calcext:value-type="float">
            <text:p>0.922027</text:p>
          </table:table-cell>
          <table:table-cell office:value-type="float" office:value="0.921888" calcext:value-type="float">
            <text:p>0.921888</text:p>
          </table:table-cell>
          <table:table-cell office:value-type="float" office:value="0.904924" calcext:value-type="float">
            <text:p>0.90492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769" calcext:value-type="float">
            <text:p>0.907690</text:p>
          </table:table-cell>
          <table:table-cell office:value-type="float" office:value="0.908214" calcext:value-type="float">
            <text:p>0.908214</text:p>
          </table:table-cell>
          <table:table-cell office:value-type="float" office:value="0.892268" calcext:value-type="float">
            <text:p>0.892268</text:p>
          </table:table-cell>
          <table:table-cell office:value-type="float" office:value="0.914292" calcext:value-type="float">
            <text:p>0.914292</text:p>
          </table:table-cell>
          <table:table-cell office:value-type="float" office:value="0.924649" calcext:value-type="float">
            <text:p>0.924649</text:p>
          </table:table-cell>
          <table:table-cell office:value-type="float" office:value="0.918281" calcext:value-type="float">
            <text:p>0.918281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03847" calcext:value-type="float">
            <text:p>0.903847</text:p>
          </table:table-cell>
          <table:table-cell office:value-type="float" office:value="0.899229" calcext:value-type="float">
            <text:p>0.899229</text:p>
          </table:table-cell>
          <table:table-cell office:value-type="float" office:value="0.90922" calcext:value-type="float">
            <text:p>0.909220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19568" calcext:value-type="float">
            <text:p>0.919568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896934" calcext:value-type="float">
            <text:p>0.896934</text:p>
          </table:table-cell>
          <table:table-cell office:value-type="float" office:value="0.907544" calcext:value-type="float">
            <text:p>0.907544</text:p>
          </table:table-cell>
          <table:table-cell office:value-type="float" office:value="0.913421" calcext:value-type="float">
            <text:p>0.913421</text:p>
          </table:table-cell>
          <table:table-cell office:value-type="float" office:value="0.899881" calcext:value-type="float">
            <text:p>0.899881</text:p>
          </table:table-cell>
          <table:table-cell office:value-type="float" office:value="0.910179" calcext:value-type="float">
            <text:p>0.910179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899815" calcext:value-type="float">
            <text:p>0.899815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0539" calcext:value-type="float">
            <text:p>0.920539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936589" calcext:value-type="float">
            <text:p>0.936589</text:p>
          </table:table-cell>
          <table:table-cell office:value-type="float" office:value="0.938758" calcext:value-type="float">
            <text:p>0.938758</text:p>
          </table:table-cell>
          <table:table-cell office:value-type="float" office:value="0.933003" calcext:value-type="float">
            <text:p>0.9330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87173" calcext:value-type="float">
            <text:p>0.871730</text:p>
          </table:table-cell>
          <table:table-cell office:value-type="float" office:value="0.912431" calcext:value-type="float">
            <text:p>0.912431</text:p>
          </table:table-cell>
          <table:table-cell office:value-type="float" office:value="0.903172" calcext:value-type="float">
            <text:p>0.903172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856" calcext:value-type="float">
            <text:p>0.885600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0.912508" calcext:value-type="float">
            <text:p>0.912508</text:p>
          </table:table-cell>
          <table:table-cell office:value-type="float" office:value="0.915545" calcext:value-type="float">
            <text:p>0.915545</text:p>
          </table:table-cell>
          <table:table-cell office:value-type="float" office:value="0.897466" calcext:value-type="float">
            <text:p>0.897466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42342" calcext:value-type="float">
            <text:p>0.942342</text:p>
          </table:table-cell>
          <table:table-cell office:value-type="float" office:value="0.942415" calcext:value-type="float">
            <text:p>0.94241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22487" calcext:value-type="float">
            <text:p>0.922487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0323" calcext:value-type="float">
            <text:p>0.890323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97471" calcext:value-type="float">
            <text:p>0.897471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904896" calcext:value-type="float">
            <text:p>0.904896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0.876908" calcext:value-type="float">
            <text:p>0.876908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896253" calcext:value-type="float">
            <text:p>0.896253</text:p>
          </table:table-cell>
          <table:table-cell office:value-type="float" office:value="0.911548" calcext:value-type="float">
            <text:p>0.911548</text:p>
          </table:table-cell>
          <table:table-cell office:value-type="float" office:value="0.904701" calcext:value-type="float">
            <text:p>0.904701</text:p>
          </table:table-cell>
          <table:table-cell office:value-type="float" office:value="0.908145" calcext:value-type="float">
            <text:p>0.908145</text:p>
          </table:table-cell>
          <table:table-cell office:value-type="float" office:value="0.871243" calcext:value-type="float">
            <text:p>0.871243</text:p>
          </table:table-cell>
          <table:table-cell office:value-type="float" office:value="0.887844" calcext:value-type="float">
            <text:p>0.8878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891488" calcext:value-type="float">
            <text:p>0.891488</text:p>
          </table:table-cell>
          <table:table-cell office:value-type="float" office:value="0.896331" calcext:value-type="float">
            <text:p>0.896331</text:p>
          </table:table-cell>
          <table:table-cell office:value-type="float" office:value="0.879119" calcext:value-type="float">
            <text:p>0.879119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12227" calcext:value-type="float">
            <text:p>0.912227</text:p>
          </table:table-cell>
          <table:table-cell office:value-type="float" office:value="0.905659" calcext:value-type="float">
            <text:p>0.905659</text:p>
          </table:table-cell>
          <table:table-cell office:value-type="float" office:value="0.920772" calcext:value-type="float">
            <text:p>0.920772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933752" calcext:value-type="float">
            <text:p>0.933752</text:p>
          </table:table-cell>
          <table:table-cell office:value-type="float" office:value="0.925612" calcext:value-type="float">
            <text:p>0.9256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868826" calcext:value-type="float">
            <text:p>0.868826</text:p>
          </table:table-cell>
          <table:table-cell office:value-type="float" office:value="0.846144" calcext:value-type="float">
            <text:p>0.846144</text:p>
          </table:table-cell>
          <table:table-cell office:value-type="float" office:value="0.912438" calcext:value-type="float">
            <text:p>0.912438</text:p>
          </table:table-cell>
          <table:table-cell office:value-type="float" office:value="0.903839" calcext:value-type="float">
            <text:p>0.90383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856" calcext:value-type="float">
            <text:p>0.867856</text:p>
          </table:table-cell>
          <table:table-cell office:value-type="float" office:value="0.915938" calcext:value-type="float">
            <text:p>0.915938</text:p>
          </table:table-cell>
          <table:table-cell office:value-type="float" office:value="0.907626" calcext:value-type="float">
            <text:p>0.907626</text:p>
          </table:table-cell>
          <table:table-cell office:value-type="float" office:value="0.908658" calcext:value-type="float">
            <text:p>0.908658</text:p>
          </table:table-cell>
          <table:table-cell office:value-type="float" office:value="0.883753" calcext:value-type="float">
            <text:p>0.883753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0.94183" calcext:value-type="float">
            <text:p>0.941830</text:p>
          </table:table-cell>
          <table:table-cell office:value-type="float" office:value="0.906194" calcext:value-type="float">
            <text:p>0.90619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863123" calcext:value-type="float">
            <text:p>0.863123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0.878812" calcext:value-type="float">
            <text:p>0.87881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884599" calcext:value-type="float">
            <text:p>0.884599</text:p>
          </table:table-cell>
          <table:table-cell office:value-type="float" office:value="0.910792" calcext:value-type="float">
            <text:p>0.910792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1427" calcext:value-type="float">
            <text:p>0.851427</text:p>
          </table:table-cell>
          <table:table-cell office:value-type="float" office:value="0.843681" calcext:value-type="float">
            <text:p>0.843681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896144" calcext:value-type="float">
            <text:p>0.896144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878122" calcext:value-type="float">
            <text:p>0.878122</text:p>
          </table:table-cell>
          <table:table-cell office:value-type="float" office:value="0.846425" calcext:value-type="float">
            <text:p>0.846425</text:p>
          </table:table-cell>
          <table:table-cell office:value-type="float" office:value="0.877395" calcext:value-type="float">
            <text:p>0.877395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0.87617" calcext:value-type="float">
            <text:p>0.876170</text:p>
          </table:table-cell>
          <table:table-cell office:value-type="float" office:value="0.847049" calcext:value-type="float">
            <text:p>0.847049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833079" calcext:value-type="float">
            <text:p>0.833079</text:p>
          </table:table-cell>
          <table:table-cell office:value-type="float" office:value="0.904912" calcext:value-type="float">
            <text:p>0.904912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920863" calcext:value-type="float">
            <text:p>0.920863</text:p>
          </table:table-cell>
          <table:table-cell office:value-type="float" office:value="0.931785" calcext:value-type="float">
            <text:p>0.931785</text:p>
          </table:table-cell>
          <table:table-cell office:value-type="float" office:value="0.934321" calcext:value-type="float">
            <text:p>0.934321</text:p>
          </table:table-cell>
          <table:table-cell office:value-type="float" office:value="0.924918" calcext:value-type="float">
            <text:p>0.9249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16315" calcext:value-type="float">
            <text:p>0.916315</text:p>
          </table:table-cell>
          <table:table-cell office:value-type="float" office:value="0.837089" calcext:value-type="float">
            <text:p>0.837089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0.90654" calcext:value-type="float">
            <text:p>0.906540</text:p>
          </table:table-cell>
          <table:table-cell office:value-type="float" office:value="0.894478" calcext:value-type="float">
            <text:p>0.894478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35428" calcext:value-type="float">
            <text:p>0.835428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898735" calcext:value-type="float">
            <text:p>0.898735</text:p>
          </table:table-cell>
          <table:table-cell office:value-type="float" office:value="0.897761" calcext:value-type="float">
            <text:p>0.897761</text:p>
          </table:table-cell>
          <table:table-cell office:value-type="float" office:value="0.860416" calcext:value-type="float">
            <text:p>0.860416</text:p>
          </table:table-cell>
          <table:table-cell office:value-type="float" office:value="0.904609" calcext:value-type="float">
            <text:p>0.904609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826509" calcext:value-type="float">
            <text:p>0.826509</text:p>
          </table:table-cell>
          <table:table-cell office:value-type="float" office:value="0.896346" calcext:value-type="float">
            <text:p>0.896346</text:p>
          </table:table-cell>
          <table:table-cell office:value-type="float" office:value="0.855456" calcext:value-type="float">
            <text:p>0.855456</text:p>
          </table:table-cell>
          <table:table-cell office:value-type="float" office:value="0.822732" calcext:value-type="float">
            <text:p>0.82273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59096" calcext:value-type="float">
            <text:p>0.859096</text:p>
          </table:table-cell>
          <table:table-cell office:value-type="float" office:value="0.901276" calcext:value-type="float">
            <text:p>0.901276</text:p>
          </table:table-cell>
          <table:table-cell office:value-type="float" office:value="0.877174" calcext:value-type="float">
            <text:p>0.877174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786717" calcext:value-type="float">
            <text:p>0.786717</text:p>
          </table:table-cell>
          <table:table-cell office:value-type="float" office:value="0.844073" calcext:value-type="float">
            <text:p>0.84407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0.880205" calcext:value-type="float">
            <text:p>0.88020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802731" calcext:value-type="float">
            <text:p>0.802731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47118" calcext:value-type="float">
            <text:p>0.847118</text:p>
          </table:table-cell>
          <table:table-cell office:value-type="float" office:value="0.796712" calcext:value-type="float">
            <text:p>0.796712</text:p>
          </table:table-cell>
          <table:table-cell office:value-type="float" office:value="0.850625" calcext:value-type="float">
            <text:p>0.850625</text:p>
          </table:table-cell>
          <table:table-cell office:value-type="float" office:value="0.861155" calcext:value-type="float">
            <text:p>0.861155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842752" calcext:value-type="float">
            <text:p>0.842752</text:p>
          </table:table-cell>
          <table:table-cell office:value-type="float" office:value="0.792501" calcext:value-type="float">
            <text:p>0.792501</text:p>
          </table:table-cell>
          <table:table-cell office:value-type="float" office:value="0.770916" calcext:value-type="float">
            <text:p>0.770916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894462" calcext:value-type="float">
            <text:p>0.894462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0.930329" calcext:value-type="float">
            <text:p>0.930329</text:p>
          </table:table-cell>
          <table:table-cell office:value-type="float" office:value="0.933495" calcext:value-type="float">
            <text:p>0.933495</text:p>
          </table:table-cell>
          <table:table-cell office:value-type="float" office:value="0.919551" calcext:value-type="float">
            <text:p>0.91955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24707" calcext:value-type="float">
            <text:p>0.924707</text:p>
          </table:table-cell>
          <table:table-cell office:value-type="float" office:value="0.88465" calcext:value-type="float">
            <text:p>0.884650</text:p>
          </table:table-cell>
          <table:table-cell office:value-type="float" office:value="0.86899" calcext:value-type="float">
            <text:p>0.86899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10172" calcext:value-type="float">
            <text:p>0.910172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922493" calcext:value-type="float">
            <text:p>0.922493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0.907963" calcext:value-type="float">
            <text:p>0.907963</text:p>
          </table:table-cell>
          <table:table-cell office:value-type="float" office:value="0.942835" calcext:value-type="float">
            <text:p>0.942835</text:p>
          </table:table-cell>
          <table:table-cell office:value-type="float" office:value="0.943596" calcext:value-type="float">
            <text:p>0.943596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15416" calcext:value-type="float">
            <text:p>0.915416</text:p>
          </table:table-cell>
          <table:table-cell office:value-type="float" office:value="0.880702" calcext:value-type="float">
            <text:p>0.880702</text:p>
          </table:table-cell>
          <table:table-cell office:value-type="float" office:value="0.921919" calcext:value-type="float">
            <text:p>0.921919</text:p>
          </table:table-cell>
          <table:table-cell office:value-type="float" office:value="0.890805" calcext:value-type="float">
            <text:p>0.89080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6225" calcext:value-type="float">
            <text:p>0.86225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939" calcext:value-type="float">
            <text:p>0.919390</text:p>
          </table:table-cell>
          <table:table-cell office:value-type="float" office:value="0.904358" calcext:value-type="float">
            <text:p>0.904358</text:p>
          </table:table-cell>
          <table:table-cell office:value-type="float" office:value="0.865118" calcext:value-type="float">
            <text:p>0.865118</text:p>
          </table:table-cell>
          <table:table-cell office:value-type="float" office:value="0.873996" calcext:value-type="float">
            <text:p>0.873996</text:p>
          </table:table-cell>
          <table:table-cell office:value-type="float" office:value="0.874979" calcext:value-type="float">
            <text:p>0.874979</text:p>
          </table:table-cell>
          <table:table-cell office:value-type="float" office:value="0.895969" calcext:value-type="float">
            <text:p>0.895969</text:p>
          </table:table-cell>
          <table:table-cell office:value-type="float" office:value="0.912987" calcext:value-type="float">
            <text:p>0.912987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0.908288" calcext:value-type="float">
            <text:p>0.908288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546" calcext:value-type="float">
            <text:p>0.885460</text:p>
          </table:table-cell>
          <table:table-cell office:value-type="float" office:value="0.893239" calcext:value-type="float">
            <text:p>0.893239</text:p>
          </table:table-cell>
          <table:table-cell office:value-type="float" office:value="0.86865" calcext:value-type="float">
            <text:p>0.868650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0.896409" calcext:value-type="float">
            <text:p>0.896409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0.895313" calcext:value-type="float">
            <text:p>0.895313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0.85811" calcext:value-type="float">
            <text:p>0.858110</text:p>
          </table:table-cell>
          <table:table-cell office:value-type="float" office:value="0.859142" calcext:value-type="float">
            <text:p>0.859142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08797" calcext:value-type="float">
            <text:p>0.908797</text:p>
          </table:table-cell>
          <table:table-cell office:value-type="float" office:value="0.925339" calcext:value-type="float">
            <text:p>0.925339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0.935638" calcext:value-type="float">
            <text:p>0.93563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32607" calcext:value-type="float">
            <text:p>0.932607</text:p>
          </table:table-cell>
          <table:table-cell office:value-type="float" office:value="0.915295" calcext:value-type="float">
            <text:p>0.915295</text:p>
          </table:table-cell>
          <table:table-cell office:value-type="float" office:value="0.910196" calcext:value-type="float">
            <text:p>0.910196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1822" calcext:value-type="float">
            <text:p>0.918220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15229" calcext:value-type="float">
            <text:p>0.915229</text:p>
          </table:table-cell>
          <table:table-cell office:value-type="float" office:value="0.929942" calcext:value-type="float">
            <text:p>0.929942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21156" calcext:value-type="float">
            <text:p>0.921156</text:p>
          </table:table-cell>
          <table:table-cell office:value-type="float" office:value="0.908437" calcext:value-type="float">
            <text:p>0.908437</text:p>
          </table:table-cell>
          <table:table-cell office:value-type="float" office:value="0.94764" calcext:value-type="float">
            <text:p>0.947640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6337" calcext:value-type="float">
            <text:p>0.926337</text:p>
          </table:table-cell>
          <table:table-cell office:value-type="float" office:value="0.913836" calcext:value-type="float">
            <text:p>0.913836</text:p>
          </table:table-cell>
          <table:table-cell office:value-type="float" office:value="0.935075" calcext:value-type="float">
            <text:p>0.93507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0.917151" calcext:value-type="float">
            <text:p>0.917151</text:p>
          </table:table-cell>
          <table:table-cell office:value-type="float" office:value="0.906384" calcext:value-type="float">
            <text:p>0.906384</text:p>
          </table:table-cell>
          <table:table-cell office:value-type="float" office:value="0.921338" calcext:value-type="float">
            <text:p>0.92133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09504" calcext:value-type="float">
            <text:p>0.909504</text:p>
          </table:table-cell>
          <table:table-cell office:value-type="float" office:value="0.918977" calcext:value-type="float">
            <text:p>0.918977</text:p>
          </table:table-cell>
          <table:table-cell office:value-type="float" office:value="0.9231" calcext:value-type="float">
            <text:p>0.923100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22149" calcext:value-type="float">
            <text:p>0.922149</text:p>
          </table:table-cell>
          <table:table-cell office:value-type="float" office:value="0.907972" calcext:value-type="float">
            <text:p>0.907972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2042" calcext:value-type="float">
            <text:p>0.920420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0.91821" calcext:value-type="float">
            <text:p>0.918210</text:p>
          </table:table-cell>
          <table:table-cell office:value-type="float" office:value="0.921253" calcext:value-type="float">
            <text:p>0.921253</text:p>
          </table:table-cell>
          <table:table-cell office:value-type="float" office:value="0.917359" calcext:value-type="float">
            <text:p>0.917359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0.906889" calcext:value-type="float">
            <text:p>0.906889</text:p>
          </table:table-cell>
          <table:table-cell office:value-type="float" office:value="0.906561" calcext:value-type="float">
            <text:p>0.906561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923226" calcext:value-type="float">
            <text:p>0.923226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37848" calcext:value-type="float">
            <text:p>0.937848</text:p>
          </table:table-cell>
          <table:table-cell office:value-type="float" office:value="0.939193" calcext:value-type="float">
            <text:p>0.939193</text:p>
          </table:table-cell>
          <table:table-cell office:value-type="float" office:value="0.932996" calcext:value-type="float">
            <text:p>0.9329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2638" calcext:value-type="float">
            <text:p>0.926380</text:p>
          </table:table-cell>
          <table:table-cell office:value-type="float" office:value="0.89366" calcext:value-type="float">
            <text:p>0.893660</text:p>
          </table:table-cell>
          <table:table-cell office:value-type="float" office:value="0.882209" calcext:value-type="float">
            <text:p>0.882209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12433" calcext:value-type="float">
            <text:p>0.912433</text:p>
          </table:table-cell>
          <table:table-cell office:value-type="float" office:value="0.909583" calcext:value-type="float">
            <text:p>0.909583</text:p>
          </table:table-cell>
          <table:table-cell office:value-type="float" office:value="0.893544" calcext:value-type="float">
            <text:p>0.893544</text:p>
          </table:table-cell>
          <table:table-cell office:value-type="float" office:value="0.924083" calcext:value-type="float">
            <text:p>0.924083</text:p>
          </table:table-cell>
          <table:table-cell office:value-type="float" office:value="0.917096" calcext:value-type="float">
            <text:p>0.917096</text:p>
          </table:table-cell>
          <table:table-cell office:value-type="float" office:value="0.919392" calcext:value-type="float">
            <text:p>0.919392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0.90695" calcext:value-type="float">
            <text:p>0.906950</text:p>
          </table:table-cell>
          <table:table-cell office:value-type="float" office:value="0.943909" calcext:value-type="float">
            <text:p>0.943909</text:p>
          </table:table-cell>
          <table:table-cell office:value-type="float" office:value="0.943976" calcext:value-type="float">
            <text:p>0.943976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918544" calcext:value-type="float">
            <text:p>0.918544</text:p>
          </table:table-cell>
          <table:table-cell office:value-type="float" office:value="0.890904" calcext:value-type="float">
            <text:p>0.890904</text:p>
          </table:table-cell>
          <table:table-cell office:value-type="float" office:value="0.92534" calcext:value-type="float">
            <text:p>0.925340</text:p>
          </table:table-cell>
          <table:table-cell office:value-type="float" office:value="0.897578" calcext:value-type="float">
            <text:p>0.897578</text:p>
          </table:table-cell>
          <table:table-cell office:value-type="float" office:value="0.898375" calcext:value-type="float">
            <text:p>0.89837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904214" calcext:value-type="float">
            <text:p>0.904214</text:p>
          </table:table-cell>
          <table:table-cell office:value-type="float" office:value="0.920515" calcext:value-type="float">
            <text:p>0.92051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87515" calcext:value-type="float">
            <text:p>0.88751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509" calcext:value-type="float">
            <text:p>0.903509</text:p>
          </table:table-cell>
          <table:table-cell office:value-type="float" office:value="0.916376" calcext:value-type="float">
            <text:p>0.916376</text:p>
          </table:table-cell>
          <table:table-cell office:value-type="float" office:value="0.911701" calcext:value-type="float">
            <text:p>0.91170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81208" calcext:value-type="float">
            <text:p>0.881208</text:p>
          </table:table-cell>
          <table:table-cell office:value-type="float" office:value="0.893006" calcext:value-type="float">
            <text:p>0.893006</text:p>
          </table:table-cell>
          <table:table-cell office:value-type="float" office:value="0.901594" calcext:value-type="float">
            <text:p>0.901594</text:p>
          </table:table-cell>
          <table:table-cell office:value-type="float" office:value="0.883919" calcext:value-type="float">
            <text:p>0.883919</text:p>
          </table:table-cell>
          <table:table-cell office:value-type="float" office:value="0.89884" calcext:value-type="float">
            <text:p>0.898840</text:p>
          </table:table-cell>
          <table:table-cell office:value-type="float" office:value="0.90452" calcext:value-type="float">
            <text:p>0.904520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0.902997" calcext:value-type="float">
            <text:p>0.902997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75236" calcext:value-type="float">
            <text:p>0.875236</text:p>
          </table:table-cell>
          <table:table-cell office:value-type="float" office:value="0.91562" calcext:value-type="float">
            <text:p>0.915620</text:p>
          </table:table-cell>
          <table:table-cell office:value-type="float" office:value="0.91373" calcext:value-type="float">
            <text:p>0.913730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3413" calcext:value-type="float">
            <text:p>0.934130</text:p>
          </table:table-cell>
          <table:table-cell office:value-type="float" office:value="0.936472" calcext:value-type="float">
            <text:p>0.936472</text:p>
          </table:table-cell>
          <table:table-cell office:value-type="float" office:value="0.929913" calcext:value-type="float">
            <text:p>0.9299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91346" calcext:value-type="float">
            <text:p>0.791346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896157" calcext:value-type="float">
            <text:p>0.896157</text:p>
          </table:table-cell>
          <table:table-cell office:value-type="float" office:value="0.87365" calcext:value-type="float">
            <text:p>0.873650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0.911297" calcext:value-type="float">
            <text:p>0.911297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0.90298" calcext:value-type="float">
            <text:p>0.902980</text:p>
          </table:table-cell>
          <table:table-cell office:value-type="float" office:value="0.863714" calcext:value-type="float">
            <text:p>0.863714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0.936437" calcext:value-type="float">
            <text:p>0.936437</text:p>
          </table:table-cell>
          <table:table-cell office:value-type="float" office:value="0.940704" calcext:value-type="float">
            <text:p>0.940704</text:p>
          </table:table-cell>
          <table:table-cell office:value-type="float" office:value="0.901824" calcext:value-type="float">
            <text:p>0.901824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32505" calcext:value-type="float">
            <text:p>0.832505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859395" calcext:value-type="float">
            <text:p>0.859395</text:p>
          </table:table-cell>
          <table:table-cell office:value-type="float" office:value="0.840406" calcext:value-type="float">
            <text:p>0.840406</text:p>
          </table:table-cell>
          <table:table-cell office:value-type="float" office:value="0.784257" calcext:value-type="float">
            <text:p>0.784257</text:p>
          </table:table-cell>
          <table:table-cell office:value-type="float" office:value="0.862795" calcext:value-type="float">
            <text:p>0.862795</text:p>
          </table:table-cell>
          <table:table-cell office:value-type="float" office:value="0.906199" calcext:value-type="float">
            <text:p>0.906199</text:p>
          </table:table-cell>
          <table:table-cell office:value-type="float" office:value="0.879638" calcext:value-type="float">
            <text:p>0.87963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02177" calcext:value-type="float">
            <text:p>0.802177</text:p>
          </table:table-cell>
          <table:table-cell office:value-type="float" office:value="0.814564" calcext:value-type="float">
            <text:p>0.814564</text:p>
          </table:table-cell>
          <table:table-cell office:value-type="float" office:value="0.858677" calcext:value-type="float">
            <text:p>0.858677</text:p>
          </table:table-cell>
          <table:table-cell office:value-type="float" office:value="0.896996" calcext:value-type="float">
            <text:p>0.896996</text:p>
          </table:table-cell>
          <table:table-cell office:value-type="float" office:value="0.882942" calcext:value-type="float">
            <text:p>0.882942</text:p>
          </table:table-cell>
          <table:table-cell office:value-type="float" office:value="0.887511" calcext:value-type="float">
            <text:p>0.887511</text:p>
          </table:table-cell>
          <table:table-cell office:value-type="float" office:value="0.794456" calcext:value-type="float">
            <text:p>0.794456</text:p>
          </table:table-cell>
          <table:table-cell office:value-type="float" office:value="0.839874" calcext:value-type="float">
            <text:p>0.839874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54524" calcext:value-type="float">
            <text:p>0.854524</text:p>
          </table:table-cell>
          <table:table-cell office:value-type="float" office:value="0.865554" calcext:value-type="float">
            <text:p>0.865554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8071" calcext:value-type="float">
            <text:p>0.858071</text:p>
          </table:table-cell>
          <table:table-cell office:value-type="float" office:value="0.81909" calcext:value-type="float">
            <text:p>0.819090</text:p>
          </table:table-cell>
          <table:table-cell office:value-type="float" office:value="0.759846" calcext:value-type="float">
            <text:p>0.759846</text:p>
          </table:table-cell>
          <table:table-cell office:value-type="float" office:value="0.764675" calcext:value-type="float">
            <text:p>0.764675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887408" calcext:value-type="float">
            <text:p>0.887408</text:p>
          </table:table-cell>
          <table:table-cell office:value-type="float" office:value="0.917758" calcext:value-type="float">
            <text:p>0.917758</text:p>
          </table:table-cell>
          <table:table-cell office:value-type="float" office:value="0.929932" calcext:value-type="float">
            <text:p>0.929932</text:p>
          </table:table-cell>
          <table:table-cell office:value-type="float" office:value="0.933237" calcext:value-type="float">
            <text:p>0.933237</text:p>
          </table:table-cell>
          <table:table-cell office:value-type="float" office:value="0.922287" calcext:value-type="float">
            <text:p>0.92228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18373" calcext:value-type="float">
            <text:p>0.918373</text:p>
          </table:table-cell>
          <table:table-cell office:value-type="float" office:value="0.846436" calcext:value-type="float">
            <text:p>0.846436</text:p>
          </table:table-cell>
          <table:table-cell office:value-type="float" office:value="0.813389" calcext:value-type="float">
            <text:p>0.813389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0.898374" calcext:value-type="float">
            <text:p>0.898374</text:p>
          </table:table-cell>
          <table:table-cell office:value-type="float" office:value="0.880186" calcext:value-type="float">
            <text:p>0.880186</text:p>
          </table:table-cell>
          <table:table-cell office:value-type="float" office:value="0.850015" calcext:value-type="float">
            <text:p>0.850015</text:p>
          </table:table-cell>
          <table:table-cell office:value-type="float" office:value="0.913613" calcext:value-type="float">
            <text:p>0.91361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0.905871" calcext:value-type="float">
            <text:p>0.905871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0.93724" calcext:value-type="float">
            <text:p>0.937240</text:p>
          </table:table-cell>
          <table:table-cell office:value-type="float" office:value="0.940836" calcext:value-type="float">
            <text:p>0.940836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01749" calcext:value-type="float">
            <text:p>0.901749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907145" calcext:value-type="float">
            <text:p>0.907145</text:p>
          </table:table-cell>
          <table:table-cell office:value-type="float" office:value="0.865842" calcext:value-type="float">
            <text:p>0.865842</text:p>
          </table:table-cell>
          <table:table-cell office:value-type="float" office:value="0.850885" calcext:value-type="float">
            <text:p>0.850885</text:p>
          </table:table-cell>
          <table:table-cell office:value-type="float" office:value="0.801918" calcext:value-type="float">
            <text:p>0.801918</text:p>
          </table:table-cell>
          <table:table-cell office:value-type="float" office:value="0.870771" calcext:value-type="float">
            <text:p>0.870771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801115" calcext:value-type="float">
            <text:p>0.80111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900193" calcext:value-type="float">
            <text:p>0.900193</text:p>
          </table:table-cell>
          <table:table-cell office:value-type="float" office:value="0.887825" calcext:value-type="float">
            <text:p>0.887825</text:p>
          </table:table-cell>
          <table:table-cell office:value-type="float" office:value="0.892088" calcext:value-type="float">
            <text:p>0.89208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20054" calcext:value-type="float">
            <text:p>0.820054</text:p>
          </table:table-cell>
          <table:table-cell office:value-type="float" office:value="0.86295" calcext:value-type="float">
            <text:p>0.862950</text:p>
          </table:table-cell>
          <table:table-cell office:value-type="float" office:value="0.872572" calcext:value-type="float">
            <text:p>0.872572</text:p>
          </table:table-cell>
          <table:table-cell office:value-type="float" office:value="0.864784" calcext:value-type="float">
            <text:p>0.864784</text:p>
          </table:table-cell>
          <table:table-cell office:value-type="float" office:value="0.86633" calcext:value-type="float">
            <text:p>0.866330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89811" calcext:value-type="float">
            <text:p>0.789811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90288" calcext:value-type="float">
            <text:p>0.902880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9212" calcext:value-type="float">
            <text:p>0.919212</text:p>
          </table:table-cell>
          <table:table-cell office:value-type="float" office:value="0.930318" calcext:value-type="float">
            <text:p>0.930318</text:p>
          </table:table-cell>
          <table:table-cell office:value-type="float" office:value="0.933381" calcext:value-type="float">
            <text:p>0.933381</text:p>
          </table:table-cell>
          <table:table-cell office:value-type="float" office:value="0.923526" calcext:value-type="float">
            <text:p>0.9235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0.854543" calcext:value-type="float">
            <text:p>0.854543</text:p>
          </table:table-cell>
          <table:table-cell office:value-type="float" office:value="0.825739" calcext:value-type="float">
            <text:p>0.825739</text:p>
          </table:table-cell>
          <table:table-cell office:value-type="float" office:value="0.90898" calcext:value-type="float">
            <text:p>0.908980</text:p>
          </table:table-cell>
          <table:table-cell office:value-type="float" office:value="0.898985" calcext:value-type="float">
            <text:p>0.898985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53957" calcext:value-type="float">
            <text:p>0.853957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02823" calcext:value-type="float">
            <text:p>0.902823</text:p>
          </table:table-cell>
          <table:table-cell office:value-type="float" office:value="0.903201" calcext:value-type="float">
            <text:p>0.903201</text:p>
          </table:table-cell>
          <table:table-cell office:value-type="float" office:value="0.874315" calcext:value-type="float">
            <text:p>0.874315</text:p>
          </table:table-cell>
          <table:table-cell office:value-type="float" office:value="0.902263" calcext:value-type="float">
            <text:p>0.902263</text:p>
          </table:table-cell>
          <table:table-cell office:value-type="float" office:value="0.937652" calcext:value-type="float">
            <text:p>0.937652</text:p>
          </table:table-cell>
          <table:table-cell office:value-type="float" office:value="0.941356" calcext:value-type="float">
            <text:p>0.941356</text:p>
          </table:table-cell>
          <table:table-cell office:value-type="float" office:value="0.901128" calcext:value-type="float">
            <text:p>0.901128</text:p>
          </table:table-cell>
          <table:table-cell office:value-type="float" office:value="0.899307" calcext:value-type="float">
            <text:p>0.899307</text:p>
          </table:table-cell>
          <table:table-cell office:value-type="float" office:value="0.84639" calcext:value-type="float">
            <text:p>0.846390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0.868006" calcext:value-type="float">
            <text:p>0.868006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788579" calcext:value-type="float">
            <text:p>0.788579</text:p>
          </table:table-cell>
          <table:table-cell office:value-type="float" office:value="0.872955" calcext:value-type="float">
            <text:p>0.872955</text:p>
          </table:table-cell>
          <table:table-cell office:value-type="float" office:value="0.906153" calcext:value-type="float">
            <text:p>0.906153</text:p>
          </table:table-cell>
          <table:table-cell office:value-type="float" office:value="0.886054" calcext:value-type="float">
            <text:p>0.886054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830134" calcext:value-type="float">
            <text:p>0.83013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61668" calcext:value-type="float">
            <text:p>0.861668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004" calcext:value-type="float">
            <text:p>0.890040</text:p>
          </table:table-cell>
          <table:table-cell office:value-type="float" office:value="0.887388" calcext:value-type="float">
            <text:p>0.887388</text:p>
          </table:table-cell>
          <table:table-cell office:value-type="float" office:value="0.82647" calcext:value-type="float">
            <text:p>0.826470</text:p>
          </table:table-cell>
          <table:table-cell office:value-type="float" office:value="0.854337" calcext:value-type="float">
            <text:p>0.854337</text:p>
          </table:table-cell>
          <table:table-cell office:value-type="float" office:value="0.863672" calcext:value-type="float">
            <text:p>0.863672</text:p>
          </table:table-cell>
          <table:table-cell office:value-type="float" office:value="0.825487" calcext:value-type="float">
            <text:p>0.825487</text:p>
          </table:table-cell>
          <table:table-cell office:value-type="float" office:value="0.864982" calcext:value-type="float">
            <text:p>0.864982</text:p>
          </table:table-cell>
          <table:table-cell office:value-type="float" office:value="0.874633" calcext:value-type="float">
            <text:p>0.874633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805376" calcext:value-type="float">
            <text:p>0.805376</text:p>
          </table:table-cell>
          <table:table-cell office:value-type="float" office:value="0.80843" calcext:value-type="float">
            <text:p>0.808430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93993" calcext:value-type="float">
            <text:p>0.893993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30375" calcext:value-type="float">
            <text:p>0.930375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.921841" calcext:value-type="float">
            <text:p>0.92184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22751" calcext:value-type="float">
            <text:p>0.922751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6105" calcext:value-type="float">
            <text:p>0.861050</text:p>
          </table:table-cell>
          <table:table-cell office:value-type="float" office:value="0.913271" calcext:value-type="float">
            <text:p>0.913271</text:p>
          </table:table-cell>
          <table:table-cell office:value-type="float" office:value="0.903789" calcext:value-type="float">
            <text:p>0.903789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87715" calcext:value-type="float">
            <text:p>0.877150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912235" calcext:value-type="float">
            <text:p>0.912235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96939" calcext:value-type="float">
            <text:p>0.896939</text:p>
          </table:table-cell>
          <table:table-cell office:value-type="float" office:value="0.940404" calcext:value-type="float">
            <text:p>0.940404</text:p>
          </table:table-cell>
          <table:table-cell office:value-type="float" office:value="0.941707" calcext:value-type="float">
            <text:p>0.941707</text:p>
          </table:table-cell>
          <table:table-cell office:value-type="float" office:value="0.909623" calcext:value-type="float">
            <text:p>0.909623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87469" calcext:value-type="float">
            <text:p>0.874690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0.88456" calcext:value-type="float">
            <text:p>0.884560</text:p>
          </table:table-cell>
          <table:table-cell office:value-type="float" office:value="0.876163" calcext:value-type="float">
            <text:p>0.876163</text:p>
          </table:table-cell>
          <table:table-cell office:value-type="float" office:value="0.8433" calcext:value-type="float">
            <text:p>0.843300</text:p>
          </table:table-cell>
          <table:table-cell office:value-type="float" office:value="0.892286" calcext:value-type="float">
            <text:p>0.892286</text:p>
          </table:table-cell>
          <table:table-cell office:value-type="float" office:value="0.910669" calcext:value-type="float">
            <text:p>0.910669</text:p>
          </table:table-cell>
          <table:table-cell office:value-type="float" office:value="0.900026" calcext:value-type="float">
            <text:p>0.900026</text:p>
          </table:table-cell>
          <table:table-cell office:value-type="float" office:value="0.857463" calcext:value-type="float">
            <text:p>0.857463</text:p>
          </table:table-cell>
          <table:table-cell office:value-type="float" office:value="0.866885" calcext:value-type="float">
            <text:p>0.866885</text:p>
          </table:table-cell>
          <table:table-cell office:value-type="float" office:value="0.859934" calcext:value-type="float">
            <text:p>0.85993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04969" calcext:value-type="float">
            <text:p>0.904969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0.901637" calcext:value-type="float">
            <text:p>0.901637</text:p>
          </table:table-cell>
          <table:table-cell office:value-type="float" office:value="0.860982" calcext:value-type="float">
            <text:p>0.860982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0.862389" calcext:value-type="float">
            <text:p>0.862389</text:p>
          </table:table-cell>
          <table:table-cell office:value-type="float" office:value="0.88582" calcext:value-type="float">
            <text:p>0.885820</text:p>
          </table:table-cell>
          <table:table-cell office:value-type="float" office:value="0.893049" calcext:value-type="float">
            <text:p>0.893049</text:p>
          </table:table-cell>
          <table:table-cell office:value-type="float" office:value="0.885629" calcext:value-type="float">
            <text:p>0.885629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861536" calcext:value-type="float">
            <text:p>0.861536</text:p>
          </table:table-cell>
          <table:table-cell office:value-type="float" office:value="0.848968" calcext:value-type="float">
            <text:p>0.848968</text:p>
          </table:table-cell>
          <table:table-cell office:value-type="float" office:value="0.85026" calcext:value-type="float">
            <text:p>0.850260</text:p>
          </table:table-cell>
          <table:table-cell office:value-type="float" office:value="0.90744" calcext:value-type="float">
            <text:p>0.907440</text:p>
          </table:table-cell>
          <table:table-cell office:value-type="float" office:value="0.903481" calcext:value-type="float">
            <text:p>0.903481</text:p>
          </table:table-cell>
          <table:table-cell office:value-type="float" office:value="0.922154" calcext:value-type="float">
            <text:p>0.922154</text:p>
          </table:table-cell>
          <table:table-cell office:value-type="float" office:value="0.931609" calcext:value-type="float">
            <text:p>0.931609</text:p>
          </table:table-cell>
          <table:table-cell office:value-type="float" office:value="0.933878" calcext:value-type="float">
            <text:p>0.933878</text:p>
          </table:table-cell>
          <table:table-cell office:value-type="float" office:value="0.926143" calcext:value-type="float">
            <text:p>0.92614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29496" calcext:value-type="float">
            <text:p>0.929496</text:p>
          </table:table-cell>
          <table:table-cell office:value-type="float" office:value="0.907836" calcext:value-type="float">
            <text:p>0.907836</text:p>
          </table:table-cell>
          <table:table-cell office:value-type="float" office:value="0.901481" calcext:value-type="float">
            <text:p>0.901481</text:p>
          </table:table-cell>
          <table:table-cell office:value-type="float" office:value="0.918597" calcext:value-type="float">
            <text:p>0.918597</text:p>
          </table:table-cell>
          <table:table-cell office:value-type="float" office:value="0.91243" calcext:value-type="float">
            <text:p>0.912430</text:p>
          </table:table-cell>
          <table:table-cell office:value-type="float" office:value="0.918087" calcext:value-type="float">
            <text:p>0.918087</text:p>
          </table:table-cell>
          <table:table-cell office:value-type="float" office:value="0.907086" calcext:value-type="float">
            <text:p>0.907086</text:p>
          </table:table-cell>
          <table:table-cell office:value-type="float" office:value="0.926459" calcext:value-type="float">
            <text:p>0.926459</text:p>
          </table:table-cell>
          <table:table-cell office:value-type="float" office:value="0.921643" calcext:value-type="float">
            <text:p>0.921643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0.894592" calcext:value-type="float">
            <text:p>0.894592</text:p>
          </table:table-cell>
          <table:table-cell office:value-type="float" office:value="0.946292" calcext:value-type="float">
            <text:p>0.946292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981" calcext:value-type="float">
            <text:p>0.919810</text:p>
          </table:table-cell>
          <table:table-cell office:value-type="float" office:value="0.906917" calcext:value-type="float">
            <text:p>0.906917</text:p>
          </table:table-cell>
          <table:table-cell office:value-type="float" office:value="0.925426" calcext:value-type="float">
            <text:p>0.925426</text:p>
          </table:table-cell>
          <table:table-cell office:value-type="float" office:value="0.905939" calcext:value-type="float">
            <text:p>0.905939</text:p>
          </table:table-cell>
          <table:table-cell office:value-type="float" office:value="0.910365" calcext:value-type="float">
            <text:p>0.910365</text:p>
          </table:table-cell>
          <table:table-cell office:value-type="float" office:value="0.896599" calcext:value-type="float">
            <text:p>0.896599</text:p>
          </table:table-cell>
          <table:table-cell office:value-type="float" office:value="0.914783" calcext:value-type="float">
            <text:p>0.914783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18679" calcext:value-type="float">
            <text:p>0.918679</text:p>
          </table:table-cell>
          <table:table-cell office:value-type="float" office:value="0.901819" calcext:value-type="float">
            <text:p>0.901819</text:p>
          </table:table-cell>
          <table:table-cell office:value-type="float" office:value="0.906335" calcext:value-type="float">
            <text:p>0.906335</text:p>
          </table:table-cell>
          <table:table-cell office:value-type="float" office:value="0.901534" calcext:value-type="float">
            <text:p>0.901534</text:p>
          </table:table-cell>
          <table:table-cell office:value-type="float" office:value="0.910614" calcext:value-type="float">
            <text:p>0.91061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8248" calcext:value-type="float">
            <text:p>0.918248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03767" calcext:value-type="float">
            <text:p>0.903767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0126" calcext:value-type="float">
            <text:p>0.91012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02721" calcext:value-type="float">
            <text:p>0.902721</text:p>
          </table:table-cell>
          <table:table-cell office:value-type="float" office:value="0.897227" calcext:value-type="float">
            <text:p>0.897227</text:p>
          </table:table-cell>
          <table:table-cell office:value-type="float" office:value="0.896779" calcext:value-type="float">
            <text:p>0.896779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584" calcext:value-type="float">
            <text:p>0.919584</text:p>
          </table:table-cell>
          <table:table-cell office:value-type="float" office:value="0.926998" calcext:value-type="float">
            <text:p>0.926998</text:p>
          </table:table-cell>
          <table:table-cell office:value-type="float" office:value="0.934893" calcext:value-type="float">
            <text:p>0.934893</text:p>
          </table:table-cell>
          <table:table-cell office:value-type="float" office:value="0.936795" calcext:value-type="float">
            <text:p>0.936795</text:p>
          </table:table-cell>
          <table:table-cell office:value-type="float" office:value="0.930428" calcext:value-type="float">
            <text:p>0.9304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896013" calcext:value-type="float">
            <text:p>0.896013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1679" calcext:value-type="float">
            <text:p>0.916790</text:p>
          </table:table-cell>
          <table:table-cell office:value-type="float" office:value="0.909776" calcext:value-type="float">
            <text:p>0.909776</text:p>
          </table:table-cell>
          <table:table-cell office:value-type="float" office:value="0.9122" calcext:value-type="float">
            <text:p>0.912200</text:p>
          </table:table-cell>
          <table:table-cell office:value-type="float" office:value="0.894888" calcext:value-type="float">
            <text:p>0.894888</text:p>
          </table:table-cell>
          <table:table-cell office:value-type="float" office:value="0.924368" calcext:value-type="float">
            <text:p>0.924368</text:p>
          </table:table-cell>
          <table:table-cell office:value-type="float" office:value="0.915903" calcext:value-type="float">
            <text:p>0.915903</text:p>
          </table:table-cell>
          <table:table-cell office:value-type="float" office:value="0.919486" calcext:value-type="float">
            <text:p>0.919486</text:p>
          </table:table-cell>
          <table:table-cell office:value-type="float" office:value="0.905284" calcext:value-type="float">
            <text:p>0.905284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0.944216" calcext:value-type="float">
            <text:p>0.944216</text:p>
          </table:table-cell>
          <table:table-cell office:value-type="float" office:value="0.943655" calcext:value-type="float">
            <text:p>0.94365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893962" calcext:value-type="float">
            <text:p>0.893962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0.900917" calcext:value-type="float">
            <text:p>0.900917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04776" calcext:value-type="float">
            <text:p>0.904776</text:p>
          </table:table-cell>
          <table:table-cell office:value-type="float" office:value="0.919259" calcext:value-type="float">
            <text:p>0.919259</text:p>
          </table:table-cell>
          <table:table-cell office:value-type="float" office:value="0.91125" calcext:value-type="float">
            <text:p>0.911250</text:p>
          </table:table-cell>
          <table:table-cell office:value-type="float" office:value="0.884279" calcext:value-type="float">
            <text:p>0.884279</text:p>
          </table:table-cell>
          <table:table-cell office:value-type="float" office:value="0.890594" calcext:value-type="float">
            <text:p>0.890594</text:p>
          </table:table-cell>
          <table:table-cell office:value-type="float" office:value="0.890988" calcext:value-type="float">
            <text:p>0.890988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916276" calcext:value-type="float">
            <text:p>0.916276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1375" calcext:value-type="float">
            <text:p>0.913750</text:p>
          </table:table-cell>
          <table:table-cell office:value-type="float" office:value="0.884604" calcext:value-type="float">
            <text:p>0.884604</text:p>
          </table:table-cell>
          <table:table-cell office:value-type="float" office:value="0.897814" calcext:value-type="float">
            <text:p>0.897814</text:p>
          </table:table-cell>
          <table:table-cell office:value-type="float" office:value="0.904009" calcext:value-type="float">
            <text:p>0.904009</text:p>
          </table:table-cell>
          <table:table-cell office:value-type="float" office:value="0.886038" calcext:value-type="float">
            <text:p>0.886038</text:p>
          </table:table-cell>
          <table:table-cell office:value-type="float" office:value="0.901065" calcext:value-type="float">
            <text:p>0.901065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89986" calcext:value-type="float">
            <text:p>0.899860</text:p>
          </table:table-cell>
          <table:table-cell office:value-type="float" office:value="0.90563" calcext:value-type="float">
            <text:p>0.905630</text:p>
          </table:table-cell>
          <table:table-cell office:value-type="float" office:value="0.892209" calcext:value-type="float">
            <text:p>0.892209</text:p>
          </table:table-cell>
          <table:table-cell office:value-type="float" office:value="0.878624" calcext:value-type="float">
            <text:p>0.878624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91604" calcext:value-type="float">
            <text:p>0.916040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0.925989" calcext:value-type="float">
            <text:p>0.925989</text:p>
          </table:table-cell>
          <table:table-cell office:value-type="float" office:value="0.933361" calcext:value-type="float">
            <text:p>0.933361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29714" calcext:value-type="float">
            <text:p>0.92971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0.891821" calcext:value-type="float">
            <text:p>0.891821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3585" calcext:value-type="float">
            <text:p>0.913585</text:p>
          </table:table-cell>
          <table:table-cell office:value-type="float" office:value="0.910505" calcext:value-type="float">
            <text:p>0.910505</text:p>
          </table:table-cell>
          <table:table-cell office:value-type="float" office:value="0.900911" calcext:value-type="float">
            <text:p>0.900911</text:p>
          </table:table-cell>
          <table:table-cell office:value-type="float" office:value="0.922944" calcext:value-type="float">
            <text:p>0.922944</text:p>
          </table:table-cell>
          <table:table-cell office:value-type="float" office:value="0.919246" calcext:value-type="float">
            <text:p>0.919246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912114" calcext:value-type="float">
            <text:p>0.912114</text:p>
          </table:table-cell>
          <table:table-cell office:value-type="float" office:value="0.908053" calcext:value-type="float">
            <text:p>0.908053</text:p>
          </table:table-cell>
          <table:table-cell office:value-type="float" office:value="0.944932" calcext:value-type="float">
            <text:p>0.944932</text:p>
          </table:table-cell>
          <table:table-cell office:value-type="float" office:value="0.944691" calcext:value-type="float">
            <text:p>0.944691</text:p>
          </table:table-cell>
          <table:table-cell office:value-type="float" office:value="0.914114" calcext:value-type="float">
            <text:p>0.914114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898513" calcext:value-type="float">
            <text:p>0.898513</text:p>
          </table:table-cell>
          <table:table-cell office:value-type="float" office:value="0.926798" calcext:value-type="float">
            <text:p>0.926798</text:p>
          </table:table-cell>
          <table:table-cell office:value-type="float" office:value="0.9024" calcext:value-type="float">
            <text:p>0.902400</text:p>
          </table:table-cell>
          <table:table-cell office:value-type="float" office:value="0.90134" calcext:value-type="float">
            <text:p>0.901340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909371" calcext:value-type="float">
            <text:p>0.909371</text:p>
          </table:table-cell>
          <table:table-cell office:value-type="float" office:value="0.921623" calcext:value-type="float">
            <text:p>0.921623</text:p>
          </table:table-cell>
          <table:table-cell office:value-type="float" office:value="0.913108" calcext:value-type="float">
            <text:p>0.91310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897026" calcext:value-type="float">
            <text:p>0.897026</text:p>
          </table:table-cell>
          <table:table-cell office:value-type="float" office:value="0.891079" calcext:value-type="float">
            <text:p>0.891079</text:p>
          </table:table-cell>
          <table:table-cell office:value-type="float" office:value="0.907045" calcext:value-type="float">
            <text:p>0.907045</text:p>
          </table:table-cell>
          <table:table-cell office:value-type="float" office:value="0.916656" calcext:value-type="float">
            <text:p>0.916656</text:p>
          </table:table-cell>
          <table:table-cell office:value-type="float" office:value="0.91604" calcext:value-type="float">
            <text:p>0.91604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903376" calcext:value-type="float">
            <text:p>0.903376</text:p>
          </table:table-cell>
          <table:table-cell office:value-type="float" office:value="0.908104" calcext:value-type="float">
            <text:p>0.908104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0.90562" calcext:value-type="float">
            <text:p>0.905620</text:p>
          </table:table-cell>
          <table:table-cell office:value-type="float" office:value="0.90965" calcext:value-type="float">
            <text:p>0.909650</text:p>
          </table:table-cell>
          <table:table-cell office:value-type="float" office:value="0.904016" calcext:value-type="float">
            <text:p>0.904016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892723" calcext:value-type="float">
            <text:p>0.892723</text:p>
          </table:table-cell>
          <table:table-cell office:value-type="float" office:value="0.885933" calcext:value-type="float">
            <text:p>0.885933</text:p>
          </table:table-cell>
          <table:table-cell office:value-type="float" office:value="0.886205" calcext:value-type="float">
            <text:p>0.886205</text:p>
          </table:table-cell>
          <table:table-cell office:value-type="float" office:value="0.818767" calcext:value-type="float">
            <text:p>0.818767</text:p>
          </table:table-cell>
          <table:table-cell office:value-type="float" office:value="0.917184" calcext:value-type="float">
            <text:p>0.917184</text:p>
          </table:table-cell>
          <table:table-cell office:value-type="float" office:value="0.924878" calcext:value-type="float">
            <text:p>0.924878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936765" calcext:value-type="float">
            <text:p>0.936765</text:p>
          </table:table-cell>
          <table:table-cell office:value-type="float" office:value="0.928511" calcext:value-type="float">
            <text:p>0.9285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1831" calcext:value-type="float">
            <text:p>0.918310</text:p>
          </table:table-cell>
          <table:table-cell office:value-type="float" office:value="0.836398" calcext:value-type="float">
            <text:p>0.836398</text:p>
          </table:table-cell>
          <table:table-cell office:value-type="float" office:value="0.803851" calcext:value-type="float">
            <text:p>0.803851</text:p>
          </table:table-cell>
          <table:table-cell office:value-type="float" office:value="0.908972" calcext:value-type="float">
            <text:p>0.908972</text:p>
          </table:table-cell>
          <table:table-cell office:value-type="float" office:value="0.898921" calcext:value-type="float">
            <text:p>0.898921</text:p>
          </table:table-cell>
          <table:table-cell office:value-type="float" office:value="0.881509" calcext:value-type="float">
            <text:p>0.881509</text:p>
          </table:table-cell>
          <table:table-cell office:value-type="float" office:value="0.853645" calcext:value-type="float">
            <text:p>0.853645</text:p>
          </table:table-cell>
          <table:table-cell office:value-type="float" office:value="0.913643" calcext:value-type="float">
            <text:p>0.913643</text:p>
          </table:table-cell>
          <table:table-cell office:value-type="float" office:value="0.90245" calcext:value-type="float">
            <text:p>0.902450</text:p>
          </table:table-cell>
          <table:table-cell office:value-type="float" office:value="0.906188" calcext:value-type="float">
            <text:p>0.906188</text:p>
          </table:table-cell>
          <table:table-cell office:value-type="float" office:value="0.871727" calcext:value-type="float">
            <text:p>0.871727</text:p>
          </table:table-cell>
          <table:table-cell office:value-type="float" office:value="0.901194" calcext:value-type="float">
            <text:p>0.901194</text:p>
          </table:table-cell>
          <table:table-cell office:value-type="float" office:value="0.93782" calcext:value-type="float">
            <text:p>0.937820</text:p>
          </table:table-cell>
          <table:table-cell office:value-type="float" office:value="0.941253" calcext:value-type="float">
            <text:p>0.941253</text:p>
          </table:table-cell>
          <table:table-cell office:value-type="float" office:value="0.904191" calcext:value-type="float">
            <text:p>0.904191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0.845853" calcext:value-type="float">
            <text:p>0.845853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867603" calcext:value-type="float">
            <text:p>0.867603</text:p>
          </table:table-cell>
          <table:table-cell office:value-type="float" office:value="0.854079" calcext:value-type="float">
            <text:p>0.854079</text:p>
          </table:table-cell>
          <table:table-cell office:value-type="float" office:value="0.807722" calcext:value-type="float">
            <text:p>0.807722</text:p>
          </table:table-cell>
          <table:table-cell office:value-type="float" office:value="0.871806" calcext:value-type="float">
            <text:p>0.871806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0.885733" calcext:value-type="float">
            <text:p>0.885733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22386" calcext:value-type="float">
            <text:p>0.822386</text:p>
          </table:table-cell>
          <table:table-cell office:value-type="float" office:value="0.831481" calcext:value-type="float">
            <text:p>0.831481</text:p>
          </table:table-cell>
          <table:table-cell office:value-type="float" office:value="0.86843" calcext:value-type="float">
            <text:p>0.868430</text:p>
          </table:table-cell>
          <table:table-cell office:value-type="float" office:value="0.900277" calcext:value-type="float">
            <text:p>0.900277</text:p>
          </table:table-cell>
          <table:table-cell office:value-type="float" office:value="0.889043" calcext:value-type="float">
            <text:p>0.889043</text:p>
          </table:table-cell>
          <table:table-cell office:value-type="float" office:value="0.892305" calcext:value-type="float">
            <text:p>0.892305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52333" calcext:value-type="float">
            <text:p>0.852333</text:p>
          </table:table-cell>
          <table:table-cell office:value-type="float" office:value="0.850154" calcext:value-type="float">
            <text:p>0.850154</text:p>
          </table:table-cell>
          <table:table-cell office:value-type="float" office:value="0.824257" calcext:value-type="float">
            <text:p>0.824257</text:p>
          </table:table-cell>
          <table:table-cell office:value-type="float" office:value="0.863687" calcext:value-type="float">
            <text:p>0.863687</text:p>
          </table:table-cell>
          <table:table-cell office:value-type="float" office:value="0.874521" calcext:value-type="float">
            <text:p>0.874521</text:p>
          </table:table-cell>
          <table:table-cell office:value-type="float" office:value="0.866748" calcext:value-type="float">
            <text:p>0.866748</text:p>
          </table:table-cell>
          <table:table-cell office:value-type="float" office:value="0.86807" calcext:value-type="float">
            <text:p>0.868070</text:p>
          </table:table-cell>
          <table:table-cell office:value-type="float" office:value="0.835264" calcext:value-type="float">
            <text:p>0.835264</text:p>
          </table:table-cell>
          <table:table-cell office:value-type="float" office:value="0.788478" calcext:value-type="float">
            <text:p>0.788478</text:p>
          </table:table-cell>
          <table:table-cell office:value-type="float" office:value="0.792145" calcext:value-type="float">
            <text:p>0.792145</text:p>
          </table:table-cell>
          <table:table-cell office:value-type="float" office:value="0.902304" calcext:value-type="float">
            <text:p>0.902304</text:p>
          </table:table-cell>
          <table:table-cell office:value-type="float" office:value="0.892917" calcext:value-type="float">
            <text:p>0.892917</text:p>
          </table:table-cell>
          <table:table-cell office:value-type="float" office:value="0.919091" calcext:value-type="float">
            <text:p>0.919091</text:p>
          </table:table-cell>
          <table:table-cell office:value-type="float" office:value="0.929953" calcext:value-type="float">
            <text:p>0.929953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23499" calcext:value-type="float">
            <text:p>0.9234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22483" calcext:value-type="float">
            <text:p>0.922483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0.850002" calcext:value-type="float">
            <text:p>0.850002</text:p>
          </table:table-cell>
          <table:table-cell office:value-type="float" office:value="0.914229" calcext:value-type="float">
            <text:p>0.914229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0.895215" calcext:value-type="float">
            <text:p>0.895215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0.919786" calcext:value-type="float">
            <text:p>0.919786</text:p>
          </table:table-cell>
          <table:table-cell office:value-type="float" office:value="0.909771" calcext:value-type="float">
            <text:p>0.909771</text:p>
          </table:table-cell>
          <table:table-cell office:value-type="float" office:value="0.913815" calcext:value-type="float">
            <text:p>0.913815</text:p>
          </table:table-cell>
          <table:table-cell office:value-type="float" office:value="0.887065" calcext:value-type="float">
            <text:p>0.887065</text:p>
          </table:table-cell>
          <table:table-cell office:value-type="float" office:value="0.903287" calcext:value-type="float">
            <text:p>0.903287</text:p>
          </table:table-cell>
          <table:table-cell office:value-type="float" office:value="0.940907" calcext:value-type="float">
            <text:p>0.940907</text:p>
          </table:table-cell>
          <table:table-cell office:value-type="float" office:value="0.94272" calcext:value-type="float">
            <text:p>0.942720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0.910744" calcext:value-type="float">
            <text:p>0.910744</text:p>
          </table:table-cell>
          <table:table-cell office:value-type="float" office:value="0.868018" calcext:value-type="float">
            <text:p>0.868018</text:p>
          </table:table-cell>
          <table:table-cell office:value-type="float" office:value="0.916802" calcext:value-type="float">
            <text:p>0.916802</text:p>
          </table:table-cell>
          <table:table-cell office:value-type="float" office:value="0.882783" calcext:value-type="float">
            <text:p>0.882783</text:p>
          </table:table-cell>
          <table:table-cell office:value-type="float" office:value="0.875138" calcext:value-type="float">
            <text:p>0.875138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887093" calcext:value-type="float">
            <text:p>0.887093</text:p>
          </table:table-cell>
          <table:table-cell office:value-type="float" office:value="0.915219" calcext:value-type="float">
            <text:p>0.915219</text:p>
          </table:table-cell>
          <table:table-cell office:value-type="float" office:value="0.895024" calcext:value-type="float">
            <text:p>0.895024</text:p>
          </table:table-cell>
          <table:table-cell office:value-type="float" office:value="0.844376" calcext:value-type="float">
            <text:p>0.844376</text:p>
          </table:table-cell>
          <table:table-cell office:value-type="float" office:value="0.855781" calcext:value-type="float">
            <text:p>0.855781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885459" calcext:value-type="float">
            <text:p>0.885459</text:p>
          </table:table-cell>
          <table:table-cell office:value-type="float" office:value="0.908309" calcext:value-type="float">
            <text:p>0.908309</text:p>
          </table:table-cell>
          <table:table-cell office:value-type="float" office:value="0.900496" calcext:value-type="float">
            <text:p>0.900496</text:p>
          </table:table-cell>
          <table:table-cell office:value-type="float" office:value="0.903208" calcext:value-type="float">
            <text:p>0.903208</text:p>
          </table:table-cell>
          <table:table-cell office:value-type="float" office:value="0.849989" calcext:value-type="float">
            <text:p>0.84998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0837" calcext:value-type="float">
            <text:p>0.880837</text:p>
          </table:table-cell>
          <table:table-cell office:value-type="float" office:value="0.85212" calcext:value-type="float">
            <text:p>0.852120</text:p>
          </table:table-cell>
          <table:table-cell office:value-type="float" office:value="0.880477" calcext:value-type="float">
            <text:p>0.880477</text:p>
          </table:table-cell>
          <table:table-cell office:value-type="float" office:value="0.889797" calcext:value-type="float">
            <text:p>0.889797</text:p>
          </table:table-cell>
          <table:table-cell office:value-type="float" office:value="0.882711" calcext:value-type="float">
            <text:p>0.882711</text:p>
          </table:table-cell>
          <table:table-cell office:value-type="float" office:value="0.884911" calcext:value-type="float">
            <text:p>0.884911</text:p>
          </table:table-cell>
          <table:table-cell office:value-type="float" office:value="0.860223" calcext:value-type="float">
            <text:p>0.860223</text:p>
          </table:table-cell>
          <table:table-cell office:value-type="float" office:value="0.835755" calcext:value-type="float">
            <text:p>0.835755</text:p>
          </table:table-cell>
          <table:table-cell office:value-type="float" office:value="0.837346" calcext:value-type="float">
            <text:p>0.837346</text:p>
          </table:table-cell>
          <table:table-cell office:value-type="float" office:value="0.910583" calcext:value-type="float">
            <text:p>0.910583</text:p>
          </table:table-cell>
          <table:table-cell office:value-type="float" office:value="0.903564" calcext:value-type="float">
            <text:p>0.903564</text:p>
          </table:table-cell>
          <table:table-cell office:value-type="float" office:value="0.923692" calcext:value-type="float">
            <text:p>0.923692</text:p>
          </table:table-cell>
          <table:table-cell office:value-type="float" office:value="0.931989" calcext:value-type="float">
            <text:p>0.931989</text:p>
          </table:table-cell>
          <table:table-cell office:value-type="float" office:value="0.934789" calcext:value-type="float">
            <text:p>0.934789</text:p>
          </table:table-cell>
          <table:table-cell office:value-type="float" office:value="0.927569" calcext:value-type="float">
            <text:p>0.9275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84414" calcext:value-type="float">
            <text:p>0.844140</text:p>
          </table:table-cell>
          <table:table-cell office:value-type="float" office:value="0.914342" calcext:value-type="float">
            <text:p>0.914342</text:p>
          </table:table-cell>
          <table:table-cell office:value-type="float" office:value="0.906144" calcext:value-type="float">
            <text:p>0.906144</text:p>
          </table:table-cell>
          <table:table-cell office:value-type="float" office:value="0.897463" calcext:value-type="float">
            <text:p>0.897463</text:p>
          </table:table-cell>
          <table:table-cell office:value-type="float" office:value="0.87657" calcext:value-type="float">
            <text:p>0.876570</text:p>
          </table:table-cell>
          <table:table-cell office:value-type="float" office:value="0.920074" calcext:value-type="float">
            <text:p>0.920074</text:p>
          </table:table-cell>
          <table:table-cell office:value-type="float" office:value="0.910562" calcext:value-type="float">
            <text:p>0.910562</text:p>
          </table:table-cell>
          <table:table-cell office:value-type="float" office:value="0.913888" calcext:value-type="float">
            <text:p>0.913888</text:p>
          </table:table-cell>
          <table:table-cell office:value-type="float" office:value="0.889237" calcext:value-type="float">
            <text:p>0.889237</text:p>
          </table:table-cell>
          <table:table-cell office:value-type="float" office:value="0.9033" calcext:value-type="float">
            <text:p>0.903300</text:p>
          </table:table-cell>
          <table:table-cell office:value-type="float" office:value="0.940348" calcext:value-type="float">
            <text:p>0.940348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11512" calcext:value-type="float">
            <text:p>0.911512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537" calcext:value-type="float">
            <text:p>0.871537</text:p>
          </table:table-cell>
          <table:table-cell office:value-type="float" office:value="0.918351" calcext:value-type="float">
            <text:p>0.918351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879444" calcext:value-type="float">
            <text:p>0.879444</text:p>
          </table:table-cell>
          <table:table-cell office:value-type="float" office:value="0.848092" calcext:value-type="float">
            <text:p>0.848092</text:p>
          </table:table-cell>
          <table:table-cell office:value-type="float" office:value="0.890582" calcext:value-type="float">
            <text:p>0.890582</text:p>
          </table:table-cell>
          <table:table-cell office:value-type="float" office:value="0.914198" calcext:value-type="float">
            <text:p>0.914198</text:p>
          </table:table-cell>
          <table:table-cell office:value-type="float" office:value="0.899518" calcext:value-type="float">
            <text:p>0.899518</text:p>
          </table:table-cell>
          <table:table-cell office:value-type="float" office:value="0.842214" calcext:value-type="float">
            <text:p>0.842214</text:p>
          </table:table-cell>
          <table:table-cell office:value-type="float" office:value="0.857615" calcext:value-type="float">
            <text:p>0.857615</text:p>
          </table:table-cell>
          <table:table-cell office:value-type="float" office:value="0.863003" calcext:value-type="float">
            <text:p>0.863003</text:p>
          </table:table-cell>
          <table:table-cell office:value-type="float" office:value="0.888129" calcext:value-type="float">
            <text:p>0.888129</text:p>
          </table:table-cell>
          <table:table-cell office:value-type="float" office:value="0.909321" calcext:value-type="float">
            <text:p>0.909321</text:p>
          </table:table-cell>
          <table:table-cell office:value-type="float" office:value="0.902092" calcext:value-type="float">
            <text:p>0.902092</text:p>
          </table:table-cell>
          <table:table-cell office:value-type="float" office:value="0.904132" calcext:value-type="float">
            <text:p>0.904132</text:p>
          </table:table-cell>
          <table:table-cell office:value-type="float" office:value="0.843182" calcext:value-type="float">
            <text:p>0.843182</text:p>
          </table:table-cell>
          <table:table-cell office:value-type="float" office:value="0.875931" calcext:value-type="float">
            <text:p>0.87593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5831" calcext:value-type="float">
            <text:p>0.858310</text:p>
          </table:table-cell>
          <table:table-cell office:value-type="float" office:value="0.883442" calcext:value-type="float">
            <text:p>0.883442</text:p>
          </table:table-cell>
          <table:table-cell office:value-type="float" office:value="0.892527" calcext:value-type="float">
            <text:p>0.892527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888318" calcext:value-type="float">
            <text:p>0.888318</text:p>
          </table:table-cell>
          <table:table-cell office:value-type="float" office:value="0.865686" calcext:value-type="float">
            <text:p>0.865686</text:p>
          </table:table-cell>
          <table:table-cell office:value-type="float" office:value="0.832936" calcext:value-type="float">
            <text:p>0.832936</text:p>
          </table:table-cell>
          <table:table-cell office:value-type="float" office:value="0.834555" calcext:value-type="float">
            <text:p>0.834555</text:p>
          </table:table-cell>
          <table:table-cell office:value-type="float" office:value="0.910541" calcext:value-type="float">
            <text:p>0.910541</text:p>
          </table:table-cell>
          <table:table-cell office:value-type="float" office:value="0.903934" calcext:value-type="float">
            <text:p>0.903934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32125" calcext:value-type="float">
            <text:p>0.932125</text:p>
          </table:table-cell>
          <table:table-cell office:value-type="float" office:value="0.934633" calcext:value-type="float">
            <text:p>0.934633</text:p>
          </table:table-cell>
          <table:table-cell office:value-type="float" office:value="0.927409" calcext:value-type="float">
            <text:p>0.92740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0.843619" calcext:value-type="float">
            <text:p>0.843619</text:p>
          </table:table-cell>
          <table:table-cell office:value-type="float" office:value="0.812313" calcext:value-type="float">
            <text:p>0.812313</text:p>
          </table:table-cell>
          <table:table-cell office:value-type="float" office:value="0.907539" calcext:value-type="float">
            <text:p>0.907539</text:p>
          </table:table-cell>
          <table:table-cell office:value-type="float" office:value="0.895557" calcext:value-type="float">
            <text:p>0.895557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42927" calcext:value-type="float">
            <text:p>0.842927</text:p>
          </table:table-cell>
          <table:table-cell office:value-type="float" office:value="0.910874" calcext:value-type="float">
            <text:p>0.910874</text:p>
          </table:table-cell>
          <table:table-cell office:value-type="float" office:value="0.898706" calcext:value-type="float">
            <text:p>0.898706</text:p>
          </table:table-cell>
          <table:table-cell office:value-type="float" office:value="0.902743" calcext:value-type="float">
            <text:p>0.902743</text:p>
          </table:table-cell>
          <table:table-cell office:value-type="float" office:value="0.86284" calcext:value-type="float">
            <text:p>0.862840</text:p>
          </table:table-cell>
          <table:table-cell office:value-type="float" office:value="0.901204" calcext:value-type="float">
            <text:p>0.901204</text:p>
          </table:table-cell>
          <table:table-cell office:value-type="float" office:value="0.935542" calcext:value-type="float">
            <text:p>0.935542</text:p>
          </table:table-cell>
          <table:table-cell office:value-type="float" office:value="0.939782" calcext:value-type="float">
            <text:p>0.939782</text:p>
          </table:table-cell>
          <table:table-cell office:value-type="float" office:value="0.901312" calcext:value-type="float">
            <text:p>0.901312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35275" calcext:value-type="float">
            <text:p>0.835275</text:p>
          </table:table-cell>
          <table:table-cell office:value-type="float" office:value="0.903007" calcext:value-type="float">
            <text:p>0.903007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0.844305" calcext:value-type="float">
            <text:p>0.844305</text:p>
          </table:table-cell>
          <table:table-cell office:value-type="float" office:value="0.793428" calcext:value-type="float">
            <text:p>0.793428</text:p>
          </table:table-cell>
          <table:table-cell office:value-type="float" office:value="0.863524" calcext:value-type="float">
            <text:p>0.863524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0.879746" calcext:value-type="float">
            <text:p>0.879746</text:p>
          </table:table-cell>
          <table:table-cell office:value-type="float" office:value="0.801596" calcext:value-type="float">
            <text:p>0.801596</text:p>
          </table:table-cell>
          <table:table-cell office:value-type="float" office:value="0.81819" calcext:value-type="float">
            <text:p>0.818190</text:p>
          </table:table-cell>
          <table:table-cell office:value-type="float" office:value="0.821464" calcext:value-type="float">
            <text:p>0.821464</text:p>
          </table:table-cell>
          <table:table-cell office:value-type="float" office:value="0.860686" calcext:value-type="float">
            <text:p>0.860686</text:p>
          </table:table-cell>
          <table:table-cell office:value-type="float" office:value="0.896828" calcext:value-type="float">
            <text:p>0.896828</text:p>
          </table:table-cell>
          <table:table-cell office:value-type="float" office:value="0.882232" calcext:value-type="float">
            <text:p>0.882232</text:p>
          </table:table-cell>
          <table:table-cell office:value-type="float" office:value="0.887547" calcext:value-type="float">
            <text:p>0.887547</text:p>
          </table:table-cell>
          <table:table-cell office:value-type="float" office:value="0.815377" calcext:value-type="float">
            <text:p>0.815377</text:p>
          </table:table-cell>
          <table:table-cell office:value-type="float" office:value="0.845286" calcext:value-type="float">
            <text:p>0.845286</text:p>
          </table:table-cell>
          <table:table-cell office:value-type="float" office:value="0.855568" calcext:value-type="float">
            <text:p>0.855568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12086" calcext:value-type="float">
            <text:p>0.812086</text:p>
          </table:table-cell>
          <table:table-cell office:value-type="float" office:value="0.865257" calcext:value-type="float">
            <text:p>0.865257</text:p>
          </table:table-cell>
          <table:table-cell office:value-type="float" office:value="0.856997" calcext:value-type="float">
            <text:p>0.856997</text:p>
          </table:table-cell>
          <table:table-cell office:value-type="float" office:value="0.861201" calcext:value-type="float">
            <text:p>0.861201</text:p>
          </table:table-cell>
          <table:table-cell office:value-type="float" office:value="0.825857" calcext:value-type="float">
            <text:p>0.825857</text:p>
          </table:table-cell>
          <table:table-cell office:value-type="float" office:value="0.790827" calcext:value-type="float">
            <text:p>0.790827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0.899157" calcext:value-type="float">
            <text:p>0.899157</text:p>
          </table:table-cell>
          <table:table-cell office:value-type="float" office:value="0.885856" calcext:value-type="float">
            <text:p>0.885856</text:p>
          </table:table-cell>
          <table:table-cell office:value-type="float" office:value="0.917501" calcext:value-type="float">
            <text:p>0.917501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932587" calcext:value-type="float">
            <text:p>0.932587</text:p>
          </table:table-cell>
          <table:table-cell office:value-type="float" office:value="0.922075" calcext:value-type="float">
            <text:p>0.9220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21413" calcext:value-type="float">
            <text:p>0.921413</text:p>
          </table:table-cell>
          <table:table-cell office:value-type="float" office:value="0.876831" calcext:value-type="float">
            <text:p>0.876831</text:p>
          </table:table-cell>
          <table:table-cell office:value-type="float" office:value="0.860644" calcext:value-type="float">
            <text:p>0.860644</text:p>
          </table:table-cell>
          <table:table-cell office:value-type="float" office:value="0.914278" calcext:value-type="float">
            <text:p>0.914278</text:p>
          </table:table-cell>
          <table:table-cell office:value-type="float" office:value="0.906272" calcext:value-type="float">
            <text:p>0.906272</text:p>
          </table:table-cell>
          <table:table-cell office:value-type="float" office:value="0.899097" calcext:value-type="float">
            <text:p>0.899097</text:p>
          </table:table-cell>
          <table:table-cell office:value-type="float" office:value="0.877657" calcext:value-type="float">
            <text:p>0.877657</text:p>
          </table:table-cell>
          <table:table-cell office:value-type="float" office:value="0.920261" calcext:value-type="float">
            <text:p>0.920261</text:p>
          </table:table-cell>
          <table:table-cell office:value-type="float" office:value="0.909391" calcext:value-type="float">
            <text:p>0.909391</text:p>
          </table:table-cell>
          <table:table-cell office:value-type="float" office:value="0.914444" calcext:value-type="float">
            <text:p>0.914444</text:p>
          </table:table-cell>
          <table:table-cell office:value-type="float" office:value="0.889866" calcext:value-type="float">
            <text:p>0.889866</text:p>
          </table:table-cell>
          <table:table-cell office:value-type="float" office:value="0.901636" calcext:value-type="float">
            <text:p>0.901636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941992" calcext:value-type="float">
            <text:p>0.941992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0.911832" calcext:value-type="float">
            <text:p>0.911832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918652" calcext:value-type="float">
            <text:p>0.918652</text:p>
          </table:table-cell>
          <table:table-cell office:value-type="float" office:value="0.885657" calcext:value-type="float">
            <text:p>0.885657</text:p>
          </table:table-cell>
          <table:table-cell office:value-type="float" office:value="0.881771" calcext:value-type="float">
            <text:p>0.881771</text:p>
          </table:table-cell>
          <table:table-cell office:value-type="float" office:value="0.853843" calcext:value-type="float">
            <text:p>0.853843</text:p>
          </table:table-cell>
          <table:table-cell office:value-type="float" office:value="0.890896" calcext:value-type="float">
            <text:p>0.890896</text:p>
          </table:table-cell>
          <table:table-cell office:value-type="float" office:value="0.915172" calcext:value-type="float">
            <text:p>0.915172</text:p>
          </table:table-cell>
          <table:table-cell office:value-type="float" office:value="0.899458" calcext:value-type="float">
            <text:p>0.899458</text:p>
          </table:table-cell>
          <table:table-cell office:value-type="float" office:value="0.857082" calcext:value-type="float">
            <text:p>0.857082</text:p>
          </table:table-cell>
          <table:table-cell office:value-type="float" office:value="0.866481" calcext:value-type="float">
            <text:p>0.866481</text:p>
          </table:table-cell>
          <table:table-cell office:value-type="float" office:value="0.867505" calcext:value-type="float">
            <text:p>0.867505</text:p>
          </table:table-cell>
          <table:table-cell office:value-type="float" office:value="0.890158" calcext:value-type="float">
            <text:p>0.890158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2274" calcext:value-type="float">
            <text:p>0.902274</text:p>
          </table:table-cell>
          <table:table-cell office:value-type="float" office:value="0.904526" calcext:value-type="float">
            <text:p>0.904526</text:p>
          </table:table-cell>
          <table:table-cell office:value-type="float" office:value="0.860195" calcext:value-type="float">
            <text:p>0.860195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0.886564" calcext:value-type="float">
            <text:p>0.886564</text:p>
          </table:table-cell>
          <table:table-cell office:value-type="float" office:value="0.817799" calcext:value-type="float">
            <text:p>0.81779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85551" calcext:value-type="float">
            <text:p>0.885551</text:p>
          </table:table-cell>
          <table:table-cell office:value-type="float" office:value="0.890081" calcext:value-type="float">
            <text:p>0.890081</text:p>
          </table:table-cell>
          <table:table-cell office:value-type="float" office:value="0.869849" calcext:value-type="float">
            <text:p>0.869849</text:p>
          </table:table-cell>
          <table:table-cell office:value-type="float" office:value="0.849593" calcext:value-type="float">
            <text:p>0.849593</text:p>
          </table:table-cell>
          <table:table-cell office:value-type="float" office:value="0.850565" calcext:value-type="float">
            <text:p>0.850565</text:p>
          </table:table-cell>
          <table:table-cell office:value-type="float" office:value="0.910217" calcext:value-type="float">
            <text:p>0.910217</text:p>
          </table:table-cell>
          <table:table-cell office:value-type="float" office:value="0.904224" calcext:value-type="float">
            <text:p>0.904224</text:p>
          </table:table-cell>
          <table:table-cell office:value-type="float" office:value="0.923817" calcext:value-type="float">
            <text:p>0.923817</text:p>
          </table:table-cell>
          <table:table-cell office:value-type="float" office:value="0.931054" calcext:value-type="float">
            <text:p>0.931054</text:p>
          </table:table-cell>
          <table:table-cell office:value-type="float" office:value="0.933587" calcext:value-type="float">
            <text:p>0.933587</text:p>
          </table:table-cell>
          <table:table-cell office:value-type="float" office:value="0.927477" calcext:value-type="float">
            <text:p>0.92747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24389" calcext:value-type="float">
            <text:p>0.924389</text:p>
          </table:table-cell>
          <table:table-cell office:value-type="float" office:value="0.88693" calcext:value-type="float">
            <text:p>0.886930</text:p>
          </table:table-cell>
          <table:table-cell office:value-type="float" office:value="0.87135" calcext:value-type="float">
            <text:p>0.871350</text:p>
          </table:table-cell>
          <table:table-cell office:value-type="float" office:value="0.915568" calcext:value-type="float">
            <text:p>0.915568</text:p>
          </table:table-cell>
          <table:table-cell office:value-type="float" office:value="0.907903" calcext:value-type="float">
            <text:p>0.907903</text:p>
          </table:table-cell>
          <table:table-cell office:value-type="float" office:value="0.904586" calcext:value-type="float">
            <text:p>0.904586</text:p>
          </table:table-cell>
          <table:table-cell office:value-type="float" office:value="0.885078" calcext:value-type="float">
            <text:p>0.885078</text:p>
          </table:table-cell>
          <table:table-cell office:value-type="float" office:value="0.921818" calcext:value-type="float">
            <text:p>0.921818</text:p>
          </table:table-cell>
          <table:table-cell office:value-type="float" office:value="0.912799" calcext:value-type="float">
            <text:p>0.912799</text:p>
          </table:table-cell>
          <table:table-cell office:value-type="float" office:value="0.916464" calcext:value-type="float">
            <text:p>0.916464</text:p>
          </table:table-cell>
          <table:table-cell office:value-type="float" office:value="0.899176" calcext:value-type="float">
            <text:p>0.899176</text:p>
          </table:table-cell>
          <table:table-cell office:value-type="float" office:value="0.906846" calcext:value-type="float">
            <text:p>0.906846</text:p>
          </table:table-cell>
          <table:table-cell office:value-type="float" office:value="0.942619" calcext:value-type="float">
            <text:p>0.942619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914015" calcext:value-type="float">
            <text:p>0.914015</text:p>
          </table:table-cell>
          <table:table-cell office:value-type="float" office:value="0.914886" calcext:value-type="float">
            <text:p>0.914886</text:p>
          </table:table-cell>
          <table:table-cell office:value-type="float" office:value="0.881822" calcext:value-type="float">
            <text:p>0.881822</text:p>
          </table:table-cell>
          <table:table-cell office:value-type="float" office:value="0.922302" calcext:value-type="float">
            <text:p>0.922302</text:p>
          </table:table-cell>
          <table:table-cell office:value-type="float" office:value="0.890002" calcext:value-type="float">
            <text:p>0.890002</text:p>
          </table:table-cell>
          <table:table-cell office:value-type="float" office:value="0.88968" calcext:value-type="float">
            <text:p>0.889680</text:p>
          </table:table-cell>
          <table:table-cell office:value-type="float" office:value="0.864169" calcext:value-type="float">
            <text:p>0.864169</text:p>
          </table:table-cell>
          <table:table-cell office:value-type="float" office:value="0.896005" calcext:value-type="float">
            <text:p>0.896005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0.904042" calcext:value-type="float">
            <text:p>0.904042</text:p>
          </table:table-cell>
          <table:table-cell office:value-type="float" office:value="0.867553" calcext:value-type="float">
            <text:p>0.867553</text:p>
          </table:table-cell>
          <table:table-cell office:value-type="float" office:value="0.876072" calcext:value-type="float">
            <text:p>0.876072</text:p>
          </table:table-cell>
          <table:table-cell office:value-type="float" office:value="0.876425" calcext:value-type="float">
            <text:p>0.876425</text:p>
          </table:table-cell>
          <table:table-cell office:value-type="float" office:value="0.896606" calcext:value-type="float">
            <text:p>0.896606</text:p>
          </table:table-cell>
          <table:table-cell office:value-type="float" office:value="0.912969" calcext:value-type="float">
            <text:p>0.912969</text:p>
          </table:table-cell>
          <table:table-cell office:value-type="float" office:value="0.902664" calcext:value-type="float">
            <text:p>0.902664</text:p>
          </table:table-cell>
          <table:table-cell office:value-type="float" office:value="0.907651" calcext:value-type="float">
            <text:p>0.907651</text:p>
          </table:table-cell>
          <table:table-cell office:value-type="float" office:value="0.871339" calcext:value-type="float">
            <text:p>0.871339</text:p>
          </table:table-cell>
          <table:table-cell office:value-type="float" office:value="0.888067" calcext:value-type="float">
            <text:p>0.888067</text:p>
          </table:table-cell>
          <table:table-cell office:value-type="float" office:value="0.89484" calcext:value-type="float">
            <text:p>0.894840</text:p>
          </table:table-cell>
          <table:table-cell office:value-type="float" office:value="0.870167" calcext:value-type="float">
            <text:p>0.870167</text:p>
          </table:table-cell>
          <table:table-cell office:value-type="float" office:value="0.891821" calcext:value-type="float">
            <text:p>0.891821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89772" calcext:value-type="float">
            <text:p>0.889772</text:p>
          </table:table-cell>
          <table:table-cell office:value-type="float" office:value="0.895885" calcext:value-type="float">
            <text:p>0.895885</text:p>
          </table:table-cell>
          <table:table-cell office:value-type="float" office:value="0.878513" calcext:value-type="float">
            <text:p>0.878513</text:p>
          </table:table-cell>
          <table:table-cell office:value-type="float" office:value="0.861248" calcext:value-type="float">
            <text:p>0.861248</text:p>
          </table:table-cell>
          <table:table-cell office:value-type="float" office:value="0.862431" calcext:value-type="float">
            <text:p>0.862431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90657" calcext:value-type="float">
            <text:p>0.906570</text:p>
          </table:table-cell>
          <table:table-cell office:value-type="float" office:value="0.924354" calcext:value-type="float">
            <text:p>0.924354</text:p>
          </table:table-cell>
          <table:table-cell office:value-type="float" office:value="0.931711" calcext:value-type="float">
            <text:p>0.931711</text:p>
          </table:table-cell>
          <table:table-cell office:value-type="float" office:value="0.934427" calcext:value-type="float">
            <text:p>0.934427</text:p>
          </table:table-cell>
          <table:table-cell office:value-type="float" office:value="0.92804" calcext:value-type="float">
            <text:p>0.9280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2497" calcext:value-type="float">
            <text:p>0.924970</text:p>
          </table:table-cell>
          <table:table-cell office:value-type="float" office:value="0.883712" calcext:value-type="float">
            <text:p>0.883712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6328" calcext:value-type="float">
            <text:p>0.916328</text:p>
          </table:table-cell>
          <table:table-cell office:value-type="float" office:value="0.908036" calcext:value-type="float">
            <text:p>0.908036</text:p>
          </table:table-cell>
          <table:table-cell office:value-type="float" office:value="0.903214" calcext:value-type="float">
            <text:p>0.903214</text:p>
          </table:table-cell>
          <table:table-cell office:value-type="float" office:value="0.882284" calcext:value-type="float">
            <text:p>0.882284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912129" calcext:value-type="float">
            <text:p>0.912129</text:p>
          </table:table-cell>
          <table:table-cell office:value-type="float" office:value="0.91639" calcext:value-type="float">
            <text:p>0.916390</text:p>
          </table:table-cell>
          <table:table-cell office:value-type="float" office:value="0.896854" calcext:value-type="float">
            <text:p>0.896854</text:p>
          </table:table-cell>
          <table:table-cell office:value-type="float" office:value="0.906832" calcext:value-type="float">
            <text:p>0.906832</text:p>
          </table:table-cell>
          <table:table-cell office:value-type="float" office:value="0.943378" calcext:value-type="float">
            <text:p>0.943378</text:p>
          </table:table-cell>
          <table:table-cell office:value-type="float" office:value="0.944001" calcext:value-type="float">
            <text:p>0.944001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12725" calcext:value-type="float">
            <text:p>0.912725</text:p>
          </table:table-cell>
          <table:table-cell office:value-type="float" office:value="0.878263" calcext:value-type="float">
            <text:p>0.878263</text:p>
          </table:table-cell>
          <table:table-cell office:value-type="float" office:value="0.921014" calcext:value-type="float">
            <text:p>0.921014</text:p>
          </table:table-cell>
          <table:table-cell office:value-type="float" office:value="0.888232" calcext:value-type="float">
            <text:p>0.888232</text:p>
          </table:table-cell>
          <table:table-cell office:value-type="float" office:value="0.886638" calcext:value-type="float">
            <text:p>0.886638</text:p>
          </table:table-cell>
          <table:table-cell office:value-type="float" office:value="0.859184" calcext:value-type="float">
            <text:p>0.859184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91804" calcext:value-type="float">
            <text:p>0.918040</text:p>
          </table:table-cell>
          <table:table-cell office:value-type="float" office:value="0.902611" calcext:value-type="float">
            <text:p>0.902611</text:p>
          </table:table-cell>
          <table:table-cell office:value-type="float" office:value="0.862592" calcext:value-type="float">
            <text:p>0.862592</text:p>
          </table:table-cell>
          <table:table-cell office:value-type="float" office:value="0.872231" calcext:value-type="float">
            <text:p>0.872231</text:p>
          </table:table-cell>
          <table:table-cell office:value-type="float" office:value="0.872875" calcext:value-type="float">
            <text:p>0.872875</text:p>
          </table:table-cell>
          <table:table-cell office:value-type="float" office:value="0.89424" calcext:value-type="float">
            <text:p>0.894240</text:p>
          </table:table-cell>
          <table:table-cell office:value-type="float" office:value="0.912697" calcext:value-type="float">
            <text:p>0.912697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0.867074" calcext:value-type="float">
            <text:p>0.867074</text:p>
          </table:table-cell>
          <table:table-cell office:value-type="float" office:value="0.885192" calcext:value-type="float">
            <text:p>0.885192</text:p>
          </table:table-cell>
          <table:table-cell office:value-type="float" office:value="0.892459" calcext:value-type="float">
            <text:p>0.892459</text:p>
          </table:table-cell>
          <table:table-cell office:value-type="float" office:value="0.866719" calcext:value-type="float">
            <text:p>0.866719</text:p>
          </table:table-cell>
          <table:table-cell office:value-type="float" office:value="0.890041" calcext:value-type="float">
            <text:p>0.890041</text:p>
          </table:table-cell>
          <table:table-cell office:value-type="float" office:value="0.89531" calcext:value-type="float">
            <text:p>0.89531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4065" calcext:value-type="float">
            <text:p>0.894065</text:p>
          </table:table-cell>
          <table:table-cell office:value-type="float" office:value="0.874907" calcext:value-type="float">
            <text:p>0.874907</text:p>
          </table:table-cell>
          <table:table-cell office:value-type="float" office:value="0.855548" calcext:value-type="float">
            <text:p>0.855548</text:p>
          </table:table-cell>
          <table:table-cell office:value-type="float" office:value="0.85702" calcext:value-type="float">
            <text:p>0.857020</text:p>
          </table:table-cell>
          <table:table-cell office:value-type="float" office:value="0.911157" calcext:value-type="float">
            <text:p>0.911157</text:p>
          </table:table-cell>
          <table:table-cell office:value-type="float" office:value="0.906575" calcext:value-type="float">
            <text:p>0.906575</text:p>
          </table:table-cell>
          <table:table-cell office:value-type="float" office:value="0.925118" calcext:value-type="float">
            <text:p>0.925118</text:p>
          </table:table-cell>
          <table:table-cell office:value-type="float" office:value="0.933561" calcext:value-type="float">
            <text:p>0.933561</text:p>
          </table:table-cell>
          <table:table-cell office:value-type="float" office:value="0.936019" calcext:value-type="float">
            <text:p>0.936019</text:p>
          </table:table-cell>
          <table:table-cell office:value-type="float" office:value="0.928746" calcext:value-type="float">
            <text:p>0.92874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0.881935" calcext:value-type="float">
            <text:p>0.881935</text:p>
          </table:table-cell>
          <table:table-cell office:value-type="float" office:value="0.863982" calcext:value-type="float">
            <text:p>0.863982</text:p>
          </table:table-cell>
          <table:table-cell office:value-type="float" office:value="0.915189" calcext:value-type="float">
            <text:p>0.915189</text:p>
          </table:table-cell>
          <table:table-cell office:value-type="float" office:value="0.90807" calcext:value-type="float">
            <text:p>0.908070</text:p>
          </table:table-cell>
          <table:table-cell office:value-type="float" office:value="0.896658" calcext:value-type="float">
            <text:p>0.896658</text:p>
          </table:table-cell>
          <table:table-cell office:value-type="float" office:value="0.88094" calcext:value-type="float">
            <text:p>0.880940</text:p>
          </table:table-cell>
          <table:table-cell office:value-type="float" office:value="0.919397" calcext:value-type="float">
            <text:p>0.919397</text:p>
          </table:table-cell>
          <table:table-cell office:value-type="float" office:value="0.912726" calcext:value-type="float">
            <text:p>0.912726</text:p>
          </table:table-cell>
          <table:table-cell office:value-type="float" office:value="0.913395" calcext:value-type="float">
            <text:p>0.913395</text:p>
          </table:table-cell>
          <table:table-cell office:value-type="float" office:value="0.896503" calcext:value-type="float">
            <text:p>0.896503</text:p>
          </table:table-cell>
          <table:table-cell office:value-type="float" office:value="0.909101" calcext:value-type="float">
            <text:p>0.909101</text:p>
          </table:table-cell>
          <table:table-cell office:value-type="float" office:value="0.941521" calcext:value-type="float">
            <text:p>0.941521</text:p>
          </table:table-cell>
          <table:table-cell office:value-type="float" office:value="0.94299" calcext:value-type="float">
            <text:p>0.942990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911515" calcext:value-type="float">
            <text:p>0.911515</text:p>
          </table:table-cell>
          <table:table-cell office:value-type="float" office:value="0.876564" calcext:value-type="float">
            <text:p>0.876564</text:p>
          </table:table-cell>
          <table:table-cell office:value-type="float" office:value="0.918081" calcext:value-type="float">
            <text:p>0.918081</text:p>
          </table:table-cell>
          <table:table-cell office:value-type="float" office:value="0.887824" calcext:value-type="float">
            <text:p>0.887824</text:p>
          </table:table-cell>
          <table:table-cell office:value-type="float" office:value="0.878733" calcext:value-type="float">
            <text:p>0.878733</text:p>
          </table:table-cell>
          <table:table-cell office:value-type="float" office:value="0.845896" calcext:value-type="float">
            <text:p>0.845896</text:p>
          </table:table-cell>
          <table:table-cell office:value-type="float" office:value="0.893797" calcext:value-type="float">
            <text:p>0.893797</text:p>
          </table:table-cell>
          <table:table-cell office:value-type="float" office:value="0.915212" calcext:value-type="float">
            <text:p>0.915212</text:p>
          </table:table-cell>
          <table:table-cell office:value-type="float" office:value="0.901777" calcext:value-type="float">
            <text:p>0.901777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869623" calcext:value-type="float">
            <text:p>0.869623</text:p>
          </table:table-cell>
          <table:table-cell office:value-type="float" office:value="0.860813" calcext:value-type="float">
            <text:p>0.860813</text:p>
          </table:table-cell>
          <table:table-cell office:value-type="float" office:value="0.88743" calcext:value-type="float">
            <text:p>0.887430</text:p>
          </table:table-cell>
          <table:table-cell office:value-type="float" office:value="0.908818" calcext:value-type="float">
            <text:p>0.908818</text:p>
          </table:table-cell>
          <table:table-cell office:value-type="float" office:value="0.905499" calcext:value-type="float">
            <text:p>0.905499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863706" calcext:value-type="float">
            <text:p>0.863706</text:p>
          </table:table-cell>
          <table:table-cell office:value-type="float" office:value="0.882349" calcext:value-type="float">
            <text:p>0.882349</text:p>
          </table:table-cell>
          <table:table-cell office:value-type="float" office:value="0.889456" calcext:value-type="float">
            <text:p>0.889456</text:p>
          </table:table-cell>
          <table:table-cell office:value-type="float" office:value="0.865656" calcext:value-type="float">
            <text:p>0.865656</text:p>
          </table:table-cell>
          <table:table-cell office:value-type="float" office:value="0.887954" calcext:value-type="float">
            <text:p>0.887954</text:p>
          </table:table-cell>
          <table:table-cell office:value-type="float" office:value="0.894871" calcext:value-type="float">
            <text:p>0.894871</text:p>
          </table:table-cell>
          <table:table-cell office:value-type="float" office:value="0.888297" calcext:value-type="float">
            <text:p>0.888297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63767" calcext:value-type="float">
            <text:p>0.863767</text:p>
          </table:table-cell>
          <table:table-cell office:value-type="float" office:value="0.853027" calcext:value-type="float">
            <text:p>0.853027</text:p>
          </table:table-cell>
          <table:table-cell office:value-type="float" office:value="0.85428" calcext:value-type="float">
            <text:p>0.854280</text:p>
          </table:table-cell>
          <table:table-cell office:value-type="float" office:value="0.908757" calcext:value-type="float">
            <text:p>0.908757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2277" calcext:value-type="float">
            <text:p>0.922770</text:p>
          </table:table-cell>
          <table:table-cell office:value-type="float" office:value="0.933046" calcext:value-type="float">
            <text:p>0.933046</text:p>
          </table:table-cell>
          <table:table-cell office:value-type="float" office:value="0.935699" calcext:value-type="float">
            <text:p>0.935699</text:p>
          </table:table-cell>
          <table:table-cell office:value-type="float" office:value="0.926437" calcext:value-type="float">
            <text:p>0.9264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19472" calcext:value-type="float">
            <text:p>0.919472</text:p>
          </table:table-cell>
          <table:table-cell office:value-type="float" office:value="0.858349" calcext:value-type="float">
            <text:p>0.858349</text:p>
          </table:table-cell>
          <table:table-cell office:value-type="float" office:value="0.830107" calcext:value-type="float">
            <text:p>0.830107</text:p>
          </table:table-cell>
          <table:table-cell office:value-type="float" office:value="0.910588" calcext:value-type="float">
            <text:p>0.910588</text:p>
          </table:table-cell>
          <table:table-cell office:value-type="float" office:value="0.901143" calcext:value-type="float">
            <text:p>0.901143</text:p>
          </table:table-cell>
          <table:table-cell office:value-type="float" office:value="0.877839" calcext:value-type="float">
            <text:p>0.877839</text:p>
          </table:table-cell>
          <table:table-cell office:value-type="float" office:value="0.857755" calcext:value-type="float">
            <text:p>0.857755</text:p>
          </table:table-cell>
          <table:table-cell office:value-type="float" office:value="0.913293" calcext:value-type="float">
            <text:p>0.913293</text:p>
          </table:table-cell>
          <table:table-cell office:value-type="float" office:value="0.904408" calcext:value-type="float">
            <text:p>0.904408</text:p>
          </table:table-cell>
          <table:table-cell office:value-type="float" office:value="0.905674" calcext:value-type="float">
            <text:p>0.905674</text:p>
          </table:table-cell>
          <table:table-cell office:value-type="float" office:value="0.877857" calcext:value-type="float">
            <text:p>0.877857</text:p>
          </table:table-cell>
          <table:table-cell office:value-type="float" office:value="0.902512" calcext:value-type="float">
            <text:p>0.902512</text:p>
          </table:table-cell>
          <table:table-cell office:value-type="float" office:value="0.939313" calcext:value-type="float">
            <text:p>0.939313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0.90395" calcext:value-type="float">
            <text:p>0.903950</text:p>
          </table:table-cell>
          <table:table-cell office:value-type="float" office:value="0.901952" calcext:value-type="float">
            <text:p>0.901952</text:p>
          </table:table-cell>
          <table:table-cell office:value-type="float" office:value="0.85117" calcext:value-type="float">
            <text:p>0.851170</text:p>
          </table:table-cell>
          <table:table-cell office:value-type="float" office:value="0.907055" calcext:value-type="float">
            <text:p>0.907055</text:p>
          </table:table-cell>
          <table:table-cell office:value-type="float" office:value="0.871498" calcext:value-type="float">
            <text:p>0.871498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795878" calcext:value-type="float">
            <text:p>0.795878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0.908707" calcext:value-type="float">
            <text:p>0.908707</text:p>
          </table:table-cell>
          <table:table-cell office:value-type="float" office:value="0.889069" calcext:value-type="float">
            <text:p>0.889069</text:p>
          </table:table-cell>
          <table:table-cell office:value-type="float" office:value="0.821753" calcext:value-type="float">
            <text:p>0.821753</text:p>
          </table:table-cell>
          <table:table-cell office:value-type="float" office:value="0.836379" calcext:value-type="float">
            <text:p>0.836379</text:p>
          </table:table-cell>
          <table:table-cell office:value-type="float" office:value="0.390348" calcext:value-type="float">
            <text:p>0.390348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99954" calcext:value-type="float">
            <text:p>0.899954</text:p>
          </table:table-cell>
          <table:table-cell office:value-type="float" office:value="0.892781" calcext:value-type="float">
            <text:p>0.892781</text:p>
          </table:table-cell>
          <table:table-cell office:value-type="float" office:value="0.890712" calcext:value-type="float">
            <text:p>0.890712</text:p>
          </table:table-cell>
          <table:table-cell office:value-type="float" office:value="0.831983" calcext:value-type="float">
            <text:p>0.831983</text:p>
          </table:table-cell>
          <table:table-cell office:value-type="float" office:value="0.858188" calcext:value-type="float">
            <text:p>0.858188</text:p>
          </table:table-cell>
          <table:table-cell office:value-type="float" office:value="0.868103" calcext:value-type="float">
            <text:p>0.868103</text:p>
          </table:table-cell>
          <table:table-cell office:value-type="float" office:value="0.831843" calcext:value-type="float">
            <text:p>0.831843</text:p>
          </table:table-cell>
          <table:table-cell office:value-type="float" office:value="0.868646" calcext:value-type="float">
            <text:p>0.868646</text:p>
          </table:table-cell>
          <table:table-cell office:value-type="float" office:value="0.878914" calcext:value-type="float">
            <text:p>0.878914</text:p>
          </table:table-cell>
          <table:table-cell office:value-type="float" office:value="0.870011" calcext:value-type="float">
            <text:p>0.870011</text:p>
          </table:table-cell>
          <table:table-cell office:value-type="float" office:value="0.864594" calcext:value-type="float">
            <text:p>0.86459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10668" calcext:value-type="float">
            <text:p>0.810668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900631" calcext:value-type="float">
            <text:p>0.900631</text:p>
          </table:table-cell>
          <table:table-cell office:value-type="float" office:value="0.896214" calcext:value-type="float">
            <text:p>0.896214</text:p>
          </table:table-cell>
          <table:table-cell office:value-type="float" office:value="0.919017" calcext:value-type="float">
            <text:p>0.919017</text:p>
          </table:table-cell>
          <table:table-cell office:value-type="float" office:value="0.930874" calcext:value-type="float">
            <text:p>0.930874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923062" calcext:value-type="float">
            <text:p>0.9230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1571" calcext:value-type="float">
            <text:p>0.915710</text:p>
          </table:table-cell>
          <table:table-cell office:value-type="float" office:value="0.823873" calcext:value-type="float">
            <text:p>0.823873</text:p>
          </table:table-cell>
          <table:table-cell office:value-type="float" office:value="0.781066" calcext:value-type="float">
            <text:p>0.781066</text:p>
          </table:table-cell>
          <table:table-cell office:value-type="float" office:value="0.905478" calcext:value-type="float">
            <text:p>0.905478</text:p>
          </table:table-cell>
          <table:table-cell office:value-type="float" office:value="0.893616" calcext:value-type="float">
            <text:p>0.893616</text:p>
          </table:table-cell>
          <table:table-cell office:value-type="float" office:value="0.868915" calcext:value-type="float">
            <text:p>0.868915</text:p>
          </table:table-cell>
          <table:table-cell office:value-type="float" office:value="0.835679" calcext:value-type="float">
            <text:p>0.835679</text:p>
          </table:table-cell>
          <table:table-cell office:value-type="float" office:value="0.909494" calcext:value-type="float">
            <text:p>0.909494</text:p>
          </table:table-cell>
          <table:table-cell office:value-type="float" office:value="0.896724" calcext:value-type="float">
            <text:p>0.896724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59008" calcext:value-type="float">
            <text:p>0.859008</text:p>
          </table:table-cell>
          <table:table-cell office:value-type="float" office:value="0.901431" calcext:value-type="float">
            <text:p>0.901431</text:p>
          </table:table-cell>
          <table:table-cell office:value-type="float" office:value="0.935835" calcext:value-type="float">
            <text:p>0.935835</text:p>
          </table:table-cell>
          <table:table-cell office:value-type="float" office:value="0.940399" calcext:value-type="float">
            <text:p>0.94039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0.896167" calcext:value-type="float">
            <text:p>0.896167</text:p>
          </table:table-cell>
          <table:table-cell office:value-type="float" office:value="0.82595" calcext:value-type="float">
            <text:p>0.825950</text:p>
          </table:table-cell>
          <table:table-cell office:value-type="float" office:value="0.899851" calcext:value-type="float">
            <text:p>0.899851</text:p>
          </table:table-cell>
          <table:table-cell office:value-type="float" office:value="0.85447" calcext:value-type="float">
            <text:p>0.854470</text:p>
          </table:table-cell>
          <table:table-cell office:value-type="float" office:value="0.834044" calcext:value-type="float">
            <text:p>0.83404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858151" calcext:value-type="float">
            <text:p>0.858151</text:p>
          </table:table-cell>
          <table:table-cell office:value-type="float" office:value="0.904068" calcext:value-type="float">
            <text:p>0.904068</text:p>
          </table:table-cell>
          <table:table-cell office:value-type="float" office:value="0.876064" calcext:value-type="float">
            <text:p>0.876064</text:p>
          </table:table-cell>
          <table:table-cell office:value-type="float" office:value="0.763218" calcext:value-type="float">
            <text:p>0.763218</text:p>
          </table:table-cell>
          <table:table-cell office:value-type="float" office:value="0.793425" calcext:value-type="float">
            <text:p>0.793425</text:p>
          </table:table-cell>
          <table:table-cell office:value-type="float" office:value="0.807185" calcext:value-type="float">
            <text:p>0.807185</text:p>
          </table:table-cell>
          <table:table-cell office:value-type="float" office:value="0.852413" calcext:value-type="float">
            <text:p>0.852413</text:p>
          </table:table-cell>
          <table:table-cell office:value-type="float" office:value="0.893923" calcext:value-type="float">
            <text:p>0.893923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0.884536" calcext:value-type="float">
            <text:p>0.88453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834592" calcext:value-type="float">
            <text:p>0.834592</text:p>
          </table:table-cell>
          <table:table-cell office:value-type="float" office:value="0.835173" calcext:value-type="float">
            <text:p>0.835173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0.849392" calcext:value-type="float">
            <text:p>0.849392</text:p>
          </table:table-cell>
          <table:table-cell office:value-type="float" office:value="0.860564" calcext:value-type="float">
            <text:p>0.860564</text:p>
          </table:table-cell>
          <table:table-cell office:value-type="float" office:value="0.852609" calcext:value-type="float">
            <text:p>0.852609</text:p>
          </table:table-cell>
          <table:table-cell office:value-type="float" office:value="0.853161" calcext:value-type="float">
            <text:p>0.853161</text:p>
          </table:table-cell>
          <table:table-cell office:value-type="float" office:value="0.810932" calcext:value-type="float">
            <text:p>0.810932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553524" calcext:value-type="float">
            <text:p>0.55352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0.883688" calcext:value-type="float">
            <text:p>0.883688</text:p>
          </table:table-cell>
          <table:table-cell office:value-type="float" office:value="0.916419" calcext:value-type="float">
            <text:p>0.916419</text:p>
          </table:table-cell>
          <table:table-cell office:value-type="float" office:value="0.929308" calcext:value-type="float">
            <text:p>0.929308</text:p>
          </table:table-cell>
          <table:table-cell office:value-type="float" office:value="0.932881" calcext:value-type="float">
            <text:p>0.932881</text:p>
          </table:table-cell>
          <table:table-cell office:value-type="float" office:value="0.920956" calcext:value-type="float">
            <text:p>0.92095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0.82847" calcext:value-type="float">
            <text:p>0.828470</text:p>
          </table:table-cell>
          <table:table-cell office:value-type="float" office:value="0.786872" calcext:value-type="float">
            <text:p>0.786872</text:p>
          </table:table-cell>
          <table:table-cell office:value-type="float" office:value="0.907249" calcext:value-type="float">
            <text:p>0.907249</text:p>
          </table:table-cell>
          <table:table-cell office:value-type="float" office:value="0.895909" calcext:value-type="float">
            <text:p>0.895909</text:p>
          </table:table-cell>
          <table:table-cell office:value-type="float" office:value="0.872905" calcext:value-type="float">
            <text:p>0.872905</text:p>
          </table:table-cell>
          <table:table-cell office:value-type="float" office:value="0.840025" calcext:value-type="float">
            <text:p>0.840025</text:p>
          </table:table-cell>
          <table:table-cell office:value-type="float" office:value="0.91141" calcext:value-type="float">
            <text:p>0.911410</text:p>
          </table:table-cell>
          <table:table-cell office:value-type="float" office:value="0.899195" calcext:value-type="float">
            <text:p>0.899195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0.862527" calcext:value-type="float">
            <text:p>0.862527</text:p>
          </table:table-cell>
          <table:table-cell office:value-type="float" office:value="0.90303" calcext:value-type="float">
            <text:p>0.903030</text:p>
          </table:table-cell>
          <table:table-cell office:value-type="float" office:value="0.93725" calcext:value-type="float">
            <text:p>0.937250</text:p>
          </table:table-cell>
          <table:table-cell office:value-type="float" office:value="0.941281" calcext:value-type="float">
            <text:p>0.94128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898717" calcext:value-type="float">
            <text:p>0.898717</text:p>
          </table:table-cell>
          <table:table-cell office:value-type="float" office:value="0.830593" calcext:value-type="float">
            <text:p>0.830593</text:p>
          </table:table-cell>
          <table:table-cell office:value-type="float" office:value="0.902691" calcext:value-type="float">
            <text:p>0.902691</text:p>
          </table:table-cell>
          <table:table-cell office:value-type="float" office:value="0.858745" calcext:value-type="float">
            <text:p>0.858745</text:p>
          </table:table-cell>
          <table:table-cell office:value-type="float" office:value="0.839456" calcext:value-type="float">
            <text:p>0.839456</text:p>
          </table:table-cell>
          <table:table-cell office:value-type="float" office:value="0.780212" calcext:value-type="float">
            <text:p>0.780212</text:p>
          </table:table-cell>
          <table:table-cell office:value-type="float" office:value="0.861129" calcext:value-type="float">
            <text:p>0.861129</text:p>
          </table:table-cell>
          <table:table-cell office:value-type="float" office:value="0.906354" calcext:value-type="float">
            <text:p>0.906354</text:p>
          </table:table-cell>
          <table:table-cell office:value-type="float" office:value="0.879067" calcext:value-type="float">
            <text:p>0.879067</text:p>
          </table:table-cell>
          <table:table-cell office:value-type="float" office:value="0.770118" calcext:value-type="float">
            <text:p>0.770118</text:p>
          </table:table-cell>
          <table:table-cell office:value-type="float" office:value="0.799254" calcext:value-type="float">
            <text:p>0.799254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57078" calcext:value-type="float">
            <text:p>0.857078</text:p>
          </table:table-cell>
          <table:table-cell office:value-type="float" office:value="0.896696" calcext:value-type="float">
            <text:p>0.896696</text:p>
          </table:table-cell>
          <table:table-cell office:value-type="float" office:value="0.882028" calcext:value-type="float">
            <text:p>0.882028</text:p>
          </table:table-cell>
          <table:table-cell office:value-type="float" office:value="0.886723" calcext:value-type="float">
            <text:p>0.886723</text:p>
          </table:table-cell>
          <table:table-cell office:value-type="float" office:value="0.790809" calcext:value-type="float">
            <text:p>0.790809</text:p>
          </table:table-cell>
          <table:table-cell office:value-type="float" office:value="0.83856" calcext:value-type="float">
            <text:p>0.838560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801319" calcext:value-type="float">
            <text:p>0.801319</text:p>
          </table:table-cell>
          <table:table-cell office:value-type="float" office:value="0.853121" calcext:value-type="float">
            <text:p>0.853121</text:p>
          </table:table-cell>
          <table:table-cell office:value-type="float" office:value="0.864673" calcext:value-type="float">
            <text:p>0.864673</text:p>
          </table:table-cell>
          <table:table-cell office:value-type="float" office:value="0.856166" calcext:value-type="float">
            <text:p>0.856166</text:p>
          </table:table-cell>
          <table:table-cell office:value-type="float" office:value="0.857125" calcext:value-type="float">
            <text:p>0.857125</text:p>
          </table:table-cell>
          <table:table-cell office:value-type="float" office:value="0.817227" calcext:value-type="float">
            <text:p>0.817227</text:p>
          </table:table-cell>
          <table:table-cell office:value-type="float" office:value="0.554324" calcext:value-type="float">
            <text:p>0.55432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899555" calcext:value-type="float">
            <text:p>0.899555</text:p>
          </table:table-cell>
          <table:table-cell office:value-type="float" office:value="0.886222" calcext:value-type="float">
            <text:p>0.886222</text:p>
          </table:table-cell>
          <table:table-cell office:value-type="float" office:value="0.918076" calcext:value-type="float">
            <text:p>0.918076</text:p>
          </table:table-cell>
          <table:table-cell office:value-type="float" office:value="0.930418" calcext:value-type="float">
            <text:p>0.930418</text:p>
          </table:table-cell>
          <table:table-cell office:value-type="float" office:value="0.933844" calcext:value-type="float">
            <text:p>0.933844</text:p>
          </table:table-cell>
          <table:table-cell office:value-type="float" office:value="0.922756" calcext:value-type="float">
            <text:p>0.92275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32238" calcext:value-type="float">
            <text:p>0.932238</text:p>
          </table:table-cell>
          <table:table-cell office:value-type="float" office:value="0.912387" calcext:value-type="float">
            <text:p>0.912387</text:p>
          </table:table-cell>
          <table:table-cell office:value-type="float" office:value="0.905404" calcext:value-type="float">
            <text:p>0.905404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0.916437" calcext:value-type="float">
            <text:p>0.916437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11923" calcext:value-type="float">
            <text:p>0.911923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25163" calcext:value-type="float">
            <text:p>0.925163</text:p>
          </table:table-cell>
          <table:table-cell office:value-type="float" office:value="0.922836" calcext:value-type="float">
            <text:p>0.922836</text:p>
          </table:table-cell>
          <table:table-cell office:value-type="float" office:value="0.920828" calcext:value-type="float">
            <text:p>0.920828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947997" calcext:value-type="float">
            <text:p>0.947997</text:p>
          </table:table-cell>
          <table:table-cell office:value-type="float" office:value="0.946838" calcext:value-type="float">
            <text:p>0.946838</text:p>
          </table:table-cell>
          <table:table-cell office:value-type="float" office:value="0.918897" calcext:value-type="float">
            <text:p>0.918897</text:p>
          </table:table-cell>
          <table:table-cell office:value-type="float" office:value="0.92654" calcext:value-type="float">
            <text:p>0.926540</text:p>
          </table:table-cell>
          <table:table-cell office:value-type="float" office:value="0.90992" calcext:value-type="float">
            <text:p>0.909920</text:p>
          </table:table-cell>
          <table:table-cell office:value-type="float" office:value="0.933723" calcext:value-type="float">
            <text:p>0.933723</text:p>
          </table:table-cell>
          <table:table-cell office:value-type="float" office:value="0.910489" calcext:value-type="float">
            <text:p>0.910489</text:p>
          </table:table-cell>
          <table:table-cell office:value-type="float" office:value="0.913549" calcext:value-type="float">
            <text:p>0.913549</text:p>
          </table:table-cell>
          <table:table-cell office:value-type="float" office:value="0.900903" calcext:value-type="float">
            <text:p>0.900903</text:p>
          </table:table-cell>
          <table:table-cell office:value-type="float" office:value="0.918049" calcext:value-type="float">
            <text:p>0.918049</text:p>
          </table:table-cell>
          <table:table-cell office:value-type="float" office:value="0.925637" calcext:value-type="float">
            <text:p>0.925637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05818" calcext:value-type="float">
            <text:p>0.905818</text:p>
          </table:table-cell>
          <table:table-cell office:value-type="float" office:value="0.910394" calcext:value-type="float">
            <text:p>0.910394</text:p>
          </table:table-cell>
          <table:table-cell office:value-type="float" office:value="0.904987" calcext:value-type="float">
            <text:p>0.904987</text:p>
          </table:table-cell>
          <table:table-cell office:value-type="float" office:value="0.917209" calcext:value-type="float">
            <text:p>0.917209</text:p>
          </table:table-cell>
          <table:table-cell office:value-type="float" office:value="0.923149" calcext:value-type="float">
            <text:p>0.923149</text:p>
          </table:table-cell>
          <table:table-cell office:value-type="float" office:value="0.922228" calcext:value-type="float">
            <text:p>0.922228</text:p>
          </table:table-cell>
          <table:table-cell office:value-type="float" office:value="0.825666" calcext:value-type="float">
            <text:p>0.825666</text:p>
          </table:table-cell>
          <table:table-cell office:value-type="float" office:value="0.903611" calcext:value-type="float">
            <text:p>0.903611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0.917817" calcext:value-type="float">
            <text:p>0.917817</text:p>
          </table:table-cell>
          <table:table-cell office:value-type="float" office:value="0.908026" calcext:value-type="float">
            <text:p>0.908026</text:p>
          </table:table-cell>
          <table:table-cell office:value-type="float" office:value="0.915395" calcext:value-type="float">
            <text:p>0.915395</text:p>
          </table:table-cell>
          <table:table-cell office:value-type="float" office:value="0.918045" calcext:value-type="float">
            <text:p>0.918045</text:p>
          </table:table-cell>
          <table:table-cell office:value-type="float" office:value="0.913204" calcext:value-type="float">
            <text:p>0.913204</text:p>
          </table:table-cell>
          <table:table-cell office:value-type="float" office:value="0.915482" calcext:value-type="float">
            <text:p>0.915482</text:p>
          </table:table-cell>
          <table:table-cell office:value-type="float" office:value="0.906084" calcext:value-type="float">
            <text:p>0.906084</text:p>
          </table:table-cell>
          <table:table-cell office:value-type="float" office:value="0.90153" calcext:value-type="float">
            <text:p>0.901530</text:p>
          </table:table-cell>
          <table:table-cell office:value-type="float" office:value="0.901519" calcext:value-type="float">
            <text:p>0.90151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2567" calcext:value-type="float">
            <text:p>0.922567</text:p>
          </table:table-cell>
          <table:table-cell office:value-type="float" office:value="0.928148" calcext:value-type="float">
            <text:p>0.928148</text:p>
          </table:table-cell>
          <table:table-cell office:value-type="float" office:value="0.937151" calcext:value-type="float">
            <text:p>0.937151</text:p>
          </table:table-cell>
          <table:table-cell office:value-type="float" office:value="0.938774" calcext:value-type="float">
            <text:p>0.938774</text:p>
          </table:table-cell>
          <table:table-cell office:value-type="float" office:value="0.931266" calcext:value-type="float">
            <text:p>0.93126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27843" calcext:value-type="float">
            <text:p>0.927843</text:p>
          </table:table-cell>
          <table:table-cell office:value-type="float" office:value="0.900356" calcext:value-type="float">
            <text:p>0.900356</text:p>
          </table:table-cell>
          <table:table-cell office:value-type="float" office:value="0.890022" calcext:value-type="float">
            <text:p>0.890022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133" calcext:value-type="float">
            <text:p>0.913300</text:p>
          </table:table-cell>
          <table:table-cell office:value-type="float" office:value="0.914492" calcext:value-type="float">
            <text:p>0.914492</text:p>
          </table:table-cell>
          <table:table-cell office:value-type="float" office:value="0.900042" calcext:value-type="float">
            <text:p>0.900042</text:p>
          </table:table-cell>
          <table:table-cell office:value-type="float" office:value="0.926031" calcext:value-type="float">
            <text:p>0.926031</text:p>
          </table:table-cell>
          <table:table-cell office:value-type="float" office:value="0.920044" calcext:value-type="float">
            <text:p>0.920044</text:p>
          </table:table-cell>
          <table:table-cell office:value-type="float" office:value="0.921374" calcext:value-type="float">
            <text:p>0.921374</text:p>
          </table:table-cell>
          <table:table-cell office:value-type="float" office:value="0.909664" calcext:value-type="float">
            <text:p>0.909664</text:p>
          </table:table-cell>
          <table:table-cell office:value-type="float" office:value="0.908084" calcext:value-type="float">
            <text:p>0.908084</text:p>
          </table:table-cell>
          <table:table-cell office:value-type="float" office:value="0.945053" calcext:value-type="float">
            <text:p>0.945053</text:p>
          </table:table-cell>
          <table:table-cell office:value-type="float" office:value="0.943766" calcext:value-type="float">
            <text:p>0.943766</text:p>
          </table:table-cell>
          <table:table-cell office:value-type="float" office:value="0.919376" calcext:value-type="float">
            <text:p>0.919376</text:p>
          </table:table-cell>
          <table:table-cell office:value-type="float" office:value="0.921093" calcext:value-type="float">
            <text:p>0.921093</text:p>
          </table:table-cell>
          <table:table-cell office:value-type="float" office:value="0.898039" calcext:value-type="float">
            <text:p>0.898039</text:p>
          </table:table-cell>
          <table:table-cell office:value-type="float" office:value="0.928697" calcext:value-type="float">
            <text:p>0.928697</text:p>
          </table:table-cell>
          <table:table-cell office:value-type="float" office:value="0.901244" calcext:value-type="float">
            <text:p>0.901244</text:p>
          </table:table-cell>
          <table:table-cell office:value-type="float" office:value="0.905186" calcext:value-type="float">
            <text:p>0.905186</text:p>
          </table:table-cell>
          <table:table-cell office:value-type="float" office:value="0.888007" calcext:value-type="float">
            <text:p>0.888007</text:p>
          </table:table-cell>
          <table:table-cell office:value-type="float" office:value="0.908301" calcext:value-type="float">
            <text:p>0.908301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0.889664" calcext:value-type="float">
            <text:p>0.889664</text:p>
          </table:table-cell>
          <table:table-cell office:value-type="float" office:value="0.896236" calcext:value-type="float">
            <text:p>0.896236</text:p>
          </table:table-cell>
          <table:table-cell office:value-type="float" office:value="0.895753" calcext:value-type="float">
            <text:p>0.895753</text:p>
          </table:table-cell>
          <table:table-cell office:value-type="float" office:value="0.908819" calcext:value-type="float">
            <text:p>0.908819</text:p>
          </table:table-cell>
          <table:table-cell office:value-type="float" office:value="0.919149" calcext:value-type="float">
            <text:p>0.919149</text:p>
          </table:table-cell>
          <table:table-cell office:value-type="float" office:value="0.912293" calcext:value-type="float">
            <text:p>0.912293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89747" calcext:value-type="float">
            <text:p>0.889747</text:p>
          </table:table-cell>
          <table:table-cell office:value-type="float" office:value="0.902391" calcext:value-type="float">
            <text:p>0.902391</text:p>
          </table:table-cell>
          <table:table-cell office:value-type="float" office:value="0.907456" calcext:value-type="float">
            <text:p>0.907456</text:p>
          </table:table-cell>
          <table:table-cell office:value-type="float" office:value="0.890952" calcext:value-type="float">
            <text:p>0.890952</text:p>
          </table:table-cell>
          <table:table-cell office:value-type="float" office:value="0.904337" calcext:value-type="float">
            <text:p>0.904337</text:p>
          </table:table-cell>
          <table:table-cell office:value-type="float" office:value="0.908458" calcext:value-type="float">
            <text:p>0.908458</text:p>
          </table:table-cell>
          <table:table-cell office:value-type="float" office:value="0.904144" calcext:value-type="float">
            <text:p>0.904144</text:p>
          </table:table-cell>
          <table:table-cell office:value-type="float" office:value="0.909045" calcext:value-type="float">
            <text:p>0.909045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884337" calcext:value-type="float">
            <text:p>0.884337</text:p>
          </table:table-cell>
          <table:table-cell office:value-type="float" office:value="0.884757" calcext:value-type="float">
            <text:p>0.884757</text:p>
          </table:table-cell>
          <table:table-cell office:value-type="float" office:value="0.919694" calcext:value-type="float">
            <text:p>0.919694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2735" calcext:value-type="float">
            <text:p>0.927350</text:p>
          </table:table-cell>
          <table:table-cell office:value-type="float" office:value="0.935022" calcext:value-type="float">
            <text:p>0.935022</text:p>
          </table:table-cell>
          <table:table-cell office:value-type="float" office:value="0.9368" calcext:value-type="float">
            <text:p>0.936800</text:p>
          </table:table-cell>
          <table:table-cell office:value-type="float" office:value="0.930733" calcext:value-type="float">
            <text:p>0.9307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35" calcext:value-type="float">
            <text:p>0.935000</text:p>
          </table:table-cell>
          <table:table-cell office:value-type="float" office:value="0.925638" calcext:value-type="float">
            <text:p>0.925638</text:p>
          </table:table-cell>
          <table:table-cell office:value-type="float" office:value="0.922688" calcext:value-type="float">
            <text:p>0.922688</text:p>
          </table:table-cell>
          <table:table-cell office:value-type="float" office:value="0.924497" calcext:value-type="float">
            <text:p>0.92449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30305" calcext:value-type="float">
            <text:p>0.930305</text:p>
          </table:table-cell>
          <table:table-cell office:value-type="float" office:value="0.925381" calcext:value-type="float">
            <text:p>0.925381</text:p>
          </table:table-cell>
          <table:table-cell office:value-type="float" office:value="0.836489" calcext:value-type="float">
            <text:p>0.836489</text:p>
          </table:table-cell>
          <table:table-cell office:value-type="float" office:value="0.930803" calcext:value-type="float">
            <text:p>0.930803</text:p>
          </table:table-cell>
          <table:table-cell office:value-type="float" office:value="0.900786" calcext:value-type="float">
            <text:p>0.900786</text:p>
          </table:table-cell>
          <table:table-cell office:value-type="float" office:value="0.931666" calcext:value-type="float">
            <text:p>0.931666</text:p>
          </table:table-cell>
          <table:table-cell office:value-type="float" office:value="0.90729" calcext:value-type="float">
            <text:p>0.907290</text:p>
          </table:table-cell>
          <table:table-cell office:value-type="float" office:value="0.951126" calcext:value-type="float">
            <text:p>0.951126</text:p>
          </table:table-cell>
          <table:table-cell office:value-type="float" office:value="0.947705" calcext:value-type="float">
            <text:p>0.947705</text:p>
          </table:table-cell>
          <table:table-cell office:value-type="float" office:value="0.903794" calcext:value-type="float">
            <text:p>0.903794</text:p>
          </table:table-cell>
          <table:table-cell office:value-type="float" office:value="0.934293" calcext:value-type="float">
            <text:p>0.934293</text:p>
          </table:table-cell>
          <table:table-cell office:value-type="float" office:value="0.924666" calcext:value-type="float">
            <text:p>0.924666</text:p>
          </table:table-cell>
          <table:table-cell office:value-type="float" office:value="0.940887" calcext:value-type="float">
            <text:p>0.940887</text:p>
          </table:table-cell>
          <table:table-cell office:value-type="float" office:value="0.920197" calcext:value-type="float">
            <text:p>0.920197</text:p>
          </table:table-cell>
          <table:table-cell office:value-type="float" office:value="0.928447" calcext:value-type="float">
            <text:p>0.928447</text:p>
          </table:table-cell>
          <table:table-cell office:value-type="float" office:value="0.923344" calcext:value-type="float">
            <text:p>0.923344</text:p>
          </table:table-cell>
          <table:table-cell office:value-type="float" office:value="0.929313" calcext:value-type="float">
            <text:p>0.929313</text:p>
          </table:table-cell>
          <table:table-cell office:value-type="float" office:value="0.932151" calcext:value-type="float">
            <text:p>0.932151</text:p>
          </table:table-cell>
          <table:table-cell office:value-type="float" office:value="0.929598" calcext:value-type="float">
            <text:p>0.929598</text:p>
          </table:table-cell>
          <table:table-cell office:value-type="float" office:value="0.924879" calcext:value-type="float">
            <text:p>0.924879</text:p>
          </table:table-cell>
          <table:table-cell office:value-type="float" office:value="0.927386" calcext:value-type="float">
            <text:p>0.927386</text:p>
          </table:table-cell>
          <table:table-cell office:value-type="float" office:value="0.923775" calcext:value-type="float">
            <text:p>0.923775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28433" calcext:value-type="float">
            <text:p>0.928433</text:p>
          </table:table-cell>
          <table:table-cell office:value-type="float" office:value="0.93115" calcext:value-type="float">
            <text:p>0.931150</text:p>
          </table:table-cell>
          <table:table-cell office:value-type="float" office:value="0.926513" calcext:value-type="float">
            <text:p>0.926513</text:p>
          </table:table-cell>
          <table:table-cell office:value-type="float" office:value="0.920737" calcext:value-type="float">
            <text:p>0.920737</text:p>
          </table:table-cell>
          <table:table-cell office:value-type="float" office:value="0.927049" calcext:value-type="float">
            <text:p>0.927049</text:p>
          </table:table-cell>
          <table:table-cell office:value-type="float" office:value="0.930429" calcext:value-type="float">
            <text:p>0.930429</text:p>
          </table:table-cell>
          <table:table-cell office:value-type="float" office:value="0.9261" calcext:value-type="float">
            <text:p>0.926100</text:p>
          </table:table-cell>
          <table:table-cell office:value-type="float" office:value="0.927141" calcext:value-type="float">
            <text:p>0.927141</text:p>
          </table:table-cell>
          <table:table-cell office:value-type="float" office:value="0.928451" calcext:value-type="float">
            <text:p>0.928451</text:p>
          </table:table-cell>
          <table:table-cell office:value-type="float" office:value="0.925404" calcext:value-type="float">
            <text:p>0.925404</text:p>
          </table:table-cell>
          <table:table-cell office:value-type="float" office:value="0.928259" calcext:value-type="float">
            <text:p>0.928259</text:p>
          </table:table-cell>
          <table:table-cell office:value-type="float" office:value="0.92387" calcext:value-type="float">
            <text:p>0.923870</text:p>
          </table:table-cell>
          <table:table-cell office:value-type="float" office:value="0.921811" calcext:value-type="float">
            <text:p>0.921811</text:p>
          </table:table-cell>
          <table:table-cell office:value-type="float" office:value="0.92107" calcext:value-type="float">
            <text:p>0.921070</text:p>
          </table:table-cell>
          <table:table-cell office:value-type="float" office:value="0.926856" calcext:value-type="float">
            <text:p>0.926856</text:p>
          </table:table-cell>
          <table:table-cell office:value-type="float" office:value="0.930773" calcext:value-type="float">
            <text:p>0.930773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39269" calcext:value-type="float">
            <text:p>0.939269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796505" calcext:value-type="float">
            <text:p>0.79650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18313" calcext:value-type="float">
            <text:p>0.918313</text:p>
          </table:table-cell>
          <table:table-cell office:value-type="float" office:value="0.932303" calcext:value-type="float">
            <text:p>0.932303</text:p>
          </table:table-cell>
          <table:table-cell office:value-type="float" office:value="0.931705" calcext:value-type="float">
            <text:p>0.931705</text:p>
          </table:table-cell>
          <table:table-cell office:value-type="float" office:value="0.929859" calcext:value-type="float">
            <text:p>0.929859</text:p>
          </table:table-cell>
          <table:table-cell office:value-type="float" office:value="0.928015" calcext:value-type="float">
            <text:p>0.928015</text:p>
          </table:table-cell>
          <table:table-cell office:value-type="float" office:value="0.937324" calcext:value-type="float">
            <text:p>0.937324</text:p>
          </table:table-cell>
          <table:table-cell office:value-type="float" office:value="0.930974" calcext:value-type="float">
            <text:p>0.930974</text:p>
          </table:table-cell>
          <table:table-cell office:value-type="float" office:value="0.938167" calcext:value-type="float">
            <text:p>0.938167</text:p>
          </table:table-cell>
          <table:table-cell office:value-type="float" office:value="0.933475" calcext:value-type="float">
            <text:p>0.933475</text:p>
          </table:table-cell>
          <table:table-cell office:value-type="float" office:value="0.935641" calcext:value-type="float">
            <text:p>0.935641</text:p>
          </table:table-cell>
          <table:table-cell office:value-type="float" office:value="0.934423" calcext:value-type="float">
            <text:p>0.934423</text:p>
          </table:table-cell>
          <table:table-cell office:value-type="float" office:value="0.912835" calcext:value-type="float">
            <text:p>0.912835</text:p>
          </table:table-cell>
          <table:table-cell office:value-type="float" office:value="0.947223" calcext:value-type="float">
            <text:p>0.947223</text:p>
          </table:table-cell>
          <table:table-cell office:value-type="float" office:value="0.944764" calcext:value-type="float">
            <text:p>0.944764</text:p>
          </table:table-cell>
          <table:table-cell office:value-type="float" office:value="0.93302" calcext:value-type="float">
            <text:p>0.933020</text:p>
          </table:table-cell>
          <table:table-cell office:value-type="float" office:value="0.937456" calcext:value-type="float">
            <text:p>0.937456</text:p>
          </table:table-cell>
          <table:table-cell office:value-type="float" office:value="0.932431" calcext:value-type="float">
            <text:p>0.932431</text:p>
          </table:table-cell>
          <table:table-cell office:value-type="float" office:value="0.945146" calcext:value-type="float">
            <text:p>0.945146</text:p>
          </table:table-cell>
          <table:table-cell office:value-type="float" office:value="0.926846" calcext:value-type="float">
            <text:p>0.926846</text:p>
          </table:table-cell>
          <table:table-cell office:value-type="float" office:value="0.936506" calcext:value-type="float">
            <text:p>0.936506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0.934285" calcext:value-type="float">
            <text:p>0.934285</text:p>
          </table:table-cell>
          <table:table-cell office:value-type="float" office:value="0.935377" calcext:value-type="float">
            <text:p>0.935377</text:p>
          </table:table-cell>
          <table:table-cell office:value-type="float" office:value="0.935423" calcext:value-type="float">
            <text:p>0.935423</text:p>
          </table:table-cell>
          <table:table-cell office:value-type="float" office:value="0.934173" calcext:value-type="float">
            <text:p>0.934173</text:p>
          </table:table-cell>
          <table:table-cell office:value-type="float" office:value="0.935232" calcext:value-type="float">
            <text:p>0.935232</text:p>
          </table:table-cell>
          <table:table-cell office:value-type="float" office:value="0.934376" calcext:value-type="float">
            <text:p>0.934376</text:p>
          </table:table-cell>
          <table:table-cell office:value-type="float" office:value="0.936428" calcext:value-type="float">
            <text:p>0.936428</text:p>
          </table:table-cell>
          <table:table-cell office:value-type="float" office:value="0.933942" calcext:value-type="float">
            <text:p>0.933942</text:p>
          </table:table-cell>
          <table:table-cell office:value-type="float" office:value="0.934755" calcext:value-type="float">
            <text:p>0.934755</text:p>
          </table:table-cell>
          <table:table-cell office:value-type="float" office:value="0.934551" calcext:value-type="float">
            <text:p>0.934551</text:p>
          </table:table-cell>
          <table:table-cell office:value-type="float" office:value="0.929861" calcext:value-type="float">
            <text:p>0.929861</text:p>
          </table:table-cell>
          <table:table-cell office:value-type="float" office:value="0.933676" calcext:value-type="float">
            <text:p>0.933676</text:p>
          </table:table-cell>
          <table:table-cell office:value-type="float" office:value="0.936792" calcext:value-type="float">
            <text:p>0.936792</text:p>
          </table:table-cell>
          <table:table-cell office:value-type="float" office:value="0.935175" calcext:value-type="float">
            <text:p>0.935175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33556" calcext:value-type="float">
            <text:p>0.933556</text:p>
          </table:table-cell>
          <table:table-cell office:value-type="float" office:value="0.930673" calcext:value-type="float">
            <text:p>0.930673</text:p>
          </table:table-cell>
          <table:table-cell office:value-type="float" office:value="0.935374" calcext:value-type="float">
            <text:p>0.935374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0.931745" calcext:value-type="float">
            <text:p>0.931745</text:p>
          </table:table-cell>
          <table:table-cell office:value-type="float" office:value="0.930951" calcext:value-type="float">
            <text:p>0.930951</text:p>
          </table:table-cell>
          <table:table-cell office:value-type="float" office:value="0.93237" calcext:value-type="float">
            <text:p>0.932370</text:p>
          </table:table-cell>
          <table:table-cell office:value-type="float" office:value="0.934207" calcext:value-type="float">
            <text:p>0.934207</text:p>
          </table:table-cell>
          <table:table-cell office:value-type="float" office:value="0.9367" calcext:value-type="float">
            <text:p>0.936700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777577" calcext:value-type="float">
            <text:p>0.777577</text:p>
          </table:table-cell>
          <table:table-cell office:value-type="float" office:value="0.938793" calcext:value-type="float">
            <text:p>0.93879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23053" calcext:value-type="float">
            <text:p>0.923053</text:p>
          </table:table-cell>
          <table:table-cell office:value-type="float" office:value="0.936089" calcext:value-type="float">
            <text:p>0.936089</text:p>
          </table:table-cell>
          <table:table-cell office:value-type="float" office:value="0.935752" calcext:value-type="float">
            <text:p>0.935752</text:p>
          </table:table-cell>
          <table:table-cell office:value-type="float" office:value="0.932347" calcext:value-type="float">
            <text:p>0.932347</text:p>
          </table:table-cell>
          <table:table-cell office:value-type="float" office:value="0.9308" calcext:value-type="float">
            <text:p>0.930800</text:p>
          </table:table-cell>
          <table:table-cell office:value-type="float" office:value="0.940523" calcext:value-type="float">
            <text:p>0.940523</text:p>
          </table:table-cell>
          <table:table-cell office:value-type="float" office:value="0.934695" calcext:value-type="float">
            <text:p>0.934695</text:p>
          </table:table-cell>
          <table:table-cell office:value-type="float" office:value="0.940605" calcext:value-type="float">
            <text:p>0.940605</text:p>
          </table:table-cell>
          <table:table-cell office:value-type="float" office:value="0.936393" calcext:value-type="float">
            <text:p>0.936393</text:p>
          </table:table-cell>
          <table:table-cell office:value-type="float" office:value="0.93826" calcext:value-type="float">
            <text:p>0.938260</text:p>
          </table:table-cell>
          <table:table-cell office:value-type="float" office:value="0.937343" calcext:value-type="float">
            <text:p>0.937343</text:p>
          </table:table-cell>
          <table:table-cell office:value-type="float" office:value="0.916686" calcext:value-type="float">
            <text:p>0.916686</text:p>
          </table:table-cell>
          <table:table-cell office:value-type="float" office:value="0.949555" calcext:value-type="float">
            <text:p>0.949555</text:p>
          </table:table-cell>
          <table:table-cell office:value-type="float" office:value="0.946828" calcext:value-type="float">
            <text:p>0.946828</text:p>
          </table:table-cell>
          <table:table-cell office:value-type="float" office:value="0.935781" calcext:value-type="float">
            <text:p>0.935781</text:p>
          </table:table-cell>
          <table:table-cell office:value-type="float" office:value="0.940358" calcext:value-type="float">
            <text:p>0.940358</text:p>
          </table:table-cell>
          <table:table-cell office:value-type="float" office:value="0.936127" calcext:value-type="float">
            <text:p>0.936127</text:p>
          </table:table-cell>
          <table:table-cell office:value-type="float" office:value="0.948011" calcext:value-type="float">
            <text:p>0.948011</text:p>
          </table:table-cell>
          <table:table-cell office:value-type="float" office:value="0.930036" calcext:value-type="float">
            <text:p>0.930036</text:p>
          </table:table-cell>
          <table:table-cell office:value-type="float" office:value="0.939934" calcext:value-type="float">
            <text:p>0.939934</text:p>
          </table:table-cell>
          <table:table-cell office:value-type="float" office:value="0.939103" calcext:value-type="float">
            <text:p>0.939103</text:p>
          </table:table-cell>
          <table:table-cell office:value-type="float" office:value="0.937524" calcext:value-type="float">
            <text:p>0.937524</text:p>
          </table:table-cell>
          <table:table-cell office:value-type="float" office:value="0.937892" calcext:value-type="float">
            <text:p>0.937892</text:p>
          </table:table-cell>
          <table:table-cell office:value-type="float" office:value="0.938705" calcext:value-type="float">
            <text:p>0.938705</text:p>
          </table:table-cell>
          <table:table-cell office:value-type="float" office:value="0.938017" calcext:value-type="float">
            <text:p>0.938017</text:p>
          </table:table-cell>
          <table:table-cell office:value-type="float" office:value="0.938806" calcext:value-type="float">
            <text:p>0.938806</text:p>
          </table:table-cell>
          <table:table-cell office:value-type="float" office:value="0.938027" calcext:value-type="float">
            <text:p>0.938027</text:p>
          </table:table-cell>
          <table:table-cell office:value-type="float" office:value="0.939796" calcext:value-type="float">
            <text:p>0.939796</text:p>
          </table:table-cell>
          <table:table-cell office:value-type="float" office:value="0.936931" calcext:value-type="float">
            <text:p>0.936931</text:p>
          </table:table-cell>
          <table:table-cell office:value-type="float" office:value="0.937686" calcext:value-type="float">
            <text:p>0.937686</text:p>
          </table:table-cell>
          <table:table-cell office:value-type="float" office:value="0.937586" calcext:value-type="float">
            <text:p>0.937586</text:p>
          </table:table-cell>
          <table:table-cell office:value-type="float" office:value="0.934043" calcext:value-type="float">
            <text:p>0.934043</text:p>
          </table:table-cell>
          <table:table-cell office:value-type="float" office:value="0.937302" calcext:value-type="float">
            <text:p>0.937302</text:p>
          </table:table-cell>
          <table:table-cell office:value-type="float" office:value="0.94015" calcext:value-type="float">
            <text:p>0.940150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35754" calcext:value-type="float">
            <text:p>0.935754</text:p>
          </table:table-cell>
          <table:table-cell office:value-type="float" office:value="0.936831" calcext:value-type="float">
            <text:p>0.936831</text:p>
          </table:table-cell>
          <table:table-cell office:value-type="float" office:value="0.934143" calcext:value-type="float">
            <text:p>0.934143</text:p>
          </table:table-cell>
          <table:table-cell office:value-type="float" office:value="0.938578" calcext:value-type="float">
            <text:p>0.938578</text:p>
          </table:table-cell>
          <table:table-cell office:value-type="float" office:value="0.937761" calcext:value-type="float">
            <text:p>0.937761</text:p>
          </table:table-cell>
          <table:table-cell office:value-type="float" office:value="0.935843" calcext:value-type="float">
            <text:p>0.935843</text:p>
          </table:table-cell>
          <table:table-cell office:value-type="float" office:value="0.935084" calcext:value-type="float">
            <text:p>0.935084</text:p>
          </table:table-cell>
          <table:table-cell office:value-type="float" office:value="0.9354" calcext:value-type="float">
            <text:p>0.935400</text:p>
          </table:table-cell>
          <table:table-cell office:value-type="float" office:value="0.937227" calcext:value-type="float">
            <text:p>0.937227</text:p>
          </table:table-cell>
          <table:table-cell office:value-type="float" office:value="0.938887" calcext:value-type="float">
            <text:p>0.938887</text:p>
          </table:table-cell>
          <table:table-cell office:value-type="float" office:value="0.778459" calcext:value-type="float">
            <text:p>0.778459</text:p>
          </table:table-cell>
          <table:table-cell table:style-name="ce2" office:value-type="float" office:value="0" calcext:value-type="float">
            <text:p>0.000000</text:p>
          </table:table-cell>
          <table:table-cell office:value-type="float" office:value="0.941042" calcext:value-type="float">
            <text:p>0.94104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37831" calcext:value-type="float">
            <text:p>0.937831</text:p>
          </table:table-cell>
          <table:table-cell office:value-type="float" office:value="0.931068" calcext:value-type="float">
            <text:p>0.931068</text:p>
          </table:table-cell>
          <table:table-cell office:value-type="float" office:value="0.928741" calcext:value-type="float">
            <text:p>0.928741</text:p>
          </table:table-cell>
          <table:table-cell office:value-type="float" office:value="0.928176" calcext:value-type="float">
            <text:p>0.928176</text:p>
          </table:table-cell>
          <table:table-cell office:value-type="float" office:value="0.927724" calcext:value-type="float">
            <text:p>0.927724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931009" calcext:value-type="float">
            <text:p>0.931009</text:p>
          </table:table-cell>
          <table:table-cell office:value-type="float" office:value="0.856691" calcext:value-type="float">
            <text:p>0.856691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0878" calcext:value-type="float">
            <text:p>0.908780</text:p>
          </table:table-cell>
          <table:table-cell office:value-type="float" office:value="0.936221" calcext:value-type="float">
            <text:p>0.936221</text:p>
          </table:table-cell>
          <table:table-cell office:value-type="float" office:value="0.91168" calcext:value-type="float">
            <text:p>0.911680</text:p>
          </table:table-cell>
          <table:table-cell office:value-type="float" office:value="0.953173" calcext:value-type="float">
            <text:p>0.953173</text:p>
          </table:table-cell>
          <table:table-cell office:value-type="float" office:value="0.949471" calcext:value-type="float">
            <text:p>0.949471</text:p>
          </table:table-cell>
          <table:table-cell office:value-type="float" office:value="0.911334" calcext:value-type="float">
            <text:p>0.911334</text:p>
          </table:table-cell>
          <table:table-cell office:value-type="float" office:value="0.938229" calcext:value-type="float">
            <text:p>0.938229</text:p>
          </table:table-cell>
          <table:table-cell office:value-type="float" office:value="0.930259" calcext:value-type="float">
            <text:p>0.930259</text:p>
          </table:table-cell>
          <table:table-cell office:value-type="float" office:value="0.944496" calcext:value-type="float">
            <text:p>0.944496</text:p>
          </table:table-cell>
          <table:table-cell office:value-type="float" office:value="0.925441" calcext:value-type="float">
            <text:p>0.925441</text:p>
          </table:table-cell>
          <table:table-cell office:value-type="float" office:value="0.933899" calcext:value-type="float">
            <text:p>0.933899</text:p>
          </table:table-cell>
          <table:table-cell office:value-type="float" office:value="0.930205" calcext:value-type="float">
            <text:p>0.930205</text:p>
          </table:table-cell>
          <table:table-cell office:value-type="float" office:value="0.93406" calcext:value-type="float">
            <text:p>0.934060</text:p>
          </table:table-cell>
          <table:table-cell office:value-type="float" office:value="0.93578" calcext:value-type="float">
            <text:p>0.935780</text:p>
          </table:table-cell>
          <table:table-cell office:value-type="float" office:value="0.934078" calcext:value-type="float">
            <text:p>0.934078</text:p>
          </table:table-cell>
          <table:table-cell office:value-type="float" office:value="0.931043" calcext:value-type="float">
            <text:p>0.931043</text:p>
          </table:table-cell>
          <table:table-cell office:value-type="float" office:value="0.933263" calcext:value-type="float">
            <text:p>0.933263</text:p>
          </table:table-cell>
          <table:table-cell office:value-type="float" office:value="0.930059" calcext:value-type="float">
            <text:p>0.930059</text:p>
          </table:table-cell>
          <table:table-cell office:value-type="float" office:value="0.934918" calcext:value-type="float">
            <text:p>0.934918</text:p>
          </table:table-cell>
          <table:table-cell office:value-type="float" office:value="0.932333" calcext:value-type="float">
            <text:p>0.932333</text:p>
          </table:table-cell>
          <table:table-cell office:value-type="float" office:value="0.935763" calcext:value-type="float">
            <text:p>0.935763</text:p>
          </table:table-cell>
          <table:table-cell office:value-type="float" office:value="0.931025" calcext:value-type="float">
            <text:p>0.931025</text:p>
          </table:table-cell>
          <table:table-cell office:value-type="float" office:value="0.926965" calcext:value-type="float">
            <text:p>0.926965</text:p>
          </table:table-cell>
          <table:table-cell office:value-type="float" office:value="0.932334" calcext:value-type="float">
            <text:p>0.932334</text:p>
          </table:table-cell>
          <table:table-cell office:value-type="float" office:value="0.935567" calcext:value-type="float">
            <text:p>0.935567</text:p>
          </table:table-cell>
          <table:table-cell office:value-type="float" office:value="0.932396" calcext:value-type="float">
            <text:p>0.932396</text:p>
          </table:table-cell>
          <table:table-cell office:value-type="float" office:value="0.93207" calcext:value-type="float">
            <text:p>0.932070</text:p>
          </table:table-cell>
          <table:table-cell office:value-type="float" office:value="0.933095" calcext:value-type="float">
            <text:p>0.933095</text:p>
          </table:table-cell>
          <table:table-cell office:value-type="float" office:value="0.9303" calcext:value-type="float">
            <text:p>0.930300</text:p>
          </table:table-cell>
          <table:table-cell office:value-type="float" office:value="0.933064" calcext:value-type="float">
            <text:p>0.933064</text:p>
          </table:table-cell>
          <table:table-cell office:value-type="float" office:value="0.929696" calcext:value-type="float">
            <text:p>0.929696</text:p>
          </table:table-cell>
          <table:table-cell office:value-type="float" office:value="0.92814" calcext:value-type="float">
            <text:p>0.928140</text:p>
          </table:table-cell>
          <table:table-cell office:value-type="float" office:value="0.927474" calcext:value-type="float">
            <text:p>0.927474</text:p>
          </table:table-cell>
          <table:table-cell office:value-type="float" office:value="0.930849" calcext:value-type="float">
            <text:p>0.930849</text:p>
          </table:table-cell>
          <table:table-cell office:value-type="float" office:value="0.934941" calcext:value-type="float">
            <text:p>0.934941</text:p>
          </table:table-cell>
          <table:table-cell office:value-type="float" office:value="0.807443" calcext:value-type="float">
            <text:p>0.807443</text:p>
          </table:table-cell>
          <table:table-cell office:value-type="float" office:value="0.9415" calcext:value-type="float">
            <text:p>0.941500</text:p>
          </table:table-cell>
          <table:table-cell office:value-type="float" office:value="0.943096" calcext:value-type="float">
            <text:p>0.943096</text:p>
          </table:table-cell>
          <table:table-cell table:style-name="ce2" office:value-type="float" office:value="0" calcext:value-type="float">
            <text:p>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8:03:08.129644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20T18:30:11.027047356</dc:date>
    <meta:editing-duration>PT1H43M38S</meta:editing-duration>
    <meta:editing-cycles>18</meta:editing-cycles>
    <meta:generator>LibreOffice/4.2.8.2$Linux_X86_64 LibreOffice_project/420m0$Build-2</meta:generator>
    <meta:document-statistic meta:table-count="2" meta:cell-count="4803" meta:object-count="0"/>
  </office:meta>
</office:document-meta>
</file>